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6.16451402862" calcext:value-type="float">
            <text:p>6.164514028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264772" calcext:value-type="float">
            <text:p>11.7028264772</text:p>
          </table:table-cell>
          <table:table-cell office:value-type="float" office:value="-2.84142659662E-017" calcext:value-type="float">
            <text:p>-2.84142659662E-17</text:p>
          </table:table-cell>
          <table:table-cell office:value-type="float" office:value="11.7028264772" calcext:value-type="float">
            <text:p>11.7028264772</text:p>
          </table:table-cell>
          <table:table-cell office:value-type="float" office:value="6.31580194462" calcext:value-type="float">
            <text:p>6.315801944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7560233" calcext:value-type="float">
            <text:p>11.7027560233</text:p>
          </table:table-cell>
          <table:table-cell office:value-type="float" office:value="-4.09390387388E-017" calcext:value-type="float">
            <text:p>-4.09390387388E-17</text:p>
          </table:table-cell>
          <table:table-cell office:value-type="float" office:value="11.7027560233" calcext:value-type="float">
            <text:p>11.7027560233</text:p>
          </table:table-cell>
          <table:table-cell office:value-type="float" office:value="6.47080272969" calcext:value-type="float">
            <text:p>6.470802729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6650021" calcext:value-type="float">
            <text:p>11.7026650021</text:p>
          </table:table-cell>
          <table:table-cell office:value-type="float" office:value="-3.95041894993E-017" calcext:value-type="float">
            <text:p>-3.95041894993E-17</text:p>
          </table:table-cell>
          <table:table-cell office:value-type="float" office:value="11.7026650021" calcext:value-type="float">
            <text:p>11.7026650021</text:p>
          </table:table-cell>
          <table:table-cell office:value-type="float" office:value="6.62960750412" calcext:value-type="float">
            <text:p>6.629607504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5694058" calcext:value-type="float">
            <text:p>11.7025694058</text:p>
          </table:table-cell>
          <table:table-cell office:value-type="float" office:value="-2.96675891549E-017" calcext:value-type="float">
            <text:p>-2.96675891549E-17</text:p>
          </table:table-cell>
          <table:table-cell office:value-type="float" office:value="11.7025694058" calcext:value-type="float">
            <text:p>11.7025694058</text:p>
          </table:table-cell>
          <table:table-cell office:value-type="float" office:value="6.79230962443" calcext:value-type="float">
            <text:p>6.792309624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4810245" calcext:value-type="float">
            <text:p>11.7024810245</text:p>
          </table:table-cell>
          <table:table-cell office:value-type="float" office:value="-2.81166755081E-017" calcext:value-type="float">
            <text:p>-2.81166755081E-17</text:p>
          </table:table-cell>
          <table:table-cell office:value-type="float" office:value="11.7024810245" calcext:value-type="float">
            <text:p>11.7024810245</text:p>
          </table:table-cell>
          <table:table-cell office:value-type="float" office:value="6.95900473829" calcext:value-type="float">
            <text:p>6.959004738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4080098" calcext:value-type="float">
            <text:p>11.7024080098</text:p>
          </table:table-cell>
          <table:table-cell office:value-type="float" office:value="-1.48763292205E-017" calcext:value-type="float">
            <text:p>-1.48763292205E-17</text:p>
          </table:table-cell>
          <table:table-cell office:value-type="float" office:value="11.7024080098" calcext:value-type="float">
            <text:p>11.7024080098</text:p>
          </table:table-cell>
          <table:table-cell office:value-type="float" office:value="7.12979084071" calcext:value-type="float">
            <text:p>7.129790840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3554101" calcext:value-type="float">
            <text:p>11.7023554101</text:p>
          </table:table-cell>
          <table:table-cell office:value-type="float" office:value="-7.70930758028E-018" calcext:value-type="float">
            <text:p>-7.70930758028E-18</text:p>
          </table:table-cell>
          <table:table-cell office:value-type="float" office:value="11.7023554101" calcext:value-type="float">
            <text:p>11.7023554101</text:p>
          </table:table-cell>
          <table:table-cell office:value-type="float" office:value="7.30476833168" calcext:value-type="float">
            <text:p>7.304768331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3256712" calcext:value-type="float">
            <text:p>11.7023256712</text:p>
          </table:table-cell>
          <table:table-cell office:value-type="float" office:value="1.91056851211E-017" calcext:value-type="float">
            <text:p>1.91056851211E-17</text:p>
          </table:table-cell>
          <table:table-cell office:value-type="float" office:value="11.7023256712" calcext:value-type="float">
            <text:p>11.7023256712</text:p>
          </table:table-cell>
          <table:table-cell office:value-type="float" office:value="7.48404007517" calcext:value-type="float">
            <text:p>7.484040075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3191134" calcext:value-type="float">
            <text:p>11.7023191134</text:p>
          </table:table-cell>
          <table:table-cell office:value-type="float" office:value="1.62602561464E-017" calcext:value-type="float">
            <text:p>1.62602561464E-17</text:p>
          </table:table-cell>
          <table:table-cell office:value-type="float" office:value="11.7023191134" calcext:value-type="float">
            <text:p>11.7023191134</text:p>
          </table:table-cell>
          <table:table-cell office:value-type="float" office:value="7.66771145964" calcext:value-type="float">
            <text:p>7.667711459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3343396" calcext:value-type="float">
            <text:p>11.7023343396</text:p>
          </table:table-cell>
          <table:table-cell office:value-type="float" office:value="3.06253142989E-017" calcext:value-type="float">
            <text:p>3.06253142989E-17</text:p>
          </table:table-cell>
          <table:table-cell office:value-type="float" office:value="11.7023343396" calcext:value-type="float">
            <text:p>11.7023343396</text:p>
          </table:table-cell>
          <table:table-cell office:value-type="float" office:value="7.85589045993" calcext:value-type="float">
            <text:p>7.8558904599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3686387" calcext:value-type="float">
            <text:p>11.7023686387</text:p>
          </table:table-cell>
          <table:table-cell office:value-type="float" office:value="2.84004557919E-017" calcext:value-type="float">
            <text:p>2.84004557919E-17</text:p>
          </table:table-cell>
          <table:table-cell office:value-type="float" office:value="11.7023686387" calcext:value-type="float">
            <text:p>11.7023686387</text:p>
          </table:table-cell>
          <table:table-cell office:value-type="float" office:value="8.04868770079" calcext:value-type="float">
            <text:p>8.048687700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4183581" calcext:value-type="float">
            <text:p>11.7024183581</text:p>
          </table:table-cell>
          <table:table-cell office:value-type="float" office:value="2.8155462386E-017" calcext:value-type="float">
            <text:p>2.8155462386E-17</text:p>
          </table:table-cell>
          <table:table-cell office:value-type="float" office:value="11.7024183581" calcext:value-type="float">
            <text:p>11.7024183581</text:p>
          </table:table-cell>
          <table:table-cell office:value-type="float" office:value="8.24621652189" calcext:value-type="float">
            <text:p>8.246216521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4792065" calcext:value-type="float">
            <text:p>11.7024792065</text:p>
          </table:table-cell>
          <table:table-cell office:value-type="float" office:value="4.50473801269E-017" calcext:value-type="float">
            <text:p>4.50473801269E-17</text:p>
          </table:table-cell>
          <table:table-cell office:value-type="float" office:value="11.7024792065" calcext:value-type="float">
            <text:p>11.7024792065</text:p>
          </table:table-cell>
          <table:table-cell office:value-type="float" office:value="8.44859304446" calcext:value-type="float">
            <text:p>8.448593044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5466007" calcext:value-type="float">
            <text:p>11.7025466007</text:p>
          </table:table-cell>
          <table:table-cell office:value-type="float" office:value="5.31557802759E-017" calcext:value-type="float">
            <text:p>5.31557802759E-17</text:p>
          </table:table-cell>
          <table:table-cell office:value-type="float" office:value="11.7025466007" calcext:value-type="float">
            <text:p>11.7025466007</text:p>
          </table:table-cell>
          <table:table-cell office:value-type="float" office:value="8.65593623954" calcext:value-type="float">
            <text:p>8.65593623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6158832" calcext:value-type="float">
            <text:p>11.7026158832</text:p>
          </table:table-cell>
          <table:table-cell office:value-type="float" office:value="5.84018746672E-017" calcext:value-type="float">
            <text:p>5.84018746672E-17</text:p>
          </table:table-cell>
          <table:table-cell office:value-type="float" office:value="11.7026158832" calcext:value-type="float">
            <text:p>11.7026158832</text:p>
          </table:table-cell>
          <table:table-cell office:value-type="float" office:value="8.86836799792" calcext:value-type="float">
            <text:p>8.868367997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6825783" calcext:value-type="float">
            <text:p>11.7026825783</text:p>
          </table:table-cell>
          <table:table-cell office:value-type="float" office:value="4.92364197984E-017" calcext:value-type="float">
            <text:p>4.92364197984E-17</text:p>
          </table:table-cell>
          <table:table-cell office:value-type="float" office:value="11.7026825783" calcext:value-type="float">
            <text:p>11.7026825783</text:p>
          </table:table-cell>
          <table:table-cell office:value-type="float" office:value="9.08601320181" calcext:value-type="float">
            <text:p>9.086013201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7426007" calcext:value-type="float">
            <text:p>11.7027426007</text:p>
          </table:table-cell>
          <table:table-cell office:value-type="float" office:value="5.94175560819E-017" calcext:value-type="float">
            <text:p>5.94175560819E-17</text:p>
          </table:table-cell>
          <table:table-cell office:value-type="float" office:value="11.7027426007" calcext:value-type="float">
            <text:p>11.7027426007</text:p>
          </table:table-cell>
          <table:table-cell office:value-type="float" office:value="9.30899979826" calcext:value-type="float">
            <text:p>9.308999798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7923978" calcext:value-type="float">
            <text:p>11.7027923978</text:p>
          </table:table-cell>
          <table:table-cell office:value-type="float" office:value="6.37411889598E-017" calcext:value-type="float">
            <text:p>6.37411889598E-17</text:p>
          </table:table-cell>
          <table:table-cell office:value-type="float" office:value="11.7027923978" calcext:value-type="float">
            <text:p>11.7027923978</text:p>
          </table:table-cell>
          <table:table-cell office:value-type="float" office:value="9.53745887434" calcext:value-type="float">
            <text:p>9.537458874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291213" calcext:value-type="float">
            <text:p>11.7028291213</text:p>
          </table:table-cell>
          <table:table-cell office:value-type="float" office:value="6.21320787132E-017" calcext:value-type="float">
            <text:p>6.21320787132E-17</text:p>
          </table:table-cell>
          <table:table-cell office:value-type="float" office:value="11.7028291213" calcext:value-type="float">
            <text:p>11.7028291213</text:p>
          </table:table-cell>
          <table:table-cell office:value-type="float" office:value="9.77152473424" calcext:value-type="float">
            <text:p>9.77152473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07076" calcext:value-type="float">
            <text:p>11.7028507076</text:p>
          </table:table-cell>
          <table:table-cell office:value-type="float" office:value="7.18359879031E-017" calcext:value-type="float">
            <text:p>7.18359879031E-17</text:p>
          </table:table-cell>
          <table:table-cell office:value-type="float" office:value="11.7028507076" calcext:value-type="float">
            <text:p>11.7028507076</text:p>
          </table:table-cell>
          <table:table-cell office:value-type="float" office:value="10.0113349782" calcext:value-type="float">
            <text:p>10.011334978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9562" calcext:value-type="float">
            <text:p>11.7028559562</text:p>
          </table:table-cell>
          <table:table-cell office:value-type="float" office:value="6.17812652373E-017" calcext:value-type="float">
            <text:p>6.17812652373E-17</text:p>
          </table:table-cell>
          <table:table-cell office:value-type="float" office:value="11.7028559562" calcext:value-type="float">
            <text:p>11.7028559562</text:p>
          </table:table-cell>
          <table:table-cell office:value-type="float" office:value="10.2570305834" calcext:value-type="float">
            <text:p>10.257030583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445871" calcext:value-type="float">
            <text:p>11.7028445871</text:p>
          </table:table-cell>
          <table:table-cell office:value-type="float" office:value="7.30727723382E-017" calcext:value-type="float">
            <text:p>7.30727723382E-17</text:p>
          </table:table-cell>
          <table:table-cell office:value-type="float" office:value="11.7028445871" calcext:value-type="float">
            <text:p>11.7028445871</text:p>
          </table:table-cell>
          <table:table-cell office:value-type="float" office:value="10.5087559869" calcext:value-type="float">
            <text:p>10.508755986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279281" calcext:value-type="float">
            <text:p>11.7028279281</text:p>
          </table:table-cell>
          <table:table-cell office:value-type="float" office:value="6.15102512701E-017" calcext:value-type="float">
            <text:p>6.15102512701E-17</text:p>
          </table:table-cell>
          <table:table-cell office:value-type="float" office:value="11.7028279281" calcext:value-type="float">
            <text:p>11.7028279281</text:p>
          </table:table-cell>
          <table:table-cell office:value-type="float" office:value="10.7666591705" calcext:value-type="float">
            <text:p>10.766659170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9791434" calcext:value-type="float">
            <text:p>11.7029791434</text:p>
          </table:table-cell>
          <table:table-cell office:value-type="float" office:value="6.33955613352E-017" calcext:value-type="float">
            <text:p>6.33955613352E-17</text:p>
          </table:table-cell>
          <table:table-cell office:value-type="float" office:value="11.7029791434" calcext:value-type="float">
            <text:p>11.7029791434</text:p>
          </table:table-cell>
          <table:table-cell office:value-type="float" office:value="11.0308917475" calcext:value-type="float">
            <text:p>11.03089174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32788146" calcext:value-type="float">
            <text:p>11.7032788146</text:p>
          </table:table-cell>
          <table:table-cell office:value-type="float" office:value="6.06820765437E-017" calcext:value-type="float">
            <text:p>6.06820765437E-17</text:p>
          </table:table-cell>
          <table:table-cell office:value-type="float" office:value="11.7032788146" calcext:value-type="float">
            <text:p>11.7032788146</text:p>
          </table:table-cell>
          <table:table-cell office:value-type="float" office:value="11.3016090525" calcext:value-type="float">
            <text:p>11.30160905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.8029408622" calcext:value-type="float">
            <text:p>13.8029408622</text:p>
          </table:table-cell>
          <table:table-cell office:value-type="float" office:value="1.1848351491E-016" calcext:value-type="float">
            <text:p>1.1848351491E-16</text:p>
          </table:table-cell>
          <table:table-cell office:value-type="float" office:value="13.8029408622" calcext:value-type="float">
            <text:p>13.8029408622</text:p>
          </table:table-cell>
          <table:table-cell office:value-type="float" office:value="11.5789702318" calcext:value-type="float">
            <text:p>11.578970231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.8044677236" calcext:value-type="float">
            <text:p>13.8044677236</text:p>
          </table:table-cell>
          <table:table-cell office:value-type="float" office:value="6.12363707805E-015" calcext:value-type="float">
            <text:p>6.12363707805E-15</text:p>
          </table:table-cell>
          <table:table-cell office:value-type="float" office:value="13.8044677236" calcext:value-type="float">
            <text:p>13.8044677236</text:p>
          </table:table-cell>
          <table:table-cell office:value-type="float" office:value="11.8631383378" calcext:value-type="float">
            <text:p>11.863138337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.8057807006" calcext:value-type="float">
            <text:p>13.8057807006</text:p>
          </table:table-cell>
          <table:table-cell office:value-type="float" office:value="9.59013926836E-017" calcext:value-type="float">
            <text:p>9.59013926836E-17</text:p>
          </table:table-cell>
          <table:table-cell office:value-type="float" office:value="13.8057807006" calcext:value-type="float">
            <text:p>13.8057807006</text:p>
          </table:table-cell>
          <table:table-cell office:value-type="float" office:value="12.1542804242" calcext:value-type="float">
            <text:p>12.154280424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3.8063967075" calcext:value-type="float">
            <text:p>13.8063967075</text:p>
          </table:table-cell>
          <table:table-cell office:value-type="float" office:value="7.55106276623E-017" calcext:value-type="float">
            <text:p>7.55106276623E-17</text:p>
          </table:table-cell>
          <table:table-cell office:value-type="float" office:value="13.8063967075" calcext:value-type="float">
            <text:p>13.8063967075</text:p>
          </table:table-cell>
          <table:table-cell office:value-type="float" office:value="12.4525676448" calcext:value-type="float">
            <text:p>12.45256764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.8059774318" calcext:value-type="float">
            <text:p>13.8059774318</text:p>
          </table:table-cell>
          <table:table-cell office:value-type="float" office:value="2.48625334944E-017" calcext:value-type="float">
            <text:p>2.48625334944E-17</text:p>
          </table:table-cell>
          <table:table-cell office:value-type="float" office:value="13.8059774318" calcext:value-type="float">
            <text:p>13.8059774318</text:p>
          </table:table-cell>
          <table:table-cell office:value-type="float" office:value="12.7581753535" calcext:value-type="float">
            <text:p>12.758175353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3.8044063159" calcext:value-type="float">
            <text:p>13.8044063159</text:p>
          </table:table-cell>
          <table:table-cell office:value-type="float" office:value="-1.01192900439E-017" calcext:value-type="float">
            <text:p>-1.01192900439E-17</text:p>
          </table:table-cell>
          <table:table-cell office:value-type="float" office:value="13.8044063159" calcext:value-type="float">
            <text:p>13.8044063159</text:p>
          </table:table-cell>
          <table:table-cell office:value-type="float" office:value="13.071283208" calcext:value-type="float">
            <text:p>13.07128320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.801903422" calcext:value-type="float">
            <text:p>13.801903422</text:p>
          </table:table-cell>
          <table:table-cell office:value-type="float" office:value="8.22219961697E-018" calcext:value-type="float">
            <text:p>8.22219961697E-18</text:p>
          </table:table-cell>
          <table:table-cell office:value-type="float" office:value="13.801903422" calcext:value-type="float">
            <text:p>13.801903422</text:p>
          </table:table-cell>
          <table:table-cell office:value-type="float" office:value="13.3920752747" calcext:value-type="float">
            <text:p>13.392075274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.7991712994" calcext:value-type="float">
            <text:p>13.7991712994</text:p>
          </table:table-cell>
          <table:table-cell office:value-type="float" office:value="2.94056558966E-017" calcext:value-type="float">
            <text:p>2.94056558966E-17</text:p>
          </table:table-cell>
          <table:table-cell office:value-type="float" office:value="13.7991712994" calcext:value-type="float">
            <text:p>13.7991712994</text:p>
          </table:table-cell>
          <table:table-cell office:value-type="float" office:value="13.7207401378" calcext:value-type="float">
            <text:p>13.720740137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.7975537687" calcext:value-type="float">
            <text:p>13.7975537687</text:p>
          </table:table-cell>
          <table:table-cell office:value-type="float" office:value="-1.15825322716E-017" calcext:value-type="float">
            <text:p>-1.15825322716E-17</text:p>
          </table:table-cell>
          <table:table-cell office:value-type="float" office:value="13.7975537687" calcext:value-type="float">
            <text:p>13.7975537687</text:p>
          </table:table-cell>
          <table:table-cell office:value-type="float" office:value="14.0574710093" calcext:value-type="float">
            <text:p>14.057471009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.7974437909" calcext:value-type="float">
            <text:p>13.7974437909</text:p>
          </table:table-cell>
          <table:table-cell office:value-type="float" office:value="-1.26248098813E-017" calcext:value-type="float">
            <text:p>-1.26248098813E-17</text:p>
          </table:table-cell>
          <table:table-cell office:value-type="float" office:value="13.7974437909" calcext:value-type="float">
            <text:p>13.7974437909</text:p>
          </table:table-cell>
          <table:table-cell office:value-type="float" office:value="14.4024658432" calcext:value-type="float">
            <text:p>14.402465843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.7973578569" calcext:value-type="float">
            <text:p>13.7973578569</text:p>
          </table:table-cell>
          <table:table-cell office:value-type="float" office:value="-1.24372483729E-017" calcext:value-type="float">
            <text:p>-1.24372483729E-17</text:p>
          </table:table-cell>
          <table:table-cell office:value-type="float" office:value="13.7973578569" calcext:value-type="float">
            <text:p>13.7973578569</text:p>
          </table:table-cell>
          <table:table-cell office:value-type="float" office:value="14.7559274514" calcext:value-type="float">
            <text:p>14.755927451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3.7972794969" calcext:value-type="float">
            <text:p>13.7972794969</text:p>
          </table:table-cell>
          <table:table-cell office:value-type="float" office:value="-3.21541679815E-017" calcext:value-type="float">
            <text:p>-3.21541679815E-17</text:p>
          </table:table-cell>
          <table:table-cell office:value-type="float" office:value="13.7972794969" calcext:value-type="float">
            <text:p>13.7972794969</text:p>
          </table:table-cell>
          <table:table-cell office:value-type="float" office:value="15.1180636235" calcext:value-type="float">
            <text:p>15.118063623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.7972078449" calcext:value-type="float">
            <text:p>13.7972078449</text:p>
          </table:table-cell>
          <table:table-cell office:value-type="float" office:value="-1.277884819E-017" calcext:value-type="float">
            <text:p>-1.277884819E-17</text:p>
          </table:table-cell>
          <table:table-cell office:value-type="float" office:value="13.7972078449" calcext:value-type="float">
            <text:p>13.7972078449</text:p>
          </table:table-cell>
          <table:table-cell office:value-type="float" office:value="15.4890872482" calcext:value-type="float">
            <text:p>15.489087248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3.7971421781" calcext:value-type="float">
            <text:p>13.7971421781</text:p>
          </table:table-cell>
          <table:table-cell office:value-type="float" office:value="8.25796493051E-018" calcext:value-type="float">
            <text:p>8.25796493051E-18</text:p>
          </table:table-cell>
          <table:table-cell office:value-type="float" office:value="13.7971421781" calcext:value-type="float">
            <text:p>13.7971421781</text:p>
          </table:table-cell>
          <table:table-cell office:value-type="float" office:value="15.8692164391" calcext:value-type="float">
            <text:p>15.869216439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.7970818125" calcext:value-type="float">
            <text:p>13.7970818125</text:p>
          </table:table-cell>
          <table:table-cell office:value-type="float" office:value="-2.44911800292E-017" calcext:value-type="float">
            <text:p>-2.44911800292E-17</text:p>
          </table:table-cell>
          <table:table-cell office:value-type="float" office:value="13.7970818125" calcext:value-type="float">
            <text:p>13.7970818125</text:p>
          </table:table-cell>
          <table:table-cell office:value-type="float" office:value="16.2586746628" calcext:value-type="float">
            <text:p>16.258674662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3.7970259271" calcext:value-type="float">
            <text:p>13.7970259271</text:p>
          </table:table-cell>
          <table:table-cell office:value-type="float" office:value="-4.91929330011E-017" calcext:value-type="float">
            <text:p>-4.91929330011E-17</text:p>
          </table:table-cell>
          <table:table-cell office:value-type="float" office:value="13.7970259271" calcext:value-type="float">
            <text:p>13.7970259271</text:p>
          </table:table-cell>
          <table:table-cell office:value-type="float" office:value="16.65769087" calcext:value-type="float">
            <text:p>16.6576908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.7969748529" calcext:value-type="float">
            <text:p>13.7969748529</text:p>
          </table:table-cell>
          <table:table-cell office:value-type="float" office:value="-1.27272178417E-017" calcext:value-type="float">
            <text:p>-1.27272178417E-17</text:p>
          </table:table-cell>
          <table:table-cell office:value-type="float" office:value="13.7969748529" calcext:value-type="float">
            <text:p>13.7969748529</text:p>
          </table:table-cell>
          <table:table-cell office:value-type="float" office:value="17.0664996301" calcext:value-type="float">
            <text:p>17.066499630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3.7969271305" calcext:value-type="float">
            <text:p>13.7969271305</text:p>
          </table:table-cell>
          <table:table-cell office:value-type="float" office:value="-2.75924100264E-017" calcext:value-type="float">
            <text:p>-2.75924100264E-17</text:p>
          </table:table-cell>
          <table:table-cell office:value-type="float" office:value="13.7969271305" calcext:value-type="float">
            <text:p>13.7969271305</text:p>
          </table:table-cell>
          <table:table-cell office:value-type="float" office:value="17.4853412696" calcext:value-type="float">
            <text:p>17.485341269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.796882798" calcext:value-type="float">
            <text:p>13.796882798</text:p>
          </table:table-cell>
          <table:table-cell office:value-type="float" office:value="-2.1814743612E-018" calcext:value-type="float">
            <text:p>-2.1814743612E-18</text:p>
          </table:table-cell>
          <table:table-cell office:value-type="float" office:value="13.796882798" calcext:value-type="float">
            <text:p>13.796882798</text:p>
          </table:table-cell>
          <table:table-cell office:value-type="float" office:value="17.9144620128" calcext:value-type="float">
            <text:p>17.914462012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3.7968412325" calcext:value-type="float">
            <text:p>13.7968412325</text:p>
          </table:table-cell>
          <table:table-cell office:value-type="float" office:value="-2.9343737273E-017" calcext:value-type="float">
            <text:p>-2.9343737273E-17</text:p>
          </table:table-cell>
          <table:table-cell office:value-type="float" office:value="13.7968412325" calcext:value-type="float">
            <text:p>13.7968412325</text:p>
          </table:table-cell>
          <table:table-cell office:value-type="float" office:value="18.3541141267" calcext:value-type="float">
            <text:p>18.354114126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.7968021019" calcext:value-type="float">
            <text:p>13.7968021019</text:p>
          </table:table-cell>
          <table:table-cell office:value-type="float" office:value="7.90660371753E-018" calcext:value-type="float">
            <text:p>7.90660371753E-18</text:p>
          </table:table-cell>
          <table:table-cell office:value-type="float" office:value="13.7968021019" calcext:value-type="float">
            <text:p>13.7968021019</text:p>
          </table:table-cell>
          <table:table-cell office:value-type="float" office:value="18.8045560696" calcext:value-type="float">
            <text:p>18.804556069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3.7971517884" calcext:value-type="float">
            <text:p>13.7971517884</text:p>
          </table:table-cell>
          <table:table-cell office:value-type="float" office:value="1.92459380656E-018" calcext:value-type="float">
            <text:p>1.92459380656E-18</text:p>
          </table:table-cell>
          <table:table-cell office:value-type="float" office:value="13.7971517884" calcext:value-type="float">
            <text:p>13.7971517884</text:p>
          </table:table-cell>
          <table:table-cell office:value-type="float" office:value="19.2660526427" calcext:value-type="float">
            <text:p>19.266052642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.7968181591" calcext:value-type="float">
            <text:p>13.7968181591</text:p>
          </table:table-cell>
          <table:table-cell office:value-type="float" office:value="-1.30380906741E-017" calcext:value-type="float">
            <text:p>-1.30380906741E-17</text:p>
          </table:table-cell>
          <table:table-cell office:value-type="float" office:value="13.7968181591" calcext:value-type="float">
            <text:p>13.7968181591</text:p>
          </table:table-cell>
          <table:table-cell office:value-type="float" office:value="19.7388751459" calcext:value-type="float">
            <text:p>19.738875145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3.7966427822" calcext:value-type="float">
            <text:p>13.7966427822</text:p>
          </table:table-cell>
          <table:table-cell office:value-type="float" office:value="9.10449971007E-018" calcext:value-type="float">
            <text:p>9.10449971007E-18</text:p>
          </table:table-cell>
          <table:table-cell office:value-type="float" office:value="13.7966427822" calcext:value-type="float">
            <text:p>13.7966427822</text:p>
          </table:table-cell>
          <table:table-cell office:value-type="float" office:value="20.2233015372" calcext:value-type="float">
            <text:p>20.223301537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1.6362941452" calcext:value-type="float">
            <text:p>21.6362941452</text:p>
          </table:table-cell>
          <table:table-cell office:value-type="float" office:value="2.15099051342E-016" calcext:value-type="float">
            <text:p>2.15099051342E-16</text:p>
          </table:table-cell>
          <table:table-cell office:value-type="float" office:value="21.6362941452" calcext:value-type="float">
            <text:p>21.6362941452</text:p>
          </table:table-cell>
          <table:table-cell office:value-type="float" office:value="20.7196165962" calcext:value-type="float">
            <text:p>20.719616596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1.6360687932" calcext:value-type="float">
            <text:p>21.6360687932</text:p>
          </table:table-cell>
          <table:table-cell office:value-type="float" office:value="1.50792838858E-016" calcext:value-type="float">
            <text:p>1.50792838858E-16</text:p>
          </table:table-cell>
          <table:table-cell office:value-type="float" office:value="21.6360687932" calcext:value-type="float">
            <text:p>21.6360687932</text:p>
          </table:table-cell>
          <table:table-cell office:value-type="float" office:value="21.2281120916" calcext:value-type="float">
            <text:p>21.228112091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1.6355469164" calcext:value-type="float">
            <text:p>21.6355469164</text:p>
          </table:table-cell>
          <table:table-cell office:value-type="float" office:value="2.12578620931E-016" calcext:value-type="float">
            <text:p>2.12578620931E-16</text:p>
          </table:table-cell>
          <table:table-cell office:value-type="float" office:value="21.6355469164" calcext:value-type="float">
            <text:p>21.6355469164</text:p>
          </table:table-cell>
          <table:table-cell office:value-type="float" office:value="21.7490869526" calcext:value-type="float">
            <text:p>21.7490869526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1.6351482543" calcext:value-type="float">
            <text:p>21.6351482543</text:p>
          </table:table-cell>
          <table:table-cell office:value-type="float" office:value="2.3151871876E-016" calcext:value-type="float">
            <text:p>2.3151871876E-16</text:p>
          </table:table-cell>
          <table:table-cell office:value-type="float" office:value="21.6351482543" calcext:value-type="float">
            <text:p>21.6351482543</text:p>
          </table:table-cell>
          <table:table-cell office:value-type="float" office:value="22.2828474444" calcext:value-type="float">
            <text:p>22.282847444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1.6348502749" calcext:value-type="float">
            <text:p>21.6348502749</text:p>
          </table:table-cell>
          <table:table-cell office:value-type="float" office:value="2.229161686E-016" calcext:value-type="float">
            <text:p>2.229161686E-16</text:p>
          </table:table-cell>
          <table:table-cell office:value-type="float" office:value="21.6348502749" calcext:value-type="float">
            <text:p>21.6348502749</text:p>
          </table:table-cell>
          <table:table-cell office:value-type="float" office:value="22.8297073488" calcext:value-type="float">
            <text:p>22.829707348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1.6346470942" calcext:value-type="float">
            <text:p>21.6346470942</text:p>
          </table:table-cell>
          <table:table-cell office:value-type="float" office:value="2.57502838698E-016" calcext:value-type="float">
            <text:p>2.57502838698E-16</text:p>
          </table:table-cell>
          <table:table-cell office:value-type="float" office:value="21.6346470942" calcext:value-type="float">
            <text:p>21.6346470942</text:p>
          </table:table-cell>
          <table:table-cell office:value-type="float" office:value="23.3899881481" calcext:value-type="float">
            <text:p>23.389988148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1.6345351935" calcext:value-type="float">
            <text:p>21.6345351935</text:p>
          </table:table-cell>
          <table:table-cell office:value-type="float" office:value="2.41167008399E-016" calcext:value-type="float">
            <text:p>2.41167008399E-16</text:p>
          </table:table-cell>
          <table:table-cell office:value-type="float" office:value="21.6345351935" calcext:value-type="float">
            <text:p>21.6345351935</text:p>
          </table:table-cell>
          <table:table-cell office:value-type="float" office:value="23.9640192146" calcext:value-type="float">
            <text:p>23.964019214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1.6345081658" calcext:value-type="float">
            <text:p>21.6345081658</text:p>
          </table:table-cell>
          <table:table-cell office:value-type="float" office:value="1.42269185619E-016" calcext:value-type="float">
            <text:p>1.42269185619E-16</text:p>
          </table:table-cell>
          <table:table-cell office:value-type="float" office:value="21.6345081658" calcext:value-type="float">
            <text:p>21.6345081658</text:p>
          </table:table-cell>
          <table:table-cell office:value-type="float" office:value="24.5521380037" calcext:value-type="float">
            <text:p>24.552138003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.6345575443" calcext:value-type="float">
            <text:p>21.6345575443</text:p>
          </table:table-cell>
          <table:table-cell office:value-type="float" office:value="2.29044898963E-016" calcext:value-type="float">
            <text:p>2.29044898963E-16</text:p>
          </table:table-cell>
          <table:table-cell office:value-type="float" office:value="21.6345575443" calcext:value-type="float">
            <text:p>21.6345575443</text:p>
          </table:table-cell>
          <table:table-cell office:value-type="float" office:value="25.1546902527" calcext:value-type="float">
            <text:p>25.154690252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1.634672516" calcext:value-type="float">
            <text:p>21.634672516</text:p>
          </table:table-cell>
          <table:table-cell office:value-type="float" office:value="2.45046128171E-016" calcext:value-type="float">
            <text:p>2.45046128171E-16</text:p>
          </table:table-cell>
          <table:table-cell office:value-type="float" office:value="21.634672516" calcext:value-type="float">
            <text:p>21.634672516</text:p>
          </table:table-cell>
          <table:table-cell office:value-type="float" office:value="25.7720301838" calcext:value-type="float">
            <text:p>25.772030183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.6508048508" calcext:value-type="float">
            <text:p>21.6508048508</text:p>
          </table:table-cell>
          <table:table-cell office:value-type="float" office:value="1.59177848532E-016" calcext:value-type="float">
            <text:p>1.59177848532E-16</text:p>
          </table:table-cell>
          <table:table-cell office:value-type="float" office:value="21.6508048508" calcext:value-type="float">
            <text:p>21.6508048508</text:p>
          </table:table-cell>
          <table:table-cell office:value-type="float" office:value="26.4045207125" calcext:value-type="float">
            <text:p>26.404520712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1.659491073" calcext:value-type="float">
            <text:p>21.659491073</text:p>
          </table:table-cell>
          <table:table-cell office:value-type="float" office:value="9.92747695087E-017" calcext:value-type="float">
            <text:p>9.92747695087E-17</text:p>
          </table:table-cell>
          <table:table-cell office:value-type="float" office:value="21.659491073" calcext:value-type="float">
            <text:p>21.659491073</text:p>
          </table:table-cell>
          <table:table-cell office:value-type="float" office:value="27.052533661" calcext:value-type="float">
            <text:p>27.05253366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.6580729286" calcext:value-type="float">
            <text:p>21.6580729286</text:p>
          </table:table-cell>
          <table:table-cell office:value-type="float" office:value="4.17361089499E-017" calcext:value-type="float">
            <text:p>4.17361089499E-17</text:p>
          </table:table-cell>
          <table:table-cell office:value-type="float" office:value="21.6580729286" calcext:value-type="float">
            <text:p>21.6580729286</text:p>
          </table:table-cell>
          <table:table-cell office:value-type="float" office:value="27.7164499764" calcext:value-type="float">
            <text:p>27.716449976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1.6446100971" calcext:value-type="float">
            <text:p>21.6446100971</text:p>
          </table:table-cell>
          <table:table-cell office:value-type="float" office:value="3.2316710441E-017" calcext:value-type="float">
            <text:p>3.2316710441E-17</text:p>
          </table:table-cell>
          <table:table-cell office:value-type="float" office:value="21.6446100971" calcext:value-type="float">
            <text:p>21.6446100971</text:p>
          </table:table-cell>
          <table:table-cell office:value-type="float" office:value="28.396659955" calcext:value-type="float">
            <text:p>28.39665995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1.631863988" calcext:value-type="float">
            <text:p>21.631863988</text:p>
          </table:table-cell>
          <table:table-cell office:value-type="float" office:value="1.66020992049E-017" calcext:value-type="float">
            <text:p>1.66020992049E-17</text:p>
          </table:table-cell>
          <table:table-cell office:value-type="float" office:value="21.631863988" calcext:value-type="float">
            <text:p>21.631863988</text:p>
          </table:table-cell>
          <table:table-cell office:value-type="float" office:value="29.0935634718" calcext:value-type="float">
            <text:p>29.093563471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1.6314901574" calcext:value-type="float">
            <text:p>21.6314901574</text:p>
          </table:table-cell>
          <table:table-cell office:value-type="float" office:value="-2.02370921078E-017" calcext:value-type="float">
            <text:p>-2.02370921078E-17</text:p>
          </table:table-cell>
          <table:table-cell office:value-type="float" office:value="21.6314901574" calcext:value-type="float">
            <text:p>21.6314901574</text:p>
          </table:table-cell>
          <table:table-cell office:value-type="float" office:value="29.8075702152" calcext:value-type="float">
            <text:p>29.807570215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1.6311973564" calcext:value-type="float">
            <text:p>21.6311973564</text:p>
          </table:table-cell>
          <table:table-cell office:value-type="float" office:value="1.41594923265E-017" calcext:value-type="float">
            <text:p>1.41594923265E-17</text:p>
          </table:table-cell>
          <table:table-cell office:value-type="float" office:value="21.6311973564" calcext:value-type="float">
            <text:p>21.6311973564</text:p>
          </table:table-cell>
          <table:table-cell office:value-type="float" office:value="30.5390999283" calcext:value-type="float">
            <text:p>30.539099928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1.6309243574" calcext:value-type="float">
            <text:p>21.6309243574</text:p>
          </table:table-cell>
          <table:table-cell office:value-type="float" office:value="-3.65345556763E-019" calcext:value-type="float">
            <text:p>-3.65345556763E-19</text:p>
          </table:table-cell>
          <table:table-cell office:value-type="float" office:value="21.6309243574" calcext:value-type="float">
            <text:p>21.6309243574</text:p>
          </table:table-cell>
          <table:table-cell office:value-type="float" office:value="31.2885826553" calcext:value-type="float">
            <text:p>31.288582655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1.6306678655" calcext:value-type="float">
            <text:p>21.6306678655</text:p>
          </table:table-cell>
          <table:table-cell office:value-type="float" office:value="5.28794002715E-017" calcext:value-type="float">
            <text:p>5.28794002715E-17</text:p>
          </table:table-cell>
          <table:table-cell office:value-type="float" office:value="21.6306678655" calcext:value-type="float">
            <text:p>21.6306678655</text:p>
          </table:table-cell>
          <table:table-cell office:value-type="float" office:value="32.0564589943" calcext:value-type="float">
            <text:p>32.056458994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1.630425757" calcext:value-type="float">
            <text:p>21.630425757</text:p>
          </table:table-cell>
          <table:table-cell office:value-type="float" office:value="7.42632196503E-017" calcext:value-type="float">
            <text:p>7.42632196503E-17</text:p>
          </table:table-cell>
          <table:table-cell office:value-type="float" office:value="21.630425757" calcext:value-type="float">
            <text:p>21.630425757</text:p>
          </table:table-cell>
          <table:table-cell office:value-type="float" office:value="32.8431803568" calcext:value-type="float">
            <text:p>32.843180356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1.6301961574" calcext:value-type="float">
            <text:p>21.6301961574</text:p>
          </table:table-cell>
          <table:table-cell office:value-type="float" office:value="6.67775572136E-017" calcext:value-type="float">
            <text:p>6.67775572136E-17</text:p>
          </table:table-cell>
          <table:table-cell office:value-type="float" office:value="21.6301961574" calcext:value-type="float">
            <text:p>21.6301961574</text:p>
          </table:table-cell>
          <table:table-cell office:value-type="float" office:value="33.6492092323" calcext:value-type="float">
            <text:p>33.649209232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1.6305807799" calcext:value-type="float">
            <text:p>21.6305807799</text:p>
          </table:table-cell>
          <table:table-cell office:value-type="float" office:value="3.70204652703E-017" calcext:value-type="float">
            <text:p>3.70204652703E-17</text:p>
          </table:table-cell>
          <table:table-cell office:value-type="float" office:value="21.6305807799" calcext:value-type="float">
            <text:p>21.6305807799</text:p>
          </table:table-cell>
          <table:table-cell office:value-type="float" office:value="34.475019461" calcext:value-type="float">
            <text:p>34.47501946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1.6300826015" calcext:value-type="float">
            <text:p>21.6300826015</text:p>
          </table:table-cell>
          <table:table-cell office:value-type="float" office:value="5.80560087843E-017" calcext:value-type="float">
            <text:p>5.80560087843E-17</text:p>
          </table:table-cell>
          <table:table-cell office:value-type="float" office:value="21.6300826015" calcext:value-type="float">
            <text:p>21.6300826015</text:p>
          </table:table-cell>
          <table:table-cell office:value-type="float" office:value="35.3210965116" calcext:value-type="float">
            <text:p>35.321096511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1.6285869869" calcext:value-type="float">
            <text:p>21.6285869869</text:p>
          </table:table-cell>
          <table:table-cell office:value-type="float" office:value="-1.03821515854E-017" calcext:value-type="float">
            <text:p>-1.03821515854E-17</text:p>
          </table:table-cell>
          <table:table-cell office:value-type="float" office:value="21.6285869869" calcext:value-type="float">
            <text:p>21.6285869869</text:p>
          </table:table-cell>
          <table:table-cell office:value-type="float" office:value="36.1879377674" calcext:value-type="float">
            <text:p>36.187937767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1.627873073" calcext:value-type="float">
            <text:p>21.627873073</text:p>
          </table:table-cell>
          <table:table-cell office:value-type="float" office:value="1.57290514915E-018" calcext:value-type="float">
            <text:p>1.57290514915E-18</text:p>
          </table:table-cell>
          <table:table-cell office:value-type="float" office:value="21.627873073" calcext:value-type="float">
            <text:p>21.627873073</text:p>
          </table:table-cell>
          <table:table-cell office:value-type="float" office:value="37.0760528181" calcext:value-type="float">
            <text:p>37.076052818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1.6272906702" calcext:value-type="float">
            <text:p>21.6272906702</text:p>
          </table:table-cell>
          <table:table-cell office:value-type="float" office:value="-6.01157398902E-018" calcext:value-type="float">
            <text:p>-6.01157398902E-18</text:p>
          </table:table-cell>
          <table:table-cell office:value-type="float" office:value="21.6272906702" calcext:value-type="float">
            <text:p>21.6272906702</text:p>
          </table:table-cell>
          <table:table-cell office:value-type="float" office:value="37.9859637597" calcext:value-type="float">
            <text:p>37.985963759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8.392147828" calcext:value-type="float">
            <text:p>38.392147828</text:p>
          </table:table-cell>
          <table:table-cell office:value-type="float" office:value="2.69072185902E-016" calcext:value-type="float">
            <text:p>2.69072185902E-16</text:p>
          </table:table-cell>
          <table:table-cell office:value-type="float" office:value="38.392147828" calcext:value-type="float">
            <text:p>38.392147828</text:p>
          </table:table-cell>
          <table:table-cell office:value-type="float" office:value="38.9182055013" calcext:value-type="float">
            <text:p>38.918205501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8.3916009657" calcext:value-type="float">
            <text:p>38.3916009657</text:p>
          </table:table-cell>
          <table:table-cell office:value-type="float" office:value="5.29621166648E-016" calcext:value-type="float">
            <text:p>5.29621166648E-16</text:p>
          </table:table-cell>
          <table:table-cell office:value-type="float" office:value="38.3916009657" calcext:value-type="float">
            <text:p>38.3916009657</text:p>
          </table:table-cell>
          <table:table-cell office:value-type="float" office:value="39.8733260797" calcext:value-type="float">
            <text:p>39.873326079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8.3911091773" calcext:value-type="float">
            <text:p>38.3911091773</text:p>
          </table:table-cell>
          <table:table-cell office:value-type="float" office:value="4.1169193815E-016" calcext:value-type="float">
            <text:p>4.1169193815E-16</text:p>
          </table:table-cell>
          <table:table-cell office:value-type="float" office:value="38.3911091773" calcext:value-type="float">
            <text:p>38.3911091773</text:p>
          </table:table-cell>
          <table:table-cell office:value-type="float" office:value="40.8518869814" calcext:value-type="float">
            <text:p>40.851886981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8.3906465251" calcext:value-type="float">
            <text:p>38.3906465251</text:p>
          </table:table-cell>
          <table:table-cell office:value-type="float" office:value="2.48982815516E-016" calcext:value-type="float">
            <text:p>2.48982815516E-16</text:p>
          </table:table-cell>
          <table:table-cell office:value-type="float" office:value="38.3906465251" calcext:value-type="float">
            <text:p>38.3906465251</text:p>
          </table:table-cell>
          <table:table-cell office:value-type="float" office:value="41.8544634728" calcext:value-type="float">
            <text:p>41.854463472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8.3902066051" calcext:value-type="float">
            <text:p>38.3902066051</text:p>
          </table:table-cell>
          <table:table-cell office:value-type="float" office:value="2.54893033824E-016" calcext:value-type="float">
            <text:p>2.54893033824E-16</text:p>
          </table:table-cell>
          <table:table-cell office:value-type="float" office:value="38.3902066051" calcext:value-type="float">
            <text:p>38.3902066051</text:p>
          </table:table-cell>
          <table:table-cell office:value-type="float" office:value="42.8816449383" calcext:value-type="float">
            <text:p>42.881644938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8.3897860109" calcext:value-type="float">
            <text:p>38.3897860109</text:p>
          </table:table-cell>
          <table:table-cell office:value-type="float" office:value="4.03031327566E-016" calcext:value-type="float">
            <text:p>4.03031327566E-16</text:p>
          </table:table-cell>
          <table:table-cell office:value-type="float" office:value="38.3897860109" calcext:value-type="float">
            <text:p>38.3897860109</text:p>
          </table:table-cell>
          <table:table-cell office:value-type="float" office:value="43.9340352268" calcext:value-type="float">
            <text:p>43.934035226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8.3893821635" calcext:value-type="float">
            <text:p>38.3893821635</text:p>
          </table:table-cell>
          <table:table-cell office:value-type="float" office:value="2.84383688303E-016" calcext:value-type="float">
            <text:p>2.84383688303E-16</text:p>
          </table:table-cell>
          <table:table-cell office:value-type="float" office:value="38.3893821635" calcext:value-type="float">
            <text:p>38.3893821635</text:p>
          </table:table-cell>
          <table:table-cell office:value-type="float" office:value="45.0122530068" calcext:value-type="float">
            <text:p>45.012253006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8.388993796" calcext:value-type="float">
            <text:p>38.388993796</text:p>
          </table:table-cell>
          <table:table-cell office:value-type="float" office:value="3.25760667073E-016" calcext:value-type="float">
            <text:p>3.25760667073E-16</text:p>
          </table:table-cell>
          <table:table-cell office:value-type="float" office:value="38.388993796" calcext:value-type="float">
            <text:p>38.388993796</text:p>
          </table:table-cell>
          <table:table-cell office:value-type="float" office:value="46.1169321299" calcext:value-type="float">
            <text:p>46.116932129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8.3886202444" calcext:value-type="float">
            <text:p>38.3886202444</text:p>
          </table:table-cell>
          <table:table-cell office:value-type="float" office:value="3.46965816931E-016" calcext:value-type="float">
            <text:p>3.46965816931E-16</text:p>
          </table:table-cell>
          <table:table-cell office:value-type="float" office:value="38.3886202444" calcext:value-type="float">
            <text:p>38.3886202444</text:p>
          </table:table-cell>
          <table:table-cell office:value-type="float" office:value="47.2487220036" calcext:value-type="float">
            <text:p>47.248722003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8.3891606133" calcext:value-type="float">
            <text:p>38.3891606133</text:p>
          </table:table-cell>
          <table:table-cell office:value-type="float" office:value="1.50084179155E-016" calcext:value-type="float">
            <text:p>1.50084179155E-16</text:p>
          </table:table-cell>
          <table:table-cell office:value-type="float" office:value="38.3891606133" calcext:value-type="float">
            <text:p>38.3891606133</text:p>
          </table:table-cell>
          <table:table-cell office:value-type="float" office:value="48.408287973" calcext:value-type="float">
            <text:p>48.40828797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8.3876672256" calcext:value-type="float">
            <text:p>38.3876672256</text:p>
          </table:table-cell>
          <table:table-cell office:value-type="float" office:value="2.67748621657E-016" calcext:value-type="float">
            <text:p>2.67748621657E-16</text:p>
          </table:table-cell>
          <table:table-cell office:value-type="float" office:value="38.3876672256" calcext:value-type="float">
            <text:p>38.3876672256</text:p>
          </table:table-cell>
          <table:table-cell office:value-type="float" office:value="49.5963117118" calcext:value-type="float">
            <text:p>49.596311711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8.3870078008" calcext:value-type="float">
            <text:p>38.3870078008</text:p>
          </table:table-cell>
          <table:table-cell office:value-type="float" office:value="2.79413686471E-016" calcext:value-type="float">
            <text:p>2.79413686471E-16</text:p>
          </table:table-cell>
          <table:table-cell office:value-type="float" office:value="38.3870078008" calcext:value-type="float">
            <text:p>38.3870078008</text:p>
          </table:table-cell>
          <table:table-cell office:value-type="float" office:value="50.8134916233" calcext:value-type="float">
            <text:p>50.81349162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8.3872178111" calcext:value-type="float">
            <text:p>38.3872178111</text:p>
          </table:table-cell>
          <table:table-cell office:value-type="float" office:value="3.07709770748E-016" calcext:value-type="float">
            <text:p>3.07709770748E-16</text:p>
          </table:table-cell>
          <table:table-cell office:value-type="float" office:value="38.3872178111" calcext:value-type="float">
            <text:p>38.3872178111</text:p>
          </table:table-cell>
          <table:table-cell office:value-type="float" office:value="52.0605432508" calcext:value-type="float">
            <text:p>52.060543250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8.3879295178" calcext:value-type="float">
            <text:p>38.3879295178</text:p>
          </table:table-cell>
          <table:table-cell office:value-type="float" office:value="5.12323241146E-016" calcext:value-type="float">
            <text:p>5.12323241146E-16</text:p>
          </table:table-cell>
          <table:table-cell office:value-type="float" office:value="38.3879295178" calcext:value-type="float">
            <text:p>38.3879295178</text:p>
          </table:table-cell>
          <table:table-cell office:value-type="float" office:value="53.3381996982" calcext:value-type="float">
            <text:p>53.338199698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.4695696147" calcext:value-type="float">
            <text:p>38.4695696147</text:p>
          </table:table-cell>
          <table:table-cell office:value-type="float" office:value="1.50312139288E-016" calcext:value-type="float">
            <text:p>1.50312139288E-16</text:p>
          </table:table-cell>
          <table:table-cell office:value-type="float" office:value="38.4695696147" calcext:value-type="float">
            <text:p>38.4695696147</text:p>
          </table:table-cell>
          <table:table-cell office:value-type="float" office:value="54.6472120612" calcext:value-type="float">
            <text:p>54.647212061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8.4422669551" calcext:value-type="float">
            <text:p>38.4422669551</text:p>
          </table:table-cell>
          <table:table-cell office:value-type="float" office:value="-2.20748548317E-016" calcext:value-type="float">
            <text:p>-2.20748548317E-16</text:p>
          </table:table-cell>
          <table:table-cell office:value-type="float" office:value="38.4422669551" calcext:value-type="float">
            <text:p>38.4422669551</text:p>
          </table:table-cell>
          <table:table-cell office:value-type="float" office:value="55.9883498686" calcext:value-type="float">
            <text:p>55.988349868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8.3806469271" calcext:value-type="float">
            <text:p>38.3806469271</text:p>
          </table:table-cell>
          <table:table-cell office:value-type="float" office:value="9.10318095243E-017" calcext:value-type="float">
            <text:p>9.10318095243E-17</text:p>
          </table:table-cell>
          <table:table-cell office:value-type="float" office:value="38.3806469271" calcext:value-type="float">
            <text:p>38.3806469271</text:p>
          </table:table-cell>
          <table:table-cell office:value-type="float" office:value="57.3624015346" calcext:value-type="float">
            <text:p>57.362401534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8.3793340972" calcext:value-type="float">
            <text:p>38.3793340972</text:p>
          </table:table-cell>
          <table:table-cell office:value-type="float" office:value="1.06913061048E-016" calcext:value-type="float">
            <text:p>1.06913061048E-16</text:p>
          </table:table-cell>
          <table:table-cell office:value-type="float" office:value="38.3793340972" calcext:value-type="float">
            <text:p>38.3793340972</text:p>
          </table:table-cell>
          <table:table-cell office:value-type="float" office:value="58.7701748229" calcext:value-type="float">
            <text:p>58.770174822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8.3781621375" calcext:value-type="float">
            <text:p>38.3781621375</text:p>
          </table:table-cell>
          <table:table-cell office:value-type="float" office:value="-1.63562162443E-016" calcext:value-type="float">
            <text:p>-1.63562162443E-16</text:p>
          </table:table-cell>
          <table:table-cell office:value-type="float" office:value="38.3781621375" calcext:value-type="float">
            <text:p>38.3781621375</text:p>
          </table:table-cell>
          <table:table-cell office:value-type="float" office:value="60.2124973207" calcext:value-type="float">
            <text:p>60.212497320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8.3770924144" calcext:value-type="float">
            <text:p>38.3770924144</text:p>
          </table:table-cell>
          <table:table-cell office:value-type="float" office:value="-6.90458058858E-017" calcext:value-type="float">
            <text:p>-6.90458058858E-17</text:p>
          </table:table-cell>
          <table:table-cell office:value-type="float" office:value="38.3770924144" calcext:value-type="float">
            <text:p>38.3770924144</text:p>
          </table:table-cell>
          <table:table-cell office:value-type="float" office:value="61.6902169259" calcext:value-type="float">
            <text:p>61.690216925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8.3777536447" calcext:value-type="float">
            <text:p>38.3777536447</text:p>
          </table:table-cell>
          <table:table-cell office:value-type="float" office:value="9.27814118641E-017" calcext:value-type="float">
            <text:p>9.27814118641E-17</text:p>
          </table:table-cell>
          <table:table-cell office:value-type="float" office:value="38.3777536447" calcext:value-type="float">
            <text:p>38.3777536447</text:p>
          </table:table-cell>
          <table:table-cell office:value-type="float" office:value="63.2042023451" calcext:value-type="float">
            <text:p>63.20420234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8.372449143" calcext:value-type="float">
            <text:p>38.372449143</text:p>
          </table:table-cell>
          <table:table-cell office:value-type="float" office:value="-1.45794694415E-016" calcext:value-type="float">
            <text:p>-1.45794694415E-16</text:p>
          </table:table-cell>
          <table:table-cell office:value-type="float" office:value="38.372449143" calcext:value-type="float">
            <text:p>38.372449143</text:p>
          </table:table-cell>
          <table:table-cell office:value-type="float" office:value="64.7553436047" calcext:value-type="float">
            <text:p>64.755343604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.3694151122" calcext:value-type="float">
            <text:p>38.3694151122</text:p>
          </table:table-cell>
          <table:table-cell office:value-type="float" office:value="-6.83763501075E-017" calcext:value-type="float">
            <text:p>-6.83763501075E-17</text:p>
          </table:table-cell>
          <table:table-cell office:value-type="float" office:value="38.3694151122" calcext:value-type="float">
            <text:p>38.3694151122</text:p>
          </table:table-cell>
          <table:table-cell office:value-type="float" office:value="66.3445525736" calcext:value-type="float">
            <text:p>66.344552573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8.3671400483" calcext:value-type="float">
            <text:p>38.3671400483</text:p>
          </table:table-cell>
          <table:table-cell office:value-type="float" office:value="1.31030779077E-016" calcext:value-type="float">
            <text:p>1.31030779077E-16</text:p>
          </table:table-cell>
          <table:table-cell office:value-type="float" office:value="38.3671400483" calcext:value-type="float">
            <text:p>38.3671400483</text:p>
          </table:table-cell>
          <table:table-cell office:value-type="float" office:value="67.9727634999" calcext:value-type="float">
            <text:p>67.9727634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.9765490614" calcext:value-type="float">
            <text:p>69.9765490614</text:p>
          </table:table-cell>
          <table:table-cell office:value-type="float" office:value="9.53024118448E-016" calcext:value-type="float">
            <text:p>9.53024118448E-16</text:p>
          </table:table-cell>
          <table:table-cell office:value-type="float" office:value="69.9765490614" calcext:value-type="float">
            <text:p>69.9765490614</text:p>
          </table:table-cell>
          <table:table-cell office:value-type="float" office:value="69.6409335595" calcext:value-type="float">
            <text:p>69.640933559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69.9752001594" calcext:value-type="float">
            <text:p>69.9752001594</text:p>
          </table:table-cell>
          <table:table-cell office:value-type="float" office:value="1.35522324246E-015" calcext:value-type="float">
            <text:p>1.35522324246E-15</text:p>
          </table:table-cell>
          <table:table-cell office:value-type="float" office:value="69.9752001594" calcext:value-type="float">
            <text:p>69.9752001594</text:p>
          </table:table-cell>
          <table:table-cell office:value-type="float" office:value="71.3500434191" calcext:value-type="float">
            <text:p>71.350043419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69.9738598353" calcext:value-type="float">
            <text:p>69.9738598353</text:p>
          </table:table-cell>
          <table:table-cell office:value-type="float" office:value="7.76093189553E-016" calcext:value-type="float">
            <text:p>7.76093189553E-16</text:p>
          </table:table-cell>
          <table:table-cell office:value-type="float" office:value="69.9738598353" calcext:value-type="float">
            <text:p>69.9738598353</text:p>
          </table:table-cell>
          <table:table-cell office:value-type="float" office:value="73.1010978128" calcext:value-type="float">
            <text:p>73.101097812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69.9725961093" calcext:value-type="float">
            <text:p>69.9725961093</text:p>
          </table:table-cell>
          <table:table-cell office:value-type="float" office:value="9.0308872646E-016" calcext:value-type="float">
            <text:p>9.0308872646E-16</text:p>
          </table:table-cell>
          <table:table-cell office:value-type="float" office:value="69.9725961093" calcext:value-type="float">
            <text:p>69.9725961093</text:p>
          </table:table-cell>
          <table:table-cell office:value-type="float" office:value="74.8951261326" calcext:value-type="float">
            <text:p>74.895126132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69.9713902073" calcext:value-type="float">
            <text:p>69.9713902073</text:p>
          </table:table-cell>
          <table:table-cell office:value-type="float" office:value="7.30424569635E-016" calcext:value-type="float">
            <text:p>7.30424569635E-16</text:p>
          </table:table-cell>
          <table:table-cell office:value-type="float" office:value="69.9713902073" calcext:value-type="float">
            <text:p>69.9713902073</text:p>
          </table:table-cell>
          <table:table-cell office:value-type="float" office:value="76.7331830334" calcext:value-type="float">
            <text:p>76.733183033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69.970234345" calcext:value-type="float">
            <text:p>69.970234345</text:p>
          </table:table-cell>
          <table:table-cell office:value-type="float" office:value="6.34739706598E-016" calcext:value-type="float">
            <text:p>6.34739706598E-16</text:p>
          </table:table-cell>
          <table:table-cell office:value-type="float" office:value="69.970234345" calcext:value-type="float">
            <text:p>69.970234345</text:p>
          </table:table-cell>
          <table:table-cell office:value-type="float" office:value="78.6163490535" calcext:value-type="float">
            <text:p>78.6163490535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69.9691227412" calcext:value-type="float">
            <text:p>69.9691227412</text:p>
          </table:table-cell>
          <table:table-cell office:value-type="float" office:value="1.18029338351E-015" calcext:value-type="float">
            <text:p>1.18029338351E-15</text:p>
          </table:table-cell>
          <table:table-cell office:value-type="float" office:value="69.9691227412" calcext:value-type="float">
            <text:p>69.9691227412</text:p>
          </table:table-cell>
          <table:table-cell office:value-type="float" office:value="80.5457312491" calcext:value-type="float">
            <text:p>80.5457312491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69.9680517919" calcext:value-type="float">
            <text:p>69.9680517919</text:p>
          </table:table-cell>
          <table:table-cell office:value-type="float" office:value="1.07833074752E-015" calcext:value-type="float">
            <text:p>1.07833074752E-15</text:p>
          </table:table-cell>
          <table:table-cell office:value-type="float" office:value="69.9680517919" calcext:value-type="float">
            <text:p>69.9680517919</text:p>
          </table:table-cell>
          <table:table-cell office:value-type="float" office:value="82.5224638457" calcext:value-type="float">
            <text:p>82.522463845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9.9670183522" calcext:value-type="float">
            <text:p>69.9670183522</text:p>
          </table:table-cell>
          <table:table-cell office:value-type="float" office:value="7.94997191234E-016" calcext:value-type="float">
            <text:p>7.94997191234E-16</text:p>
          </table:table-cell>
          <table:table-cell office:value-type="float" office:value="69.9670183522" calcext:value-type="float">
            <text:p>69.9670183522</text:p>
          </table:table-cell>
          <table:table-cell office:value-type="float" office:value="84.5477089048" calcext:value-type="float">
            <text:p>84.5477089048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69.9660194324" calcext:value-type="float">
            <text:p>69.9660194324</text:p>
          </table:table-cell>
          <table:table-cell office:value-type="float" office:value="8.1690383986E-016" calcext:value-type="float">
            <text:p>8.1690383986E-16</text:p>
          </table:table-cell>
          <table:table-cell office:value-type="float" office:value="69.9660194324" calcext:value-type="float">
            <text:p>69.9660194324</text:p>
          </table:table-cell>
          <table:table-cell office:value-type="float" office:value="86.6226570066" calcext:value-type="float">
            <text:p>86.622657006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9.9667350275" calcext:value-type="float">
            <text:p>69.9667350275</text:p>
          </table:table-cell>
          <table:table-cell office:value-type="float" office:value="6.55015398617E-016" calcext:value-type="float">
            <text:p>6.55015398617E-16</text:p>
          </table:table-cell>
          <table:table-cell office:value-type="float" office:value="69.9667350275" calcext:value-type="float">
            <text:p>69.9667350275</text:p>
          </table:table-cell>
          <table:table-cell office:value-type="float" office:value="88.7485279505" calcext:value-type="float">
            <text:p>88.7485279505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69.9654072774" calcext:value-type="float">
            <text:p>69.9654072774</text:p>
          </table:table-cell>
          <table:table-cell office:value-type="float" office:value="6.70796843863E-016" calcext:value-type="float">
            <text:p>6.70796843863E-16</text:p>
          </table:table-cell>
          <table:table-cell office:value-type="float" office:value="69.9654072774" calcext:value-type="float">
            <text:p>69.9654072774</text:p>
          </table:table-cell>
          <table:table-cell office:value-type="float" office:value="90.9265714716" calcext:value-type="float">
            <text:p>90.926571471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69.964093496" calcext:value-type="float">
            <text:p>69.964093496</text:p>
          </table:table-cell>
          <table:table-cell office:value-type="float" office:value="1.0609355976E-015" calcext:value-type="float">
            <text:p>1.0609355976E-15</text:p>
          </table:table-cell>
          <table:table-cell office:value-type="float" office:value="69.964093496" calcext:value-type="float">
            <text:p>69.964093496</text:p>
          </table:table-cell>
          <table:table-cell office:value-type="float" office:value="93.1580679761" calcext:value-type="float">
            <text:p>93.158067976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69.9628060311" calcext:value-type="float">
            <text:p>69.9628060311</text:p>
          </table:table-cell>
          <table:table-cell office:value-type="float" office:value="1.08771313989E-015" calcext:value-type="float">
            <text:p>1.08771313989E-15</text:p>
          </table:table-cell>
          <table:table-cell office:value-type="float" office:value="69.9628060311" calcext:value-type="float">
            <text:p>69.9628060311</text:p>
          </table:table-cell>
          <table:table-cell office:value-type="float" office:value="95.4443292932" calcext:value-type="float">
            <text:p>95.444329293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69.9614643435" calcext:value-type="float">
            <text:p>69.9614643435</text:p>
          </table:table-cell>
          <table:table-cell office:value-type="float" office:value="5.83371508909E-016" calcext:value-type="float">
            <text:p>5.83371508909E-16</text:p>
          </table:table-cell>
          <table:table-cell office:value-type="float" office:value="69.9614643435" calcext:value-type="float">
            <text:p>69.9614643435</text:p>
          </table:table-cell>
          <table:table-cell office:value-type="float" office:value="97.7866994468" calcext:value-type="float">
            <text:p>97.786699446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69.9603682449" calcext:value-type="float">
            <text:p>69.9603682449</text:p>
          </table:table-cell>
          <table:table-cell office:value-type="float" office:value="7.14812790939E-016" calcext:value-type="float">
            <text:p>7.14812790939E-16</text:p>
          </table:table-cell>
          <table:table-cell office:value-type="float" office:value="69.9603682449" calcext:value-type="float">
            <text:p>69.9603682449</text:p>
          </table:table-cell>
          <table:table-cell office:value-type="float" office:value="100.186555446" calcext:value-type="float">
            <text:p>100.186555446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69.9587693105" calcext:value-type="float">
            <text:p>69.9587693105</text:p>
          </table:table-cell>
          <table:table-cell office:value-type="float" office:value="6.9050972031E-016" calcext:value-type="float">
            <text:p>6.9050972031E-16</text:p>
          </table:table-cell>
          <table:table-cell office:value-type="float" office:value="69.9587693105" calcext:value-type="float">
            <text:p>69.9587693105</text:p>
          </table:table-cell>
          <table:table-cell office:value-type="float" office:value="102.645308092" calcext:value-type="float">
            <text:p>102.64530809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0.1368454412" calcext:value-type="float">
            <text:p>70.1368454412</text:p>
          </table:table-cell>
          <table:table-cell office:value-type="float" office:value="3.77000902518E-016" calcext:value-type="float">
            <text:p>3.77000902518E-16</text:p>
          </table:table-cell>
          <table:table-cell office:value-type="float" office:value="70.1368454412" calcext:value-type="float">
            <text:p>70.1368454412</text:p>
          </table:table-cell>
          <table:table-cell office:value-type="float" office:value="105.164402814" calcext:value-type="float">
            <text:p>105.164402814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70.0367348268" calcext:value-type="float">
            <text:p>70.0367348268</text:p>
          </table:table-cell>
          <table:table-cell office:value-type="float" office:value="-6.40519315388E-016" calcext:value-type="float">
            <text:p>-6.40519315388E-16</text:p>
          </table:table-cell>
          <table:table-cell office:value-type="float" office:value="70.0367348268" calcext:value-type="float">
            <text:p>70.0367348268</text:p>
          </table:table-cell>
          <table:table-cell office:value-type="float" office:value="107.745320509" calcext:value-type="float">
            <text:p>107.74532050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69.9389370525" calcext:value-type="float">
            <text:p>69.9389370525</text:p>
          </table:table-cell>
          <table:table-cell office:value-type="float" office:value="-3.05411048377E-016" calcext:value-type="float">
            <text:p>-3.05411048377E-16</text:p>
          </table:table-cell>
          <table:table-cell office:value-type="float" office:value="69.9389370525" calcext:value-type="float">
            <text:p>69.9389370525</text:p>
          </table:table-cell>
          <table:table-cell office:value-type="float" office:value="110.389578421" calcext:value-type="float">
            <text:p>110.38957842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9.9336833584" calcext:value-type="float">
            <text:p>69.9336833584</text:p>
          </table:table-cell>
          <table:table-cell office:value-type="float" office:value="-2.91382450387E-016" calcext:value-type="float">
            <text:p>-2.91382450387E-16</text:p>
          </table:table-cell>
          <table:table-cell office:value-type="float" office:value="69.9336833584" calcext:value-type="float">
            <text:p>69.9336833584</text:p>
          </table:table-cell>
          <table:table-cell office:value-type="float" office:value="113.098731031" calcext:value-type="float">
            <text:p>113.09873103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69.9242095496" calcext:value-type="float">
            <text:p>69.9242095496</text:p>
          </table:table-cell>
          <table:table-cell office:value-type="float" office:value="5.31678860293E-017" calcext:value-type="float">
            <text:p>5.31678860293E-17</text:p>
          </table:table-cell>
          <table:table-cell office:value-type="float" office:value="69.9242095496" calcext:value-type="float">
            <text:p>69.9242095496</text:p>
          </table:table-cell>
          <table:table-cell office:value-type="float" office:value="115.874370966" calcext:value-type="float">
            <text:p>115.874370966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69.9113358374" calcext:value-type="float">
            <text:p>69.9113358374</text:p>
          </table:table-cell>
          <table:table-cell office:value-type="float" office:value="-2.11503307168E-016" calcext:value-type="float">
            <text:p>-2.11503307168E-16</text:p>
          </table:table-cell>
          <table:table-cell office:value-type="float" office:value="69.9113358374" calcext:value-type="float">
            <text:p>69.9113358374</text:p>
          </table:table-cell>
          <table:table-cell office:value-type="float" office:value="118.718129942" calcext:value-type="float">
            <text:p>118.71812994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69.9017172016" calcext:value-type="float">
            <text:p>69.9017172016</text:p>
          </table:table-cell>
          <table:table-cell office:value-type="float" office:value="-4.98674659529E-016" calcext:value-type="float">
            <text:p>-4.98674659529E-16</text:p>
          </table:table-cell>
          <table:table-cell office:value-type="float" office:value="69.9017172016" calcext:value-type="float">
            <text:p>69.9017172016</text:p>
          </table:table-cell>
          <table:table-cell office:value-type="float" office:value="121.631679718" calcext:value-type="float">
            <text:p>121.63167971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69.8936338571" calcext:value-type="float">
            <text:p>69.8936338571</text:p>
          </table:table-cell>
          <table:table-cell office:value-type="float" office:value="-8.34807775488E-016" calcext:value-type="float">
            <text:p>-8.34807775488E-16</text:p>
          </table:table-cell>
          <table:table-cell office:value-type="float" office:value="69.8936338571" calcext:value-type="float">
            <text:p>69.8936338571</text:p>
          </table:table-cell>
          <table:table-cell office:value-type="float" office:value="124.616733083" calcext:value-type="float">
            <text:p>124.61673308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69.8865105654" calcext:value-type="float">
            <text:p>69.8865105654</text:p>
          </table:table-cell>
          <table:table-cell office:value-type="float" office:value="-3.79892515178E-016" calcext:value-type="float">
            <text:p>-3.79892515178E-16</text:p>
          </table:table-cell>
          <table:table-cell office:value-type="float" office:value="69.8865105654" calcext:value-type="float">
            <text:p>69.8865105654</text:p>
          </table:table-cell>
          <table:table-cell office:value-type="float" office:value="127.675044859" calcext:value-type="float">
            <text:p>127.675044859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28.020749141" calcext:value-type="float">
            <text:p>128.020749141</text:p>
          </table:table-cell>
          <table:table-cell office:value-type="float" office:value="2.43496402296E-015" calcext:value-type="float">
            <text:p>2.43496402296E-15</text:p>
          </table:table-cell>
          <table:table-cell office:value-type="float" office:value="128.020749141" calcext:value-type="float">
            <text:p>128.020749141</text:p>
          </table:table-cell>
          <table:table-cell office:value-type="float" office:value="130.808412935" calcext:value-type="float">
            <text:p>130.808412935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28.01657223" calcext:value-type="float">
            <text:p>128.01657223</text:p>
          </table:table-cell>
          <table:table-cell office:value-type="float" office:value="1.82064556443E-015" calcext:value-type="float">
            <text:p>1.82064556443E-15</text:p>
          </table:table-cell>
          <table:table-cell office:value-type="float" office:value="128.01657223" calcext:value-type="float">
            <text:p>128.01657223</text:p>
          </table:table-cell>
          <table:table-cell office:value-type="float" office:value="134.018679323" calcext:value-type="float">
            <text:p>134.01867932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28.012644028" calcext:value-type="float">
            <text:p>128.012644028</text:p>
          </table:table-cell>
          <table:table-cell office:value-type="float" office:value="7.35261715523E-015" calcext:value-type="float">
            <text:p>7.35261715523E-15</text:p>
          </table:table-cell>
          <table:table-cell office:value-type="float" office:value="128.012644028" calcext:value-type="float">
            <text:p>128.012644028</text:p>
          </table:table-cell>
          <table:table-cell office:value-type="float" office:value="137.307731243" calcext:value-type="float">
            <text:p>137.30773124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28.008932988" calcext:value-type="float">
            <text:p>128.008932988</text:p>
          </table:table-cell>
          <table:table-cell office:value-type="float" office:value="1.97237565199E-015" calcext:value-type="float">
            <text:p>1.97237565199E-15</text:p>
          </table:table-cell>
          <table:table-cell office:value-type="float" office:value="128.008932988" calcext:value-type="float">
            <text:p>128.008932988</text:p>
          </table:table-cell>
          <table:table-cell office:value-type="float" office:value="140.677502228" calcext:value-type="float">
            <text:p>140.67750222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8.005392081" calcext:value-type="float">
            <text:p>128.005392081</text:p>
          </table:table-cell>
          <table:table-cell office:value-type="float" office:value="0.0000000000000124669233165" calcext:value-type="float">
            <text:p>1.24669233165E-14</text:p>
          </table:table-cell>
          <table:table-cell office:value-type="float" office:value="128.005392081" calcext:value-type="float">
            <text:p>128.005392081</text:p>
          </table:table-cell>
          <table:table-cell office:value-type="float" office:value="144.129973265" calcext:value-type="float">
            <text:p>144.12997326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28.001995719" calcext:value-type="float">
            <text:p>128.001995719</text:p>
          </table:table-cell>
          <table:table-cell office:value-type="float" office:value="1.667154016E-015" calcext:value-type="float">
            <text:p>1.667154016E-15</text:p>
          </table:table-cell>
          <table:table-cell office:value-type="float" office:value="128.001995719" calcext:value-type="float">
            <text:p>128.001995719</text:p>
          </table:table-cell>
          <table:table-cell office:value-type="float" office:value="147.667173957" calcext:value-type="float">
            <text:p>147.66717395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27.998730643" calcext:value-type="float">
            <text:p>127.998730643</text:p>
          </table:table-cell>
          <table:table-cell office:value-type="float" office:value="1.23740162842E-015" calcext:value-type="float">
            <text:p>1.23740162842E-15</text:p>
          </table:table-cell>
          <table:table-cell office:value-type="float" office:value="127.998730643" calcext:value-type="float">
            <text:p>127.998730643</text:p>
          </table:table-cell>
          <table:table-cell office:value-type="float" office:value="151.291183717" calcext:value-type="float">
            <text:p>151.291183717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27.995586075" calcext:value-type="float">
            <text:p>127.995586075</text:p>
          </table:table-cell>
          <table:table-cell office:value-type="float" office:value="1.75282231559E-015" calcext:value-type="float">
            <text:p>1.75282231559E-15</text:p>
          </table:table-cell>
          <table:table-cell office:value-type="float" office:value="127.995586075" calcext:value-type="float">
            <text:p>127.995586075</text:p>
          </table:table-cell>
          <table:table-cell office:value-type="float" office:value="155.004132992" calcext:value-type="float">
            <text:p>155.004132992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27.99255489" calcext:value-type="float">
            <text:p>127.99255489</text:p>
          </table:table-cell>
          <table:table-cell office:value-type="float" office:value="1.22146547887E-015" calcext:value-type="float">
            <text:p>1.22146547887E-15</text:p>
          </table:table-cell>
          <table:table-cell office:value-type="float" office:value="127.99255489" calcext:value-type="float">
            <text:p>127.99255489</text:p>
          </table:table-cell>
          <table:table-cell office:value-type="float" office:value="158.808204512" calcext:value-type="float">
            <text:p>158.80820451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27.990228261" calcext:value-type="float">
            <text:p>127.990228261</text:p>
          </table:table-cell>
          <table:table-cell office:value-type="float" office:value="5.30604554059E-016" calcext:value-type="float">
            <text:p>5.30604554059E-16</text:p>
          </table:table-cell>
          <table:table-cell office:value-type="float" office:value="127.990228261" calcext:value-type="float">
            <text:p>127.990228261</text:p>
          </table:table-cell>
          <table:table-cell office:value-type="float" office:value="162.705634576" calcext:value-type="float">
            <text:p>162.705634576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27.987351936" calcext:value-type="float">
            <text:p>127.987351936</text:p>
          </table:table-cell>
          <table:table-cell office:value-type="float" office:value="2.06337608184E-015" calcext:value-type="float">
            <text:p>2.06337608184E-15</text:p>
          </table:table-cell>
          <table:table-cell office:value-type="float" office:value="127.987351936" calcext:value-type="float">
            <text:p>127.987351936</text:p>
          </table:table-cell>
          <table:table-cell office:value-type="float" office:value="166.698714365" calcext:value-type="float">
            <text:p>166.698714365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27.984572651" calcext:value-type="float">
            <text:p>127.984572651</text:p>
          </table:table-cell>
          <table:table-cell office:value-type="float" office:value="1.96732509405E-015" calcext:value-type="float">
            <text:p>1.96732509405E-15</text:p>
          </table:table-cell>
          <table:table-cell office:value-type="float" office:value="127.984572651" calcext:value-type="float">
            <text:p>127.984572651</text:p>
          </table:table-cell>
          <table:table-cell office:value-type="float" office:value="170.78979129" calcext:value-type="float">
            <text:p>170.78979129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27.981878009" calcext:value-type="float">
            <text:p>127.981878009</text:p>
          </table:table-cell>
          <table:table-cell office:value-type="float" office:value="2.01977582904E-015" calcext:value-type="float">
            <text:p>2.01977582904E-15</text:p>
          </table:table-cell>
          <table:table-cell office:value-type="float" office:value="127.981878009" calcext:value-type="float">
            <text:p>127.981878009</text:p>
          </table:table-cell>
          <table:table-cell office:value-type="float" office:value="174.981270371" calcext:value-type="float">
            <text:p>174.981270371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27.979178824" calcext:value-type="float">
            <text:p>127.979178824</text:p>
          </table:table-cell>
          <table:table-cell office:value-type="float" office:value="1.48590061222E-015" calcext:value-type="float">
            <text:p>1.48590061222E-15</text:p>
          </table:table-cell>
          <table:table-cell office:value-type="float" office:value="127.979178824" calcext:value-type="float">
            <text:p>127.979178824</text:p>
          </table:table-cell>
          <table:table-cell office:value-type="float" office:value="179.275615652" calcext:value-type="float">
            <text:p>179.27561565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7.98158615" calcext:value-type="float">
            <text:p>127.98158615</text:p>
          </table:table-cell>
          <table:table-cell office:value-type="float" office:value="9.79375261587E-016" calcext:value-type="float">
            <text:p>9.79375261587E-16</text:p>
          </table:table-cell>
          <table:table-cell office:value-type="float" office:value="127.98158615" calcext:value-type="float">
            <text:p>127.98158615</text:p>
          </table:table-cell>
          <table:table-cell office:value-type="float" office:value="183.67535165" calcext:value-type="float">
            <text:p>183.6753516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27.976818975" calcext:value-type="float">
            <text:p>127.976818975</text:p>
          </table:table-cell>
          <table:table-cell office:value-type="float" office:value="2.26884428414E-015" calcext:value-type="float">
            <text:p>2.26884428414E-15</text:p>
          </table:table-cell>
          <table:table-cell office:value-type="float" office:value="127.976818975" calcext:value-type="float">
            <text:p>127.976818975</text:p>
          </table:table-cell>
          <table:table-cell office:value-type="float" office:value="188.183064836" calcext:value-type="float">
            <text:p>188.183064836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27.985117188" calcext:value-type="float">
            <text:p>127.985117188</text:p>
          </table:table-cell>
          <table:table-cell office:value-type="float" office:value="9.8550088052E-016" calcext:value-type="float">
            <text:p>9.8550088052E-16</text:p>
          </table:table-cell>
          <table:table-cell office:value-type="float" office:value="127.985117188" calcext:value-type="float">
            <text:p>127.985117188</text:p>
          </table:table-cell>
          <table:table-cell office:value-type="float" office:value="192.801405158" calcext:value-type="float">
            <text:p>192.801405158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27.974151589" calcext:value-type="float">
            <text:p>127.974151589</text:p>
          </table:table-cell>
          <table:table-cell office:value-type="float" office:value="1.61848651151E-015" calcext:value-type="float">
            <text:p>1.61848651151E-15</text:p>
          </table:table-cell>
          <table:table-cell office:value-type="float" office:value="127.974151589" calcext:value-type="float">
            <text:p>127.974151589</text:p>
          </table:table-cell>
          <table:table-cell office:value-type="float" office:value="197.533087599" calcext:value-type="float">
            <text:p>197.53308759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27.978049576" calcext:value-type="float">
            <text:p>127.978049576</text:p>
          </table:table-cell>
          <table:table-cell office:value-type="float" office:value="-9.39980411895E-016" calcext:value-type="float">
            <text:p>-9.39980411895E-16</text:p>
          </table:table-cell>
          <table:table-cell office:value-type="float" office:value="127.978049576" calcext:value-type="float">
            <text:p>127.978049576</text:p>
          </table:table-cell>
          <table:table-cell office:value-type="float" office:value="202.380893772" calcext:value-type="float">
            <text:p>202.38089377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27.898164224" calcext:value-type="float">
            <text:p>127.898164224</text:p>
          </table:table-cell>
          <table:table-cell office:value-type="float" office:value="-7.23028402221E-016" calcext:value-type="float">
            <text:p>-7.23028402221E-16</text:p>
          </table:table-cell>
          <table:table-cell office:value-type="float" office:value="127.898164224" calcext:value-type="float">
            <text:p>127.898164224</text:p>
          </table:table-cell>
          <table:table-cell office:value-type="float" office:value="207.347673557" calcext:value-type="float">
            <text:p>207.34767355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27.842584839" calcext:value-type="float">
            <text:p>127.842584839</text:p>
          </table:table-cell>
          <table:table-cell office:value-type="float" office:value="-1.13968604491E-015" calcext:value-type="float">
            <text:p>-1.13968604491E-15</text:p>
          </table:table-cell>
          <table:table-cell office:value-type="float" office:value="127.842584839" calcext:value-type="float">
            <text:p>127.842584839</text:p>
          </table:table-cell>
          <table:table-cell office:value-type="float" office:value="212.436346771" calcext:value-type="float">
            <text:p>212.436346771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27.792907836" calcext:value-type="float">
            <text:p>127.792907836</text:p>
          </table:table-cell>
          <table:table-cell office:value-type="float" office:value="3.61311206015E-017" calcext:value-type="float">
            <text:p>3.61311206015E-17</text:p>
          </table:table-cell>
          <table:table-cell office:value-type="float" office:value="127.792907836" calcext:value-type="float">
            <text:p>127.792907836</text:p>
          </table:table-cell>
          <table:table-cell office:value-type="float" office:value="217.649904894" calcext:value-type="float">
            <text:p>217.64990489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27.753281831" calcext:value-type="float">
            <text:p>127.753281831</text:p>
          </table:table-cell>
          <table:table-cell office:value-type="float" office:value="3.83193127958E-016" calcext:value-type="float">
            <text:p>3.83193127958E-16</text:p>
          </table:table-cell>
          <table:table-cell office:value-type="float" office:value="127.753281831" calcext:value-type="float">
            <text:p>127.753281831</text:p>
          </table:table-cell>
          <table:table-cell office:value-type="float" office:value="222.991412817" calcext:value-type="float">
            <text:p>222.99141281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27.719809507" calcext:value-type="float">
            <text:p>127.719809507</text:p>
          </table:table-cell>
          <table:table-cell office:value-type="float" office:value="9.74490582907E-016" calcext:value-type="float">
            <text:p>9.74490582907E-16</text:p>
          </table:table-cell>
          <table:table-cell office:value-type="float" office:value="127.719809507" calcext:value-type="float">
            <text:p>127.719809507</text:p>
          </table:table-cell>
          <table:table-cell office:value-type="float" office:value="228.464010652" calcext:value-type="float">
            <text:p>228.46401065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4.070915575" calcext:value-type="float">
            <text:p>234.070915575</text:p>
          </table:table-cell>
          <table:table-cell office:value-type="float" office:value="3.15548810685E-015" calcext:value-type="float">
            <text:p>3.15548810685E-15</text:p>
          </table:table-cell>
          <table:table-cell table:number-columns-repeated="2" office:value-type="float" office:value="234.070915575" calcext:value-type="float">
            <text:p>234.070915575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34.054994488" calcext:value-type="float">
            <text:p>234.054994488</text:p>
          </table:table-cell>
          <table:table-cell office:value-type="float" office:value="1.41062638815E-015" calcext:value-type="float">
            <text:p>1.41062638815E-15</text:p>
          </table:table-cell>
          <table:table-cell office:value-type="float" office:value="234.054994488" calcext:value-type="float">
            <text:p>234.054994488</text:p>
          </table:table-cell>
          <table:table-cell office:value-type="float" office:value="239.815423714" calcext:value-type="float">
            <text:p>239.81542371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34.042563229" calcext:value-type="float">
            <text:p>234.042563229</text:p>
          </table:table-cell>
          <table:table-cell office:value-type="float" office:value="4.43718768398E-015" calcext:value-type="float">
            <text:p>4.43718768398E-15</text:p>
          </table:table-cell>
          <table:table-cell office:value-type="float" office:value="234.042563229" calcext:value-type="float">
            <text:p>234.042563229</text:p>
          </table:table-cell>
          <table:table-cell office:value-type="float" office:value="245.700912093" calcext:value-type="float">
            <text:p>245.70091209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34.031280221" calcext:value-type="float">
            <text:p>234.031280221</text:p>
          </table:table-cell>
          <table:table-cell office:value-type="float" office:value="4.1346967251E-015" calcext:value-type="float">
            <text:p>4.1346967251E-15</text:p>
          </table:table-cell>
          <table:table-cell office:value-type="float" office:value="234.031280221" calcext:value-type="float">
            <text:p>234.031280221</text:p>
          </table:table-cell>
          <table:table-cell office:value-type="float" office:value="251.730840612" calcext:value-type="float">
            <text:p>251.730840612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34.020861134" calcext:value-type="float">
            <text:p>234.020861134</text:p>
          </table:table-cell>
          <table:table-cell office:value-type="float" office:value="4.42204881732E-015" calcext:value-type="float">
            <text:p>4.42204881732E-15</text:p>
          </table:table-cell>
          <table:table-cell office:value-type="float" office:value="234.020861134" calcext:value-type="float">
            <text:p>234.020861134</text:p>
          </table:table-cell>
          <table:table-cell office:value-type="float" office:value="257.908754085" calcext:value-type="float">
            <text:p>257.90875408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34.011121151" calcext:value-type="float">
            <text:p>234.011121151</text:p>
          </table:table-cell>
          <table:table-cell office:value-type="float" office:value="3.51328606311E-015" calcext:value-type="float">
            <text:p>3.51328606311E-15</text:p>
          </table:table-cell>
          <table:table-cell office:value-type="float" office:value="234.011121151" calcext:value-type="float">
            <text:p>234.011121151</text:p>
          </table:table-cell>
          <table:table-cell office:value-type="float" office:value="264.238284319" calcext:value-type="float">
            <text:p>264.238284319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34.002190345" calcext:value-type="float">
            <text:p>234.002190345</text:p>
          </table:table-cell>
          <table:table-cell office:value-type="float" office:value="1.2730476866E-015" calcext:value-type="float">
            <text:p>1.2730476866E-15</text:p>
          </table:table-cell>
          <table:table-cell office:value-type="float" office:value="234.002190345" calcext:value-type="float">
            <text:p>234.002190345</text:p>
          </table:table-cell>
          <table:table-cell office:value-type="float" office:value="270.723152254" calcext:value-type="float">
            <text:p>270.72315225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33.993901436" calcext:value-type="float">
            <text:p>233.993901436</text:p>
          </table:table-cell>
          <table:table-cell office:value-type="float" office:value="8.3816792579E-016" calcext:value-type="float">
            <text:p>8.3816792579E-16</text:p>
          </table:table-cell>
          <table:table-cell office:value-type="float" office:value="233.993901436" calcext:value-type="float">
            <text:p>233.993901436</text:p>
          </table:table-cell>
          <table:table-cell office:value-type="float" office:value="277.367170148" calcext:value-type="float">
            <text:p>277.367170148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33.986155137" calcext:value-type="float">
            <text:p>233.986155137</text:p>
          </table:table-cell>
          <table:table-cell office:value-type="float" office:value="3.24021272143E-015" calcext:value-type="float">
            <text:p>3.24021272143E-15</text:p>
          </table:table-cell>
          <table:table-cell office:value-type="float" office:value="233.986155137" calcext:value-type="float">
            <text:p>233.986155137</text:p>
          </table:table-cell>
          <table:table-cell office:value-type="float" office:value="284.174243819" calcext:value-type="float">
            <text:p>284.174243819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33.97889449" calcext:value-type="float">
            <text:p>233.97889449</text:p>
          </table:table-cell>
          <table:table-cell office:value-type="float" office:value="1.41199677897E-015" calcext:value-type="float">
            <text:p>1.41199677897E-15</text:p>
          </table:table-cell>
          <table:table-cell office:value-type="float" office:value="233.97889449" calcext:value-type="float">
            <text:p>233.97889449</text:p>
          </table:table-cell>
          <table:table-cell office:value-type="float" office:value="291.148374939" calcext:value-type="float">
            <text:p>291.14837493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33.972257273" calcext:value-type="float">
            <text:p>233.972257273</text:p>
          </table:table-cell>
          <table:table-cell office:value-type="float" office:value="3.89045972688E-015" calcext:value-type="float">
            <text:p>3.89045972688E-15</text:p>
          </table:table-cell>
          <table:table-cell office:value-type="float" office:value="233.972257273" calcext:value-type="float">
            <text:p>233.972257273</text:p>
          </table:table-cell>
          <table:table-cell office:value-type="float" office:value="298.293663389" calcext:value-type="float">
            <text:p>298.293663389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233.965872609" calcext:value-type="float">
            <text:p>233.965872609</text:p>
          </table:table-cell>
          <table:table-cell office:value-type="float" office:value="1.43173319394E-015" calcext:value-type="float">
            <text:p>1.43173319394E-15</text:p>
          </table:table-cell>
          <table:table-cell office:value-type="float" office:value="233.965872609" calcext:value-type="float">
            <text:p>233.965872609</text:p>
          </table:table-cell>
          <table:table-cell office:value-type="float" office:value="305.614309669" calcext:value-type="float">
            <text:p>305.614309669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33.959881328" calcext:value-type="float">
            <text:p>233.959881328</text:p>
          </table:table-cell>
          <table:table-cell office:value-type="float" office:value="1.75995862974E-015" calcext:value-type="float">
            <text:p>1.75995862974E-15</text:p>
          </table:table-cell>
          <table:table-cell office:value-type="float" office:value="233.959881328" calcext:value-type="float">
            <text:p>233.959881328</text:p>
          </table:table-cell>
          <table:table-cell office:value-type="float" office:value="313.114617364" calcext:value-type="float">
            <text:p>313.11461736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233.954291492" calcext:value-type="float">
            <text:p>233.954291492</text:p>
          </table:table-cell>
          <table:table-cell office:value-type="float" office:value="3.22858429941E-015" calcext:value-type="float">
            <text:p>3.22858429941E-15</text:p>
          </table:table-cell>
          <table:table-cell office:value-type="float" office:value="233.954291492" calcext:value-type="float">
            <text:p>233.954291492</text:p>
          </table:table-cell>
          <table:table-cell office:value-type="float" office:value="320.79899568" calcext:value-type="float">
            <text:p>320.79899568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33.949079195" calcext:value-type="float">
            <text:p>233.949079195</text:p>
          </table:table-cell>
          <table:table-cell office:value-type="float" office:value="3.63641357619E-015" calcext:value-type="float">
            <text:p>3.63641357619E-15</text:p>
          </table:table-cell>
          <table:table-cell office:value-type="float" office:value="233.949079195" calcext:value-type="float">
            <text:p>233.949079195</text:p>
          </table:table-cell>
          <table:table-cell office:value-type="float" office:value="328.671962029" calcext:value-type="float">
            <text:p>328.67196202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33.946305047" calcext:value-type="float">
            <text:p>233.946305047</text:p>
          </table:table-cell>
          <table:table-cell office:value-type="float" office:value="8.93574494523E-016" calcext:value-type="float">
            <text:p>8.93574494523E-16</text:p>
          </table:table-cell>
          <table:table-cell office:value-type="float" office:value="233.946305047" calcext:value-type="float">
            <text:p>233.946305047</text:p>
          </table:table-cell>
          <table:table-cell office:value-type="float" office:value="336.738144692" calcext:value-type="float">
            <text:p>336.73814469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33.941480161" calcext:value-type="float">
            <text:p>233.941480161</text:p>
          </table:table-cell>
          <table:table-cell office:value-type="float" office:value="3.41271635853E-015" calcext:value-type="float">
            <text:p>3.41271635853E-15</text:p>
          </table:table-cell>
          <table:table-cell office:value-type="float" office:value="233.941480161" calcext:value-type="float">
            <text:p>233.941480161</text:p>
          </table:table-cell>
          <table:table-cell office:value-type="float" office:value="345.002285533" calcext:value-type="float">
            <text:p>345.00228553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33.957286579" calcext:value-type="float">
            <text:p>233.957286579</text:p>
          </table:table-cell>
          <table:table-cell office:value-type="float" office:value="2.37111211217E-015" calcext:value-type="float">
            <text:p>2.37111211217E-15</text:p>
          </table:table-cell>
          <table:table-cell office:value-type="float" office:value="233.957286579" calcext:value-type="float">
            <text:p>233.957286579</text:p>
          </table:table-cell>
          <table:table-cell office:value-type="float" office:value="353.46924279" calcext:value-type="float">
            <text:p>353.46924279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33.940151866" calcext:value-type="float">
            <text:p>233.940151866</text:p>
          </table:table-cell>
          <table:table-cell office:value-type="float" office:value="3.43878211825E-015" calcext:value-type="float">
            <text:p>3.43878211825E-15</text:p>
          </table:table-cell>
          <table:table-cell office:value-type="float" office:value="233.940151866" calcext:value-type="float">
            <text:p>233.940151866</text:p>
          </table:table-cell>
          <table:table-cell office:value-type="float" office:value="362.143993932" calcext:value-type="float">
            <text:p>362.143993932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33.98073788" calcext:value-type="float">
            <text:p>233.98073788</text:p>
          </table:table-cell>
          <table:table-cell office:value-type="float" office:value="2.35100428156E-015" calcext:value-type="float">
            <text:p>2.35100428156E-15</text:p>
          </table:table-cell>
          <table:table-cell office:value-type="float" office:value="233.98073788" calcext:value-type="float">
            <text:p>233.98073788</text:p>
          </table:table-cell>
          <table:table-cell office:value-type="float" office:value="371.031638583" calcext:value-type="float">
            <text:p>371.03163858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33.682515947" calcext:value-type="float">
            <text:p>233.682515947</text:p>
          </table:table-cell>
          <table:table-cell office:value-type="float" office:value="-9.34216742683E-016" calcext:value-type="float">
            <text:p>-9.34216742683E-16</text:p>
          </table:table-cell>
          <table:table-cell office:value-type="float" office:value="233.682515947" calcext:value-type="float">
            <text:p>233.682515947</text:p>
          </table:table-cell>
          <table:table-cell office:value-type="float" office:value="380.13740152" calcext:value-type="float">
            <text:p>380.13740152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33.413800135" calcext:value-type="float">
            <text:p>233.413800135</text:p>
          </table:table-cell>
          <table:table-cell office:value-type="float" office:value="-3.20196779131E-015" calcext:value-type="float">
            <text:p>-3.20196779131E-15</text:p>
          </table:table-cell>
          <table:table-cell office:value-type="float" office:value="233.413800135" calcext:value-type="float">
            <text:p>233.413800135</text:p>
          </table:table-cell>
          <table:table-cell office:value-type="float" office:value="389.466635747" calcext:value-type="float">
            <text:p>389.466635747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33.231425625" calcext:value-type="float">
            <text:p>233.231425625</text:p>
          </table:table-cell>
          <table:table-cell office:value-type="float" office:value="-2.90239661712E-015" calcext:value-type="float">
            <text:p>-2.90239661712E-15</text:p>
          </table:table-cell>
          <table:table-cell office:value-type="float" office:value="233.231425625" calcext:value-type="float">
            <text:p>233.231425625</text:p>
          </table:table-cell>
          <table:table-cell office:value-type="float" office:value="399.024825638" calcext:value-type="float">
            <text:p>399.024825638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33.092421937" calcext:value-type="float">
            <text:p>233.092421937</text:p>
          </table:table-cell>
          <table:table-cell office:value-type="float" office:value="-2.31346027368E-015" calcext:value-type="float">
            <text:p>-2.31346027368E-15</text:p>
          </table:table-cell>
          <table:table-cell office:value-type="float" office:value="233.092421937" calcext:value-type="float">
            <text:p>233.092421937</text:p>
          </table:table-cell>
          <table:table-cell office:value-type="float" office:value="408.817590164" calcext:value-type="float">
            <text:p>408.817590164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32.975110537" calcext:value-type="float">
            <text:p>232.975110537</text:p>
          </table:table-cell>
          <table:table-cell office:value-type="float" office:value="1.1653086537E-015" calcext:value-type="float">
            <text:p>1.1653086537E-15</text:p>
          </table:table-cell>
          <table:table-cell office:value-type="float" office:value="232.975110537" calcext:value-type="float">
            <text:p>232.975110537</text:p>
          </table:table-cell>
          <table:table-cell office:value-type="float" office:value="418.850686196" calcext:value-type="float">
            <text:p>418.85068619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32.871208723" calcext:value-type="float">
            <text:p>232.871208723</text:p>
          </table:table-cell>
          <table:table-cell office:value-type="float" office:value="2.52720985827E-015" calcext:value-type="float">
            <text:p>2.52720985827E-15</text:p>
          </table:table-cell>
          <table:table-cell office:value-type="float" office:value="232.871208723" calcext:value-type="float">
            <text:p>232.871208723</text:p>
          </table:table-cell>
          <table:table-cell office:value-type="float" office:value="429.130011887" calcext:value-type="float">
            <text:p>429.130011887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426.925928415" calcext:value-type="float">
            <text:p>426.925928415</text:p>
          </table:table-cell>
          <table:table-cell office:value-type="float" office:value="5.58785160264E-015" calcext:value-type="float">
            <text:p>5.58785160264E-15</text:p>
          </table:table-cell>
          <table:table-cell office:value-type="float" office:value="426.925928415" calcext:value-type="float">
            <text:p>426.925928415</text:p>
          </table:table-cell>
          <table:table-cell office:value-type="float" office:value="439.661610143" calcext:value-type="float">
            <text:p>439.661610143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426.95975788" calcext:value-type="float">
            <text:p>426.95975788</text:p>
          </table:table-cell>
          <table:table-cell office:value-type="float" office:value="0.0000000000000137677267269" calcext:value-type="float">
            <text:p>1.37677267269E-14</text:p>
          </table:table-cell>
          <table:table-cell office:value-type="float" office:value="426.95975788" calcext:value-type="float">
            <text:p>426.95975788</text:p>
          </table:table-cell>
          <table:table-cell office:value-type="float" office:value="450.451672171" calcext:value-type="float">
            <text:p>450.451672171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426.998784272" calcext:value-type="float">
            <text:p>426.998784272</text:p>
          </table:table-cell>
          <table:table-cell office:value-type="float" office:value="1.22617661025E-015" calcext:value-type="float">
            <text:p>1.22617661025E-15</text:p>
          </table:table-cell>
          <table:table-cell office:value-type="float" office:value="426.998784272" calcext:value-type="float">
            <text:p>426.998784272</text:p>
          </table:table-cell>
          <table:table-cell office:value-type="float" office:value="461.506541123" calcext:value-type="float">
            <text:p>461.506541123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427.039898397" calcext:value-type="float">
            <text:p>427.039898397</text:p>
          </table:table-cell>
          <table:table-cell office:value-type="float" office:value="5.13553069782E-015" calcext:value-type="float">
            <text:p>5.13553069782E-15</text:p>
          </table:table-cell>
          <table:table-cell office:value-type="float" office:value="427.039898397" calcext:value-type="float">
            <text:p>427.039898397</text:p>
          </table:table-cell>
          <table:table-cell office:value-type="float" office:value="472.832715822" calcext:value-type="float">
            <text:p>472.83271582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27.082304947" calcext:value-type="float">
            <text:p>427.082304947</text:p>
          </table:table-cell>
          <table:table-cell office:value-type="float" office:value="6.01072503588E-015" calcext:value-type="float">
            <text:p>6.01072503588E-15</text:p>
          </table:table-cell>
          <table:table-cell office:value-type="float" office:value="427.082304947" calcext:value-type="float">
            <text:p>427.082304947</text:p>
          </table:table-cell>
          <table:table-cell office:value-type="float" office:value="484.436854584" calcext:value-type="float">
            <text:p>484.43685458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427.124984279" calcext:value-type="float">
            <text:p>427.124984279</text:p>
          </table:table-cell>
          <table:table-cell office:value-type="float" office:value="5.93103216886E-015" calcext:value-type="float">
            <text:p>5.93103216886E-15</text:p>
          </table:table-cell>
          <table:table-cell office:value-type="float" office:value="427.124984279" calcext:value-type="float">
            <text:p>427.124984279</text:p>
          </table:table-cell>
          <table:table-cell office:value-type="float" office:value="496.325779132" calcext:value-type="float">
            <text:p>496.32577913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427.169410277" calcext:value-type="float">
            <text:p>427.169410277</text:p>
          </table:table-cell>
          <table:table-cell office:value-type="float" office:value="5.79287579187E-016" calcext:value-type="float">
            <text:p>5.79287579187E-16</text:p>
          </table:table-cell>
          <table:table-cell office:value-type="float" office:value="427.169410277" calcext:value-type="float">
            <text:p>427.169410277</text:p>
          </table:table-cell>
          <table:table-cell office:value-type="float" office:value="508.506478605" calcext:value-type="float">
            <text:p>508.506478605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27.214738627" calcext:value-type="float">
            <text:p>427.214738627</text:p>
          </table:table-cell>
          <table:table-cell office:value-type="float" office:value="-5.57215466553E-016" calcext:value-type="float">
            <text:p>-5.57215466553E-16</text:p>
          </table:table-cell>
          <table:table-cell office:value-type="float" office:value="427.214738627" calcext:value-type="float">
            <text:p>427.214738627</text:p>
          </table:table-cell>
          <table:table-cell office:value-type="float" office:value="520.986113668" calcext:value-type="float">
            <text:p>520.986113668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427.260369584" calcext:value-type="float">
            <text:p>427.260369584</text:p>
          </table:table-cell>
          <table:table-cell office:value-type="float" office:value="4.38744891168E-015" calcext:value-type="float">
            <text:p>4.38744891168E-15</text:p>
          </table:table-cell>
          <table:table-cell office:value-type="float" office:value="427.260369584" calcext:value-type="float">
            <text:p>427.260369584</text:p>
          </table:table-cell>
          <table:table-cell office:value-type="float" office:value="533.772020721" calcext:value-type="float">
            <text:p>533.77202072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27.306176203" calcext:value-type="float">
            <text:p>427.306176203</text:p>
          </table:table-cell>
          <table:table-cell office:value-type="float" office:value="0.0000000000000103863766035" calcext:value-type="float">
            <text:p>1.03863766035E-14</text:p>
          </table:table-cell>
          <table:table-cell office:value-type="float" office:value="427.306176203" calcext:value-type="float">
            <text:p>427.306176203</text:p>
          </table:table-cell>
          <table:table-cell office:value-type="float" office:value="546.871716213" calcext:value-type="float">
            <text:p>546.871716213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427.352041766" calcext:value-type="float">
            <text:p>427.352041766</text:p>
          </table:table-cell>
          <table:table-cell office:value-type="float" office:value="6.71100810069E-015" calcext:value-type="float">
            <text:p>6.71100810069E-15</text:p>
          </table:table-cell>
          <table:table-cell office:value-type="float" office:value="427.352041766" calcext:value-type="float">
            <text:p>427.352041766</text:p>
          </table:table-cell>
          <table:table-cell office:value-type="float" office:value="560.292901059" calcext:value-type="float">
            <text:p>560.292901059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427.397763225" calcext:value-type="float">
            <text:p>427.397763225</text:p>
          </table:table-cell>
          <table:table-cell office:value-type="float" office:value="7.45190649801E-015" calcext:value-type="float">
            <text:p>7.45190649801E-15</text:p>
          </table:table-cell>
          <table:table-cell office:value-type="float" office:value="427.397763225" calcext:value-type="float">
            <text:p>427.397763225</text:p>
          </table:table-cell>
          <table:table-cell office:value-type="float" office:value="574.043465167" calcext:value-type="float">
            <text:p>574.043465167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427.443230271" calcext:value-type="float">
            <text:p>427.443230271</text:p>
          </table:table-cell>
          <table:table-cell office:value-type="float" office:value="6.74590570116E-015" calcext:value-type="float">
            <text:p>6.74590570116E-15</text:p>
          </table:table-cell>
          <table:table-cell office:value-type="float" office:value="427.443230271" calcext:value-type="float">
            <text:p>427.443230271</text:p>
          </table:table-cell>
          <table:table-cell office:value-type="float" office:value="588.13149208" calcext:value-type="float">
            <text:p>588.13149208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427.488785818" calcext:value-type="float">
            <text:p>427.488785818</text:p>
          </table:table-cell>
          <table:table-cell office:value-type="float" office:value="-8.99233552388E-016" calcext:value-type="float">
            <text:p>-8.99233552388E-16</text:p>
          </table:table-cell>
          <table:table-cell office:value-type="float" office:value="427.488785818" calcext:value-type="float">
            <text:p>427.488785818</text:p>
          </table:table-cell>
          <table:table-cell office:value-type="float" office:value="602.565263721" calcext:value-type="float">
            <text:p>602.56526372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27.534474882" calcext:value-type="float">
            <text:p>427.534474882</text:p>
          </table:table-cell>
          <table:table-cell office:value-type="float" office:value="0.0000000000000132137417448" calcext:value-type="float">
            <text:p>1.32137417448E-14</text:p>
          </table:table-cell>
          <table:table-cell office:value-type="float" office:value="427.534474882" calcext:value-type="float">
            <text:p>427.534474882</text:p>
          </table:table-cell>
          <table:table-cell office:value-type="float" office:value="617.353265269" calcext:value-type="float">
            <text:p>617.353265269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27.579746588" calcext:value-type="float">
            <text:p>427.579746588</text:p>
          </table:table-cell>
          <table:table-cell office:value-type="float" office:value="5.5730913758E-015" calcext:value-type="float">
            <text:p>5.5730913758E-15</text:p>
          </table:table-cell>
          <table:table-cell office:value-type="float" office:value="427.579746588" calcext:value-type="float">
            <text:p>427.579746588</text:p>
          </table:table-cell>
          <table:table-cell office:value-type="float" office:value="632.504190143" calcext:value-type="float">
            <text:p>632.504190143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427.631822027" calcext:value-type="float">
            <text:p>427.631822027</text:p>
          </table:table-cell>
          <table:table-cell office:value-type="float" office:value="2.23515173839E-015" calcext:value-type="float">
            <text:p>2.23515173839E-15</text:p>
          </table:table-cell>
          <table:table-cell office:value-type="float" office:value="427.631822027" calcext:value-type="float">
            <text:p>427.631822027</text:p>
          </table:table-cell>
          <table:table-cell office:value-type="float" office:value="648.026945115" calcext:value-type="float">
            <text:p>648.02694511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427.675800374" calcext:value-type="float">
            <text:p>427.675800374</text:p>
          </table:table-cell>
          <table:table-cell office:value-type="float" office:value="2.4770832228E-015" calcext:value-type="float">
            <text:p>2.4770832228E-15</text:p>
          </table:table-cell>
          <table:table-cell office:value-type="float" office:value="427.675800374" calcext:value-type="float">
            <text:p>427.675800374</text:p>
          </table:table-cell>
          <table:table-cell office:value-type="float" office:value="663.930655542" calcext:value-type="float">
            <text:p>663.93065554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427.740848418" calcext:value-type="float">
            <text:p>427.740848418</text:p>
          </table:table-cell>
          <table:table-cell office:value-type="float" office:value="4.6970669865E-015" calcext:value-type="float">
            <text:p>4.6970669865E-15</text:p>
          </table:table-cell>
          <table:table-cell office:value-type="float" office:value="427.740848418" calcext:value-type="float">
            <text:p>427.740848418</text:p>
          </table:table-cell>
          <table:table-cell office:value-type="float" office:value="680.224670735" calcext:value-type="float">
            <text:p>680.22467073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26.543848405" calcext:value-type="float">
            <text:p>426.543848405</text:p>
          </table:table-cell>
          <table:table-cell office:value-type="float" office:value="-3.61148593579E-015" calcext:value-type="float">
            <text:p>-3.61148593579E-15</text:p>
          </table:table-cell>
          <table:table-cell office:value-type="float" office:value="426.543848405" calcext:value-type="float">
            <text:p>426.543848405</text:p>
          </table:table-cell>
          <table:table-cell office:value-type="float" office:value="696.918569454" calcext:value-type="float">
            <text:p>696.918569454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425.181626923" calcext:value-type="float">
            <text:p>425.181626923</text:p>
          </table:table-cell>
          <table:table-cell office:value-type="float" office:value="3.79602999466E-015" calcext:value-type="float">
            <text:p>3.79602999466E-15</text:p>
          </table:table-cell>
          <table:table-cell office:value-type="float" office:value="425.181626923" calcext:value-type="float">
            <text:p>425.181626923</text:p>
          </table:table-cell>
          <table:table-cell office:value-type="float" office:value="714.022165536" calcext:value-type="float">
            <text:p>714.02216553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424.203103783" calcext:value-type="float">
            <text:p>424.203103783</text:p>
          </table:table-cell>
          <table:table-cell office:value-type="float" office:value="-4.19940221877E-015" calcext:value-type="float">
            <text:p>-4.19940221877E-15</text:p>
          </table:table-cell>
          <table:table-cell office:value-type="float" office:value="424.203103783" calcext:value-type="float">
            <text:p>424.203103783</text:p>
          </table:table-cell>
          <table:table-cell office:value-type="float" office:value="731.54551367" calcext:value-type="float">
            <text:p>731.54551367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423.353846348" calcext:value-type="float">
            <text:p>423.353846348</text:p>
          </table:table-cell>
          <table:table-cell office:value-type="float" office:value="-1.36130477484E-015" calcext:value-type="float">
            <text:p>-1.36130477484E-15</text:p>
          </table:table-cell>
          <table:table-cell office:value-type="float" office:value="423.353846348" calcext:value-type="float">
            <text:p>423.353846348</text:p>
          </table:table-cell>
          <table:table-cell office:value-type="float" office:value="749.498915301" calcext:value-type="float">
            <text:p>749.498915301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422.583112045" calcext:value-type="float">
            <text:p>422.583112045</text:p>
          </table:table-cell>
          <table:table-cell office:value-type="float" office:value="-3.32080749668E-015" calcext:value-type="float">
            <text:p>-3.32080749668E-15</text:p>
          </table:table-cell>
          <table:table-cell office:value-type="float" office:value="422.583112045" calcext:value-type="float">
            <text:p>422.583112045</text:p>
          </table:table-cell>
          <table:table-cell office:value-type="float" office:value="767.892924693" calcext:value-type="float">
            <text:p>767.8929246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3.429171533" calcext:value-type="float">
            <text:p>773.429171533</text:p>
          </table:table-cell>
          <table:table-cell office:value-type="float" office:value="2.37687413888E-015" calcext:value-type="float">
            <text:p>2.37687413888E-15</text:p>
          </table:table-cell>
          <table:table-cell office:value-type="float" office:value="773.429171533" calcext:value-type="float">
            <text:p>773.429171533</text:p>
          </table:table-cell>
          <table:table-cell office:value-type="float" office:value="786.738355126" calcext:value-type="float">
            <text:p>786.73835512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773.679993829" calcext:value-type="float">
            <text:p>773.679993829</text:p>
          </table:table-cell>
          <table:table-cell office:value-type="float" office:value="7.38121140787E-015" calcext:value-type="float">
            <text:p>7.38121140787E-15</text:p>
          </table:table-cell>
          <table:table-cell office:value-type="float" office:value="773.679993829" calcext:value-type="float">
            <text:p>773.679993829</text:p>
          </table:table-cell>
          <table:table-cell office:value-type="float" office:value="806.046285261" calcext:value-type="float">
            <text:p>806.046285261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774.120108435" calcext:value-type="float">
            <text:p>774.120108435</text:p>
          </table:table-cell>
          <table:table-cell office:value-type="float" office:value="0.0000000000000146596150856" calcext:value-type="float">
            <text:p>1.46596150856E-14</text:p>
          </table:table-cell>
          <table:table-cell office:value-type="float" office:value="774.120108435" calcext:value-type="float">
            <text:p>774.120108435</text:p>
          </table:table-cell>
          <table:table-cell office:value-type="float" office:value="825.828065646" calcext:value-type="float">
            <text:p>825.828065646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774.5561687" calcext:value-type="float">
            <text:p>774.5561687</text:p>
          </table:table-cell>
          <table:table-cell office:value-type="float" office:value="0.0000000000000110969994374" calcext:value-type="float">
            <text:p>1.10969994374E-14</text:p>
          </table:table-cell>
          <table:table-cell office:value-type="float" office:value="774.5561687" calcext:value-type="float">
            <text:p>774.5561687</text:p>
          </table:table-cell>
          <table:table-cell office:value-type="float" office:value="846.095325391" calcext:value-type="float">
            <text:p>846.09532539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774.969985062" calcext:value-type="float">
            <text:p>774.969985062</text:p>
          </table:table-cell>
          <table:table-cell office:value-type="float" office:value="5.20729890462E-015" calcext:value-type="float">
            <text:p>5.20729890462E-15</text:p>
          </table:table-cell>
          <table:table-cell office:value-type="float" office:value="774.969985062" calcext:value-type="float">
            <text:p>774.969985062</text:p>
          </table:table-cell>
          <table:table-cell office:value-type="float" office:value="866.859979007" calcext:value-type="float">
            <text:p>866.85997900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775.358795232" calcext:value-type="float">
            <text:p>775.358795232</text:p>
          </table:table-cell>
          <table:table-cell office:value-type="float" office:value="-8.89967609692E-015" calcext:value-type="float">
            <text:p>-8.89967609692E-15</text:p>
          </table:table-cell>
          <table:table-cell office:value-type="float" office:value="775.358795232" calcext:value-type="float">
            <text:p>775.358795232</text:p>
          </table:table-cell>
          <table:table-cell office:value-type="float" office:value="888.134233404" calcext:value-type="float">
            <text:p>888.13423340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775.729834551" calcext:value-type="float">
            <text:p>775.729834551</text:p>
          </table:table-cell>
          <table:table-cell office:value-type="float" office:value="0.0000000000000177168062397" calcext:value-type="float">
            <text:p>1.77168062397E-14</text:p>
          </table:table-cell>
          <table:table-cell office:value-type="float" office:value="775.729834551" calcext:value-type="float">
            <text:p>775.729834551</text:p>
          </table:table-cell>
          <table:table-cell office:value-type="float" office:value="909.930595076" calcext:value-type="float">
            <text:p>909.93059507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776.079747725" calcext:value-type="float">
            <text:p>776.079747725</text:p>
          </table:table-cell>
          <table:table-cell office:value-type="float" office:value="9.47756667443E-015" calcext:value-type="float">
            <text:p>9.47756667443E-15</text:p>
          </table:table-cell>
          <table:table-cell office:value-type="float" office:value="776.079747725" calcext:value-type="float">
            <text:p>776.079747725</text:p>
          </table:table-cell>
          <table:table-cell office:value-type="float" office:value="932.261877443" calcext:value-type="float">
            <text:p>932.26187744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776.407326359" calcext:value-type="float">
            <text:p>776.407326359</text:p>
          </table:table-cell>
          <table:table-cell office:value-type="float" office:value="7.84568366562E-015" calcext:value-type="float">
            <text:p>7.84568366562E-15</text:p>
          </table:table-cell>
          <table:table-cell office:value-type="float" office:value="776.407326359" calcext:value-type="float">
            <text:p>776.407326359</text:p>
          </table:table-cell>
          <table:table-cell office:value-type="float" office:value="955.141208391" calcext:value-type="float">
            <text:p>955.14120839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776.715110202" calcext:value-type="float">
            <text:p>776.715110202</text:p>
          </table:table-cell>
          <table:table-cell office:value-type="float" office:value="0.0000000000000122933486786" calcext:value-type="float">
            <text:p>1.22933486786E-14</text:p>
          </table:table-cell>
          <table:table-cell office:value-type="float" office:value="776.715110202" calcext:value-type="float">
            <text:p>776.715110202</text:p>
          </table:table-cell>
          <table:table-cell office:value-type="float" office:value="978.582037989" calcext:value-type="float">
            <text:p>978.58203798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77.007074497" calcext:value-type="float">
            <text:p>777.007074497</text:p>
          </table:table-cell>
          <table:table-cell office:value-type="float" office:value="0.0000000000000150321811755" calcext:value-type="float">
            <text:p>1.50321811755E-14</text:p>
          </table:table-cell>
          <table:table-cell office:value-type="float" office:value="777.007074497" calcext:value-type="float">
            <text:p>777.007074497</text:p>
          </table:table-cell>
          <table:table-cell office:value-type="float" office:value="1002.59814639" calcext:value-type="float">
            <text:p>1002.59814639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777.281926851" calcext:value-type="float">
            <text:p>777.281926851</text:p>
          </table:table-cell>
          <table:table-cell office:value-type="float" office:value="0.0000000000000104927689725" calcext:value-type="float">
            <text:p>1.04927689725E-14</text:p>
          </table:table-cell>
          <table:table-cell office:value-type="float" office:value="777.281926851" calcext:value-type="float">
            <text:p>777.281926851</text:p>
          </table:table-cell>
          <table:table-cell office:value-type="float" office:value="1027.20365194" calcext:value-type="float">
            <text:p>1027.2036519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777.547129269" calcext:value-type="float">
            <text:p>777.547129269</text:p>
          </table:table-cell>
          <table:table-cell office:value-type="float" office:value="0.000000000000010179982438" calcext:value-type="float">
            <text:p>1.0179982438E-14</text:p>
          </table:table-cell>
          <table:table-cell office:value-type="float" office:value="777.547129269" calcext:value-type="float">
            <text:p>777.547129269</text:p>
          </table:table-cell>
          <table:table-cell office:value-type="float" office:value="1052.41301947" calcext:value-type="float">
            <text:p>1052.41301947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777.799822599" calcext:value-type="float">
            <text:p>777.799822599</text:p>
          </table:table-cell>
          <table:table-cell office:value-type="float" office:value="8.79133255481E-015" calcext:value-type="float">
            <text:p>8.79133255481E-15</text:p>
          </table:table-cell>
          <table:table-cell office:value-type="float" office:value="777.799822599" calcext:value-type="float">
            <text:p>777.799822599</text:p>
          </table:table-cell>
          <table:table-cell office:value-type="float" office:value="1078.24106881" calcext:value-type="float">
            <text:p>1078.24106881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778.04720674" calcext:value-type="float">
            <text:p>778.04720674</text:p>
          </table:table-cell>
          <table:table-cell office:value-type="float" office:value="0.0000000000000228407980237" calcext:value-type="float">
            <text:p>2.28407980237E-14</text:p>
          </table:table-cell>
          <table:table-cell office:value-type="float" office:value="778.04720674" calcext:value-type="float">
            <text:p>778.04720674</text:p>
          </table:table-cell>
          <table:table-cell office:value-type="float" office:value="1104.70298349" calcext:value-type="float">
            <text:p>1104.70298349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778.287695862" calcext:value-type="float">
            <text:p>778.287695862</text:p>
          </table:table-cell>
          <table:table-cell office:value-type="float" office:value="-0.0000000000000121361969597" calcext:value-type="float">
            <text:p>-1.21361969597E-14</text:p>
          </table:table-cell>
          <table:table-cell office:value-type="float" office:value="778.287695862" calcext:value-type="float">
            <text:p>778.287695862</text:p>
          </table:table-cell>
          <table:table-cell office:value-type="float" office:value="1131.81431966" calcext:value-type="float">
            <text:p>1131.81431966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778.523623499" calcext:value-type="float">
            <text:p>778.523623499</text:p>
          </table:table-cell>
          <table:table-cell office:value-type="float" office:value="0.0000000000000219081651022" calcext:value-type="float">
            <text:p>2.19081651022E-14</text:p>
          </table:table-cell>
          <table:table-cell office:value-type="float" office:value="778.523623499" calcext:value-type="float">
            <text:p>778.523623499</text:p>
          </table:table-cell>
          <table:table-cell office:value-type="float" office:value="1159.59101526" calcext:value-type="float">
            <text:p>1159.59101526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778.761286132" calcext:value-type="float">
            <text:p>778.761286132</text:p>
          </table:table-cell>
          <table:table-cell office:value-type="float" office:value="6.30822555365E-015" calcext:value-type="float">
            <text:p>6.30822555365E-15</text:p>
          </table:table-cell>
          <table:table-cell office:value-type="float" office:value="778.761286132" calcext:value-type="float">
            <text:p>778.761286132</text:p>
          </table:table-cell>
          <table:table-cell office:value-type="float" office:value="1188.04939938" calcext:value-type="float">
            <text:p>1188.04939938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778.992538619" calcext:value-type="float">
            <text:p>778.992538619</text:p>
          </table:table-cell>
          <table:table-cell office:value-type="float" office:value="6.73063698877E-015" calcext:value-type="float">
            <text:p>6.73063698877E-15</text:p>
          </table:table-cell>
          <table:table-cell office:value-type="float" office:value="778.992538619" calcext:value-type="float">
            <text:p>778.992538619</text:p>
          </table:table-cell>
          <table:table-cell office:value-type="float" office:value="1217.20620183" calcext:value-type="float">
            <text:p>1217.20620183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779.246244134" calcext:value-type="float">
            <text:p>779.246244134</text:p>
          </table:table-cell>
          <table:table-cell office:value-type="float" office:value="0.0000000000000104574721421" calcext:value-type="float">
            <text:p>1.04574721421E-14</text:p>
          </table:table-cell>
          <table:table-cell office:value-type="float" office:value="779.246244134" calcext:value-type="float">
            <text:p>779.246244134</text:p>
          </table:table-cell>
          <table:table-cell office:value-type="float" office:value="1247.07856301" calcext:value-type="float">
            <text:p>1247.0785630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72.931840059" calcext:value-type="float">
            <text:p>772.931840059</text:p>
          </table:table-cell>
          <table:table-cell office:value-type="float" office:value="0.000000000000011028256676" calcext:value-type="float">
            <text:p>1.1028256676E-14</text:p>
          </table:table-cell>
          <table:table-cell office:value-type="float" office:value="772.931840059" calcext:value-type="float">
            <text:p>772.931840059</text:p>
          </table:table-cell>
          <table:table-cell office:value-type="float" office:value="1277.684044" calcext:value-type="float">
            <text:p>1277.684044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760.509739432" calcext:value-type="float">
            <text:p>760.509739432</text:p>
          </table:table-cell>
          <table:table-cell office:value-type="float" office:value="-7.37962270068E-015" calcext:value-type="float">
            <text:p>-7.37962270068E-15</text:p>
          </table:table-cell>
          <table:table-cell office:value-type="float" office:value="760.509739432" calcext:value-type="float">
            <text:p>760.509739432</text:p>
          </table:table-cell>
          <table:table-cell office:value-type="float" office:value="1309.04063682" calcext:value-type="float">
            <text:p>1309.04063682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51.148804757" calcext:value-type="float">
            <text:p>751.148804757</text:p>
          </table:table-cell>
          <table:table-cell office:value-type="float" office:value="-7.62702523942E-015" calcext:value-type="float">
            <text:p>-7.62702523942E-15</text:p>
          </table:table-cell>
          <table:table-cell office:value-type="float" office:value="751.148804757" calcext:value-type="float">
            <text:p>751.148804757</text:p>
          </table:table-cell>
          <table:table-cell office:value-type="float" office:value="1341.16677506" calcext:value-type="float">
            <text:p>1341.16677506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742.86110027" calcext:value-type="float">
            <text:p>742.86110027</text:p>
          </table:table-cell>
          <table:table-cell office:value-type="float" office:value="8.75603974759E-015" calcext:value-type="float">
            <text:p>8.75603974759E-15</text:p>
          </table:table-cell>
          <table:table-cell office:value-type="float" office:value="742.86110027" calcext:value-type="float">
            <text:p>742.86110027</text:p>
          </table:table-cell>
          <table:table-cell office:value-type="float" office:value="1374.08134472" calcext:value-type="float">
            <text:p>1374.08134472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735.325426355" calcext:value-type="float">
            <text:p>735.325426355</text:p>
          </table:table-cell>
          <table:table-cell office:value-type="float" office:value="0.0000000000000113097788631" calcext:value-type="float">
            <text:p>1.13097788631E-14</text:p>
          </table:table-cell>
          <table:table-cell office:value-type="float" office:value="735.325426355" calcext:value-type="float">
            <text:p>735.325426355</text:p>
          </table:table-cell>
          <table:table-cell office:value-type="float" office:value="1407.80369527" calcext:value-type="float">
            <text:p>1407.8036952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728.421097157" calcext:value-type="float">
            <text:p>728.421097157</text:p>
          </table:table-cell>
          <table:table-cell office:value-type="float" office:value="-2.26716696169E-015" calcext:value-type="float">
            <text:p>-2.26716696169E-15</text:p>
          </table:table-cell>
          <table:table-cell office:value-type="float" office:value="728.421097157" calcext:value-type="float">
            <text:p>728.421097157</text:p>
          </table:table-cell>
          <table:table-cell office:value-type="float" office:value="1442.35365107" calcext:value-type="float">
            <text:p>1442.3536510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335.70559419" calcext:value-type="float">
            <text:p>1335.70559419</text:p>
          </table:table-cell>
          <table:table-cell office:value-type="float" office:value="0.0000000000000181479789704" calcext:value-type="float">
            <text:p>1.81479789704E-14</text:p>
          </table:table-cell>
          <table:table-cell office:value-type="float" office:value="1335.70559419" calcext:value-type="float">
            <text:p>1335.70559419</text:p>
          </table:table-cell>
          <table:table-cell office:value-type="float" office:value="1477.75152298" calcext:value-type="float">
            <text:p>1477.75152298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337.03642011" calcext:value-type="float">
            <text:p>1337.03642011</text:p>
          </table:table-cell>
          <table:table-cell office:value-type="float" office:value="0.0000000000000232913659851" calcext:value-type="float">
            <text:p>2.32913659851E-14</text:p>
          </table:table-cell>
          <table:table-cell office:value-type="float" office:value="1337.03642011" calcext:value-type="float">
            <text:p>1337.03642011</text:p>
          </table:table-cell>
          <table:table-cell office:value-type="float" office:value="1514.01812035" calcext:value-type="float">
            <text:p>1514.0181203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338.2339415" calcext:value-type="float">
            <text:p>1338.2339415</text:p>
          </table:table-cell>
          <table:table-cell office:value-type="float" office:value="0.0000000000000485311244157" calcext:value-type="float">
            <text:p>4.85311244157E-14</text:p>
          </table:table-cell>
          <table:table-cell office:value-type="float" office:value="1338.2339415" calcext:value-type="float">
            <text:p>1338.2339415</text:p>
          </table:table-cell>
          <table:table-cell office:value-type="float" office:value="1551.17476322" calcext:value-type="float">
            <text:p>1551.1747632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339.10034558" calcext:value-type="float">
            <text:p>1339.10034558</text:p>
          </table:table-cell>
          <table:table-cell office:value-type="float" office:value="0.0000000000000361396525394" calcext:value-type="float">
            <text:p>3.61396525394E-14</text:p>
          </table:table-cell>
          <table:table-cell office:value-type="float" office:value="1339.10034558" calcext:value-type="float">
            <text:p>1339.10034558</text:p>
          </table:table-cell>
          <table:table-cell office:value-type="float" office:value="1589.24329485" calcext:value-type="float">
            <text:p>1589.2432948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339.57182663" calcext:value-type="float">
            <text:p>1339.57182663</text:p>
          </table:table-cell>
          <table:table-cell office:value-type="float" office:value="-0.0000000000000194935012167" calcext:value-type="float">
            <text:p>-1.94935012167E-14</text:p>
          </table:table-cell>
          <table:table-cell office:value-type="float" office:value="1339.57182663" calcext:value-type="float">
            <text:p>1339.57182663</text:p>
          </table:table-cell>
          <table:table-cell office:value-type="float" office:value="1628.24609457" calcext:value-type="float">
            <text:p>1628.24609457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339.6534552" calcext:value-type="float">
            <text:p>1339.6534552</text:p>
          </table:table-cell>
          <table:table-cell office:value-type="float" office:value="0.0000000000000101446913569" calcext:value-type="float">
            <text:p>1.01446913569E-14</text:p>
          </table:table-cell>
          <table:table-cell office:value-type="float" office:value="1339.6534552" calcext:value-type="float">
            <text:p>1339.6534552</text:p>
          </table:table-cell>
          <table:table-cell office:value-type="float" office:value="1668.20609097" calcext:value-type="float">
            <text:p>1668.2060909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339.3436331" calcext:value-type="float">
            <text:p>1339.3436331</text:p>
          </table:table-cell>
          <table:table-cell office:value-type="float" office:value="0.0000000000000426863268828" calcext:value-type="float">
            <text:p>4.26863268828E-14</text:p>
          </table:table-cell>
          <table:table-cell office:value-type="float" office:value="1339.3436331" calcext:value-type="float">
            <text:p>1339.3436331</text:p>
          </table:table-cell>
          <table:table-cell office:value-type="float" office:value="1709.14677531" calcext:value-type="float">
            <text:p>1709.14677531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338.69268451" calcext:value-type="float">
            <text:p>1338.69268451</text:p>
          </table:table-cell>
          <table:table-cell office:value-type="float" office:value="6.62133380885E-015" calcext:value-type="float">
            <text:p>6.62133380885E-15</text:p>
          </table:table-cell>
          <table:table-cell office:value-type="float" office:value="1338.69268451" calcext:value-type="float">
            <text:p>1338.69268451</text:p>
          </table:table-cell>
          <table:table-cell office:value-type="float" office:value="1751.09221538" calcext:value-type="float">
            <text:p>1751.0922153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337.72465592" calcext:value-type="float">
            <text:p>1337.72465592</text:p>
          </table:table-cell>
          <table:table-cell office:value-type="float" office:value="0.0000000000000278870452137" calcext:value-type="float">
            <text:p>2.78870452137E-14</text:p>
          </table:table-cell>
          <table:table-cell office:value-type="float" office:value="1337.72465592" calcext:value-type="float">
            <text:p>1337.72465592</text:p>
          </table:table-cell>
          <table:table-cell office:value-type="float" office:value="1794.06706965" calcext:value-type="float">
            <text:p>1794.0670696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336.45668321" calcext:value-type="float">
            <text:p>1336.45668321</text:p>
          </table:table-cell>
          <table:table-cell office:value-type="float" office:value="0.0000000000000512575926917" calcext:value-type="float">
            <text:p>5.12575926917E-14</text:p>
          </table:table-cell>
          <table:table-cell office:value-type="float" office:value="1336.45668321" calcext:value-type="float">
            <text:p>1336.45668321</text:p>
          </table:table-cell>
          <table:table-cell office:value-type="float" office:value="1838.09660172" calcext:value-type="float">
            <text:p>1838.0966017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334.93091782" calcext:value-type="float">
            <text:p>1334.93091782</text:p>
          </table:table-cell>
          <table:table-cell office:value-type="float" office:value="-3.02575174175E-015" calcext:value-type="float">
            <text:p>-3.02575174175E-15</text:p>
          </table:table-cell>
          <table:table-cell office:value-type="float" office:value="1334.93091782" calcext:value-type="float">
            <text:p>1334.93091782</text:p>
          </table:table-cell>
          <table:table-cell office:value-type="float" office:value="1883.20669523" calcext:value-type="float">
            <text:p>1883.20669523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333.178424" calcext:value-type="float">
            <text:p>1333.178424</text:p>
          </table:table-cell>
          <table:table-cell office:value-type="float" office:value="0.00000000000005339432952" calcext:value-type="float">
            <text:p>5.339432952E-14</text:p>
          </table:table-cell>
          <table:table-cell office:value-type="float" office:value="1333.178424" calcext:value-type="float">
            <text:p>1333.178424</text:p>
          </table:table-cell>
          <table:table-cell office:value-type="float" office:value="1929.42386904" calcext:value-type="float">
            <text:p>1929.42386904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331.22585149" calcext:value-type="float">
            <text:p>1331.22585149</text:p>
          </table:table-cell>
          <table:table-cell office:value-type="float" office:value="0.00000000000003455191364" calcext:value-type="float">
            <text:p>3.455191364E-14</text:p>
          </table:table-cell>
          <table:table-cell office:value-type="float" office:value="1331.22585149" calcext:value-type="float">
            <text:p>1331.22585149</text:p>
          </table:table-cell>
          <table:table-cell office:value-type="float" office:value="1976.77529282" calcext:value-type="float">
            <text:p>1976.7752928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329.09691593" calcext:value-type="float">
            <text:p>1329.09691593</text:p>
          </table:table-cell>
          <table:table-cell office:value-type="float" office:value="4.46317302136E-015" calcext:value-type="float">
            <text:p>4.46317302136E-15</text:p>
          </table:table-cell>
          <table:table-cell office:value-type="float" office:value="1329.09691593" calcext:value-type="float">
            <text:p>1329.09691593</text:p>
          </table:table-cell>
          <table:table-cell office:value-type="float" office:value="2025.28880306" calcext:value-type="float">
            <text:p>2025.2888030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26.81347161" calcext:value-type="float">
            <text:p>1326.81347161</text:p>
          </table:table-cell>
          <table:table-cell office:value-type="float" office:value="-0.0000000000000265576651557" calcext:value-type="float">
            <text:p>-2.65576651557E-14</text:p>
          </table:table-cell>
          <table:table-cell office:value-type="float" office:value="1326.81347161" calcext:value-type="float">
            <text:p>1326.81347161</text:p>
          </table:table-cell>
          <table:table-cell office:value-type="float" office:value="2074.99291938" calcext:value-type="float">
            <text:p>2074.99291938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324.39558433" calcext:value-type="float">
            <text:p>1324.39558433</text:p>
          </table:table-cell>
          <table:table-cell office:value-type="float" office:value="0.0000000000000441521799356" calcext:value-type="float">
            <text:p>4.41521799356E-14</text:p>
          </table:table-cell>
          <table:table-cell office:value-type="float" office:value="1324.39558433" calcext:value-type="float">
            <text:p>1324.39558433</text:p>
          </table:table-cell>
          <table:table-cell office:value-type="float" office:value="2125.91686132" calcext:value-type="float">
            <text:p>2125.9168613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321.86215106" calcext:value-type="float">
            <text:p>1321.86215106</text:p>
          </table:table-cell>
          <table:table-cell office:value-type="float" office:value="0.0000000000000303376382022" calcext:value-type="float">
            <text:p>3.03376382022E-14</text:p>
          </table:table-cell>
          <table:table-cell office:value-type="float" office:value="1321.86215106" calcext:value-type="float">
            <text:p>1321.86215106</text:p>
          </table:table-cell>
          <table:table-cell office:value-type="float" office:value="2178.09056552" calcext:value-type="float">
            <text:p>2178.0905655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319.22874114" calcext:value-type="float">
            <text:p>1319.22874114</text:p>
          </table:table-cell>
          <table:table-cell office:value-type="float" office:value="0.0000000000000187013434811" calcext:value-type="float">
            <text:p>1.87013434811E-14</text:p>
          </table:table-cell>
          <table:table-cell office:value-type="float" office:value="1319.22874114" calcext:value-type="float">
            <text:p>1319.22874114</text:p>
          </table:table-cell>
          <table:table-cell office:value-type="float" office:value="2231.54470335" calcext:value-type="float">
            <text:p>2231.5447033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316.51769127" calcext:value-type="float">
            <text:p>1316.51769127</text:p>
          </table:table-cell>
          <table:table-cell office:value-type="float" office:value="7.06589621097E-015" calcext:value-type="float">
            <text:p>7.06589621097E-15</text:p>
          </table:table-cell>
          <table:table-cell office:value-type="float" office:value="1316.51769127" calcext:value-type="float">
            <text:p>1316.51769127</text:p>
          </table:table-cell>
          <table:table-cell office:value-type="float" office:value="2286.31069886" calcext:value-type="float">
            <text:p>2286.3106988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280.61849786" calcext:value-type="float">
            <text:p>1280.61849786</text:p>
          </table:table-cell>
          <table:table-cell office:value-type="float" office:value="-5.02916968367E-015" calcext:value-type="float">
            <text:p>-5.02916968367E-15</text:p>
          </table:table-cell>
          <table:table-cell office:value-type="float" office:value="1280.61849786" calcext:value-type="float">
            <text:p>1280.61849786</text:p>
          </table:table-cell>
          <table:table-cell office:value-type="float" office:value="2342.42074733" calcext:value-type="float">
            <text:p>2342.42074733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180.05356526" calcext:value-type="float">
            <text:p>1180.05356526</text:p>
          </table:table-cell>
          <table:table-cell office:value-type="float" office:value="-0.0000000000000188882373979" calcext:value-type="float">
            <text:p>-1.88882373979E-14</text:p>
          </table:table-cell>
          <table:table-cell office:value-type="float" office:value="1180.05356526" calcext:value-type="float">
            <text:p>1180.05356526</text:p>
          </table:table-cell>
          <table:table-cell office:value-type="float" office:value="2399.90783416" calcext:value-type="float">
            <text:p>2399.90783416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133.92948213" calcext:value-type="float">
            <text:p>1133.92948213</text:p>
          </table:table-cell>
          <table:table-cell office:value-type="float" office:value="-0.0000000000000196983969305" calcext:value-type="float">
            <text:p>-1.96983969305E-14</text:p>
          </table:table-cell>
          <table:table-cell office:value-type="float" office:value="1133.92948213" calcext:value-type="float">
            <text:p>1133.92948213</text:p>
          </table:table-cell>
          <table:table-cell office:value-type="float" office:value="2458.80575428" calcext:value-type="float">
            <text:p>2458.80575428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102.19871856" calcext:value-type="float">
            <text:p>1102.19871856</text:p>
          </table:table-cell>
          <table:table-cell office:value-type="float" office:value="-0.0000000000000177941559668" calcext:value-type="float">
            <text:p>-1.77941559668E-14</text:p>
          </table:table-cell>
          <table:table-cell office:value-type="float" office:value="1102.19871856" calcext:value-type="float">
            <text:p>1102.19871856</text:p>
          </table:table-cell>
          <table:table-cell office:value-type="float" office:value="2519.14913199" calcext:value-type="float">
            <text:p>2519.14913199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076.05834849" calcext:value-type="float">
            <text:p>1076.05834849</text:p>
          </table:table-cell>
          <table:table-cell office:value-type="float" office:value="-9.99456613034E-015" calcext:value-type="float">
            <text:p>-9.99456613034E-15</text:p>
          </table:table-cell>
          <table:table-cell office:value-type="float" office:value="1076.05834849" calcext:value-type="float">
            <text:p>1076.05834849</text:p>
          </table:table-cell>
          <table:table-cell office:value-type="float" office:value="2580.97344133" calcext:value-type="float">
            <text:p>2580.973441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930.6305205" calcext:value-type="float">
            <text:p>1930.6305205</text:p>
          </table:table-cell>
          <table:table-cell office:value-type="float" office:value="0.000000000000091980423472" calcext:value-type="float">
            <text:p>9.1980423472E-14</text:p>
          </table:table-cell>
          <table:table-cell office:value-type="float" office:value="1930.6305205" calcext:value-type="float">
            <text:p>1930.6305205</text:p>
          </table:table-cell>
          <table:table-cell office:value-type="float" office:value="2644.31502695" calcext:value-type="float">
            <text:p>2644.31502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1:16:56.493633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57:44.814221345</dc:date>
    <meta:editing-duration>PT42M46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Matched Impedance m=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323cm" svg:y="2.337cm" svg:width="9.129cm" svg:height="5.208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6.16451402862">
                <text:p>6.16451402862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264772">
                <text:p>11.7028264772</text:p>
              </table:table-cell>
              <table:table-cell office:value-type="float" office:value="-2.84142659662E-017">
                <text:p>-2.84142659662E-017</text:p>
              </table:table-cell>
              <table:table-cell office:value-type="float" office:value="11.7028264772">
                <text:p>11.7028264772</text:p>
              </table:table-cell>
              <table:table-cell office:value-type="float" office:value="6.31580194462">
                <text:p>6.31580194462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7560233">
                <text:p>11.7027560233</text:p>
              </table:table-cell>
              <table:table-cell office:value-type="float" office:value="-4.09390387388E-017">
                <text:p>-4.09390387388E-017</text:p>
              </table:table-cell>
              <table:table-cell office:value-type="float" office:value="11.7027560233">
                <text:p>11.7027560233</text:p>
              </table:table-cell>
              <table:table-cell office:value-type="float" office:value="6.47080272969">
                <text:p>6.4708027296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6650021">
                <text:p>11.7026650021</text:p>
              </table:table-cell>
              <table:table-cell office:value-type="float" office:value="-3.95041894993E-017">
                <text:p>-3.95041894993E-017</text:p>
              </table:table-cell>
              <table:table-cell office:value-type="float" office:value="11.7026650021">
                <text:p>11.7026650021</text:p>
              </table:table-cell>
              <table:table-cell office:value-type="float" office:value="6.62960750412">
                <text:p>6.62960750412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5694058">
                <text:p>11.7025694058</text:p>
              </table:table-cell>
              <table:table-cell office:value-type="float" office:value="-2.96675891549E-017">
                <text:p>-2.96675891549E-017</text:p>
              </table:table-cell>
              <table:table-cell office:value-type="float" office:value="11.7025694058">
                <text:p>11.7025694058</text:p>
              </table:table-cell>
              <table:table-cell office:value-type="float" office:value="6.79230962443">
                <text:p>6.7923096244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4810245">
                <text:p>11.7024810245</text:p>
              </table:table-cell>
              <table:table-cell office:value-type="float" office:value="-2.81166755081E-017">
                <text:p>-2.81166755081E-017</text:p>
              </table:table-cell>
              <table:table-cell office:value-type="float" office:value="11.7024810245">
                <text:p>11.7024810245</text:p>
              </table:table-cell>
              <table:table-cell office:value-type="float" office:value="6.95900473829">
                <text:p>6.95900473829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4080098">
                <text:p>11.7024080098</text:p>
              </table:table-cell>
              <table:table-cell office:value-type="float" office:value="-1.48763292205E-017">
                <text:p>-1.48763292205E-017</text:p>
              </table:table-cell>
              <table:table-cell office:value-type="float" office:value="11.7024080098">
                <text:p>11.7024080098</text:p>
              </table:table-cell>
              <table:table-cell office:value-type="float" office:value="7.12979084071">
                <text:p>7.1297908407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3554101">
                <text:p>11.7023554101</text:p>
              </table:table-cell>
              <table:table-cell office:value-type="float" office:value="-7.70930758028E-018">
                <text:p>-7.70930758028E-018</text:p>
              </table:table-cell>
              <table:table-cell office:value-type="float" office:value="11.7023554101">
                <text:p>11.7023554101</text:p>
              </table:table-cell>
              <table:table-cell office:value-type="float" office:value="7.30476833168">
                <text:p>7.3047683316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3256712">
                <text:p>11.7023256712</text:p>
              </table:table-cell>
              <table:table-cell office:value-type="float" office:value="1.91056851211E-017">
                <text:p>1.91056851211E-017</text:p>
              </table:table-cell>
              <table:table-cell office:value-type="float" office:value="11.7023256712">
                <text:p>11.7023256712</text:p>
              </table:table-cell>
              <table:table-cell office:value-type="float" office:value="7.48404007517">
                <text:p>7.4840400751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3191134">
                <text:p>11.7023191134</text:p>
              </table:table-cell>
              <table:table-cell office:value-type="float" office:value="1.62602561464E-017">
                <text:p>1.62602561464E-017</text:p>
              </table:table-cell>
              <table:table-cell office:value-type="float" office:value="11.7023191134">
                <text:p>11.7023191134</text:p>
              </table:table-cell>
              <table:table-cell office:value-type="float" office:value="7.66771145964">
                <text:p>7.6677114596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3343396">
                <text:p>11.7023343396</text:p>
              </table:table-cell>
              <table:table-cell office:value-type="float" office:value="3.06253142989E-017">
                <text:p>3.06253142989E-017</text:p>
              </table:table-cell>
              <table:table-cell office:value-type="float" office:value="11.7023343396">
                <text:p>11.7023343396</text:p>
              </table:table-cell>
              <table:table-cell office:value-type="float" office:value="7.85589045993">
                <text:p>7.8558904599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3686387">
                <text:p>11.7023686387</text:p>
              </table:table-cell>
              <table:table-cell office:value-type="float" office:value="2.84004557919E-017">
                <text:p>2.84004557919E-017</text:p>
              </table:table-cell>
              <table:table-cell office:value-type="float" office:value="11.7023686387">
                <text:p>11.7023686387</text:p>
              </table:table-cell>
              <table:table-cell office:value-type="float" office:value="8.04868770079">
                <text:p>8.04868770079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4183581">
                <text:p>11.7024183581</text:p>
              </table:table-cell>
              <table:table-cell office:value-type="float" office:value="2.8155462386E-017">
                <text:p>2.8155462386E-017</text:p>
              </table:table-cell>
              <table:table-cell office:value-type="float" office:value="11.7024183581">
                <text:p>11.7024183581</text:p>
              </table:table-cell>
              <table:table-cell office:value-type="float" office:value="8.24621652189">
                <text:p>8.24621652189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4792065">
                <text:p>11.7024792065</text:p>
              </table:table-cell>
              <table:table-cell office:value-type="float" office:value="4.50473801269E-017">
                <text:p>4.50473801269E-017</text:p>
              </table:table-cell>
              <table:table-cell office:value-type="float" office:value="11.7024792065">
                <text:p>11.7024792065</text:p>
              </table:table-cell>
              <table:table-cell office:value-type="float" office:value="8.44859304446">
                <text:p>8.44859304446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5466007">
                <text:p>11.7025466007</text:p>
              </table:table-cell>
              <table:table-cell office:value-type="float" office:value="5.31557802759E-017">
                <text:p>5.31557802759E-017</text:p>
              </table:table-cell>
              <table:table-cell office:value-type="float" office:value="11.7025466007">
                <text:p>11.7025466007</text:p>
              </table:table-cell>
              <table:table-cell office:value-type="float" office:value="8.65593623954">
                <text:p>8.655936239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6158832">
                <text:p>11.7026158832</text:p>
              </table:table-cell>
              <table:table-cell office:value-type="float" office:value="5.84018746672E-017">
                <text:p>5.84018746672E-017</text:p>
              </table:table-cell>
              <table:table-cell office:value-type="float" office:value="11.7026158832">
                <text:p>11.7026158832</text:p>
              </table:table-cell>
              <table:table-cell office:value-type="float" office:value="8.86836799792">
                <text:p>8.8683679979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6825783">
                <text:p>11.7026825783</text:p>
              </table:table-cell>
              <table:table-cell office:value-type="float" office:value="4.92364197984E-017">
                <text:p>4.92364197984E-017</text:p>
              </table:table-cell>
              <table:table-cell office:value-type="float" office:value="11.7026825783">
                <text:p>11.7026825783</text:p>
              </table:table-cell>
              <table:table-cell office:value-type="float" office:value="9.08601320181">
                <text:p>9.08601320181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7426007">
                <text:p>11.7027426007</text:p>
              </table:table-cell>
              <table:table-cell office:value-type="float" office:value="5.94175560819E-017">
                <text:p>5.94175560819E-017</text:p>
              </table:table-cell>
              <table:table-cell office:value-type="float" office:value="11.7027426007">
                <text:p>11.7027426007</text:p>
              </table:table-cell>
              <table:table-cell office:value-type="float" office:value="9.30899979826">
                <text:p>9.30899979826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7923978">
                <text:p>11.7027923978</text:p>
              </table:table-cell>
              <table:table-cell office:value-type="float" office:value="6.37411889598E-017">
                <text:p>6.37411889598E-017</text:p>
              </table:table-cell>
              <table:table-cell office:value-type="float" office:value="11.7027923978">
                <text:p>11.7027923978</text:p>
              </table:table-cell>
              <table:table-cell office:value-type="float" office:value="9.53745887434">
                <text:p>9.5374588743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291213">
                <text:p>11.7028291213</text:p>
              </table:table-cell>
              <table:table-cell office:value-type="float" office:value="6.21320787132E-017">
                <text:p>6.21320787132E-017</text:p>
              </table:table-cell>
              <table:table-cell office:value-type="float" office:value="11.7028291213">
                <text:p>11.7028291213</text:p>
              </table:table-cell>
              <table:table-cell office:value-type="float" office:value="9.77152473424">
                <text:p>9.7715247342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07076">
                <text:p>11.7028507076</text:p>
              </table:table-cell>
              <table:table-cell office:value-type="float" office:value="7.18359879031E-017">
                <text:p>7.18359879031E-017</text:p>
              </table:table-cell>
              <table:table-cell office:value-type="float" office:value="11.7028507076">
                <text:p>11.7028507076</text:p>
              </table:table-cell>
              <table:table-cell office:value-type="float" office:value="10.0113349782">
                <text:p>10.011334978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9562">
                <text:p>11.7028559562</text:p>
              </table:table-cell>
              <table:table-cell office:value-type="float" office:value="6.17812652373E-017">
                <text:p>6.17812652373E-017</text:p>
              </table:table-cell>
              <table:table-cell office:value-type="float" office:value="11.7028559562">
                <text:p>11.7028559562</text:p>
              </table:table-cell>
              <table:table-cell office:value-type="float" office:value="10.2570305834">
                <text:p>10.2570305834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445871">
                <text:p>11.7028445871</text:p>
              </table:table-cell>
              <table:table-cell office:value-type="float" office:value="7.30727723382E-017">
                <text:p>7.30727723382E-017</text:p>
              </table:table-cell>
              <table:table-cell office:value-type="float" office:value="11.7028445871">
                <text:p>11.7028445871</text:p>
              </table:table-cell>
              <table:table-cell office:value-type="float" office:value="10.5087559869">
                <text:p>10.508755986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279281">
                <text:p>11.7028279281</text:p>
              </table:table-cell>
              <table:table-cell office:value-type="float" office:value="6.15102512701E-017">
                <text:p>6.15102512701E-017</text:p>
              </table:table-cell>
              <table:table-cell office:value-type="float" office:value="11.7028279281">
                <text:p>11.7028279281</text:p>
              </table:table-cell>
              <table:table-cell office:value-type="float" office:value="10.7666591705">
                <text:p>10.766659170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9791434">
                <text:p>11.7029791434</text:p>
              </table:table-cell>
              <table:table-cell office:value-type="float" office:value="6.33955613352E-017">
                <text:p>6.33955613352E-017</text:p>
              </table:table-cell>
              <table:table-cell office:value-type="float" office:value="11.7029791434">
                <text:p>11.7029791434</text:p>
              </table:table-cell>
              <table:table-cell office:value-type="float" office:value="11.0308917475">
                <text:p>11.030891747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32788146">
                <text:p>11.7032788146</text:p>
              </table:table-cell>
              <table:table-cell office:value-type="float" office:value="6.06820765437E-017">
                <text:p>6.06820765437E-017</text:p>
              </table:table-cell>
              <table:table-cell office:value-type="float" office:value="11.7032788146">
                <text:p>11.7032788146</text:p>
              </table:table-cell>
              <table:table-cell office:value-type="float" office:value="11.3016090525">
                <text:p>11.301609052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3.8029408622">
                <text:p>13.8029408622</text:p>
              </table:table-cell>
              <table:table-cell office:value-type="float" office:value="1.1848351491E-016">
                <text:p>1.1848351491E-016</text:p>
              </table:table-cell>
              <table:table-cell office:value-type="float" office:value="13.8029408622">
                <text:p>13.8029408622</text:p>
              </table:table-cell>
              <table:table-cell office:value-type="float" office:value="11.5789702318">
                <text:p>11.578970231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3.8044677236">
                <text:p>13.8044677236</text:p>
              </table:table-cell>
              <table:table-cell office:value-type="float" office:value="6.12363707805E-015">
                <text:p>6.12363707805E-015</text:p>
              </table:table-cell>
              <table:table-cell office:value-type="float" office:value="13.8044677236">
                <text:p>13.8044677236</text:p>
              </table:table-cell>
              <table:table-cell office:value-type="float" office:value="11.8631383378">
                <text:p>11.8631383378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3.8057807006">
                <text:p>13.8057807006</text:p>
              </table:table-cell>
              <table:table-cell office:value-type="float" office:value="9.59013926836E-017">
                <text:p>9.59013926836E-017</text:p>
              </table:table-cell>
              <table:table-cell office:value-type="float" office:value="13.8057807006">
                <text:p>13.8057807006</text:p>
              </table:table-cell>
              <table:table-cell office:value-type="float" office:value="12.1542804242">
                <text:p>12.154280424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3.8063967075">
                <text:p>13.8063967075</text:p>
              </table:table-cell>
              <table:table-cell office:value-type="float" office:value="7.55106276623E-017">
                <text:p>7.55106276623E-017</text:p>
              </table:table-cell>
              <table:table-cell office:value-type="float" office:value="13.8063967075">
                <text:p>13.8063967075</text:p>
              </table:table-cell>
              <table:table-cell office:value-type="float" office:value="12.4525676448">
                <text:p>12.45256764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3.8059774318">
                <text:p>13.8059774318</text:p>
              </table:table-cell>
              <table:table-cell office:value-type="float" office:value="2.48625334944E-017">
                <text:p>2.48625334944E-017</text:p>
              </table:table-cell>
              <table:table-cell office:value-type="float" office:value="13.8059774318">
                <text:p>13.8059774318</text:p>
              </table:table-cell>
              <table:table-cell office:value-type="float" office:value="12.7581753535">
                <text:p>12.7581753535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3.8044063159">
                <text:p>13.8044063159</text:p>
              </table:table-cell>
              <table:table-cell office:value-type="float" office:value="-1.01192900439E-017">
                <text:p>-1.01192900439E-017</text:p>
              </table:table-cell>
              <table:table-cell office:value-type="float" office:value="13.8044063159">
                <text:p>13.8044063159</text:p>
              </table:table-cell>
              <table:table-cell office:value-type="float" office:value="13.071283208">
                <text:p>13.07128320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3.801903422">
                <text:p>13.801903422</text:p>
              </table:table-cell>
              <table:table-cell office:value-type="float" office:value="8.22219961697E-018">
                <text:p>8.22219961697E-018</text:p>
              </table:table-cell>
              <table:table-cell office:value-type="float" office:value="13.801903422">
                <text:p>13.801903422</text:p>
              </table:table-cell>
              <table:table-cell office:value-type="float" office:value="13.3920752747">
                <text:p>13.392075274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3.7991712994">
                <text:p>13.7991712994</text:p>
              </table:table-cell>
              <table:table-cell office:value-type="float" office:value="2.94056558966E-017">
                <text:p>2.94056558966E-017</text:p>
              </table:table-cell>
              <table:table-cell office:value-type="float" office:value="13.7991712994">
                <text:p>13.7991712994</text:p>
              </table:table-cell>
              <table:table-cell office:value-type="float" office:value="13.7207401378">
                <text:p>13.720740137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3.7975537687">
                <text:p>13.7975537687</text:p>
              </table:table-cell>
              <table:table-cell office:value-type="float" office:value="-1.15825322716E-017">
                <text:p>-1.15825322716E-017</text:p>
              </table:table-cell>
              <table:table-cell office:value-type="float" office:value="13.7975537687">
                <text:p>13.7975537687</text:p>
              </table:table-cell>
              <table:table-cell office:value-type="float" office:value="14.0574710093">
                <text:p>14.057471009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3.7974437909">
                <text:p>13.7974437909</text:p>
              </table:table-cell>
              <table:table-cell office:value-type="float" office:value="-1.26248098813E-017">
                <text:p>-1.26248098813E-017</text:p>
              </table:table-cell>
              <table:table-cell office:value-type="float" office:value="13.7974437909">
                <text:p>13.7974437909</text:p>
              </table:table-cell>
              <table:table-cell office:value-type="float" office:value="14.4024658432">
                <text:p>14.402465843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3.7973578569">
                <text:p>13.7973578569</text:p>
              </table:table-cell>
              <table:table-cell office:value-type="float" office:value="-1.24372483729E-017">
                <text:p>-1.24372483729E-017</text:p>
              </table:table-cell>
              <table:table-cell office:value-type="float" office:value="13.7973578569">
                <text:p>13.7973578569</text:p>
              </table:table-cell>
              <table:table-cell office:value-type="float" office:value="14.7559274514">
                <text:p>14.755927451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3.7972794969">
                <text:p>13.7972794969</text:p>
              </table:table-cell>
              <table:table-cell office:value-type="float" office:value="-3.21541679815E-017">
                <text:p>-3.21541679815E-017</text:p>
              </table:table-cell>
              <table:table-cell office:value-type="float" office:value="13.7972794969">
                <text:p>13.7972794969</text:p>
              </table:table-cell>
              <table:table-cell office:value-type="float" office:value="15.1180636235">
                <text:p>15.118063623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3.7972078449">
                <text:p>13.7972078449</text:p>
              </table:table-cell>
              <table:table-cell office:value-type="float" office:value="-1.277884819E-017">
                <text:p>-1.277884819E-017</text:p>
              </table:table-cell>
              <table:table-cell office:value-type="float" office:value="13.7972078449">
                <text:p>13.7972078449</text:p>
              </table:table-cell>
              <table:table-cell office:value-type="float" office:value="15.4890872482">
                <text:p>15.489087248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3.7971421781">
                <text:p>13.7971421781</text:p>
              </table:table-cell>
              <table:table-cell office:value-type="float" office:value="8.25796493051E-018">
                <text:p>8.25796493051E-018</text:p>
              </table:table-cell>
              <table:table-cell office:value-type="float" office:value="13.7971421781">
                <text:p>13.7971421781</text:p>
              </table:table-cell>
              <table:table-cell office:value-type="float" office:value="15.8692164391">
                <text:p>15.869216439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3.7970818125">
                <text:p>13.7970818125</text:p>
              </table:table-cell>
              <table:table-cell office:value-type="float" office:value="-2.44911800292E-017">
                <text:p>-2.44911800292E-017</text:p>
              </table:table-cell>
              <table:table-cell office:value-type="float" office:value="13.7970818125">
                <text:p>13.7970818125</text:p>
              </table:table-cell>
              <table:table-cell office:value-type="float" office:value="16.2586746628">
                <text:p>16.258674662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3.7970259271">
                <text:p>13.7970259271</text:p>
              </table:table-cell>
              <table:table-cell office:value-type="float" office:value="-4.91929330011E-017">
                <text:p>-4.91929330011E-017</text:p>
              </table:table-cell>
              <table:table-cell office:value-type="float" office:value="13.7970259271">
                <text:p>13.7970259271</text:p>
              </table:table-cell>
              <table:table-cell office:value-type="float" office:value="16.65769087">
                <text:p>16.6576908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3.7969748529">
                <text:p>13.7969748529</text:p>
              </table:table-cell>
              <table:table-cell office:value-type="float" office:value="-1.27272178417E-017">
                <text:p>-1.27272178417E-017</text:p>
              </table:table-cell>
              <table:table-cell office:value-type="float" office:value="13.7969748529">
                <text:p>13.7969748529</text:p>
              </table:table-cell>
              <table:table-cell office:value-type="float" office:value="17.0664996301">
                <text:p>17.066499630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3.7969271305">
                <text:p>13.7969271305</text:p>
              </table:table-cell>
              <table:table-cell office:value-type="float" office:value="-2.75924100264E-017">
                <text:p>-2.75924100264E-017</text:p>
              </table:table-cell>
              <table:table-cell office:value-type="float" office:value="13.7969271305">
                <text:p>13.7969271305</text:p>
              </table:table-cell>
              <table:table-cell office:value-type="float" office:value="17.4853412696">
                <text:p>17.485341269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3.796882798">
                <text:p>13.796882798</text:p>
              </table:table-cell>
              <table:table-cell office:value-type="float" office:value="-2.1814743612E-018">
                <text:p>-2.1814743612E-018</text:p>
              </table:table-cell>
              <table:table-cell office:value-type="float" office:value="13.796882798">
                <text:p>13.796882798</text:p>
              </table:table-cell>
              <table:table-cell office:value-type="float" office:value="17.9144620128">
                <text:p>17.914462012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3.7968412325">
                <text:p>13.7968412325</text:p>
              </table:table-cell>
              <table:table-cell office:value-type="float" office:value="-2.9343737273E-017">
                <text:p>-2.9343737273E-017</text:p>
              </table:table-cell>
              <table:table-cell office:value-type="float" office:value="13.7968412325">
                <text:p>13.7968412325</text:p>
              </table:table-cell>
              <table:table-cell office:value-type="float" office:value="18.3541141267">
                <text:p>18.3541141267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3.7968021019">
                <text:p>13.7968021019</text:p>
              </table:table-cell>
              <table:table-cell office:value-type="float" office:value="7.90660371753E-018">
                <text:p>7.90660371753E-018</text:p>
              </table:table-cell>
              <table:table-cell office:value-type="float" office:value="13.7968021019">
                <text:p>13.7968021019</text:p>
              </table:table-cell>
              <table:table-cell office:value-type="float" office:value="18.8045560696">
                <text:p>18.8045560696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3.7971517884">
                <text:p>13.7971517884</text:p>
              </table:table-cell>
              <table:table-cell office:value-type="float" office:value="1.92459380656E-018">
                <text:p>1.92459380656E-018</text:p>
              </table:table-cell>
              <table:table-cell office:value-type="float" office:value="13.7971517884">
                <text:p>13.7971517884</text:p>
              </table:table-cell>
              <table:table-cell office:value-type="float" office:value="19.2660526427">
                <text:p>19.2660526427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3.7968181591">
                <text:p>13.7968181591</text:p>
              </table:table-cell>
              <table:table-cell office:value-type="float" office:value="-1.30380906741E-017">
                <text:p>-1.30380906741E-017</text:p>
              </table:table-cell>
              <table:table-cell office:value-type="float" office:value="13.7968181591">
                <text:p>13.7968181591</text:p>
              </table:table-cell>
              <table:table-cell office:value-type="float" office:value="19.7388751459">
                <text:p>19.7388751459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3.7966427822">
                <text:p>13.7966427822</text:p>
              </table:table-cell>
              <table:table-cell office:value-type="float" office:value="9.10449971007E-018">
                <text:p>9.10449971007E-018</text:p>
              </table:table-cell>
              <table:table-cell office:value-type="float" office:value="13.7966427822">
                <text:p>13.7966427822</text:p>
              </table:table-cell>
              <table:table-cell office:value-type="float" office:value="20.2233015372">
                <text:p>20.223301537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1.6362941452">
                <text:p>21.6362941452</text:p>
              </table:table-cell>
              <table:table-cell office:value-type="float" office:value="2.15099051342E-016">
                <text:p>2.15099051342E-016</text:p>
              </table:table-cell>
              <table:table-cell office:value-type="float" office:value="21.6362941452">
                <text:p>21.6362941452</text:p>
              </table:table-cell>
              <table:table-cell office:value-type="float" office:value="20.7196165962">
                <text:p>20.7196165962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1.6360687932">
                <text:p>21.6360687932</text:p>
              </table:table-cell>
              <table:table-cell office:value-type="float" office:value="1.50792838858E-016">
                <text:p>1.50792838858E-016</text:p>
              </table:table-cell>
              <table:table-cell office:value-type="float" office:value="21.6360687932">
                <text:p>21.6360687932</text:p>
              </table:table-cell>
              <table:table-cell office:value-type="float" office:value="21.2281120916">
                <text:p>21.228112091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1.6355469164">
                <text:p>21.6355469164</text:p>
              </table:table-cell>
              <table:table-cell office:value-type="float" office:value="2.12578620931E-016">
                <text:p>2.12578620931E-016</text:p>
              </table:table-cell>
              <table:table-cell office:value-type="float" office:value="21.6355469164">
                <text:p>21.6355469164</text:p>
              </table:table-cell>
              <table:table-cell office:value-type="float" office:value="21.7490869526">
                <text:p>21.749086952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1.6351482543">
                <text:p>21.6351482543</text:p>
              </table:table-cell>
              <table:table-cell office:value-type="float" office:value="2.3151871876E-016">
                <text:p>2.3151871876E-016</text:p>
              </table:table-cell>
              <table:table-cell office:value-type="float" office:value="21.6351482543">
                <text:p>21.6351482543</text:p>
              </table:table-cell>
              <table:table-cell office:value-type="float" office:value="22.2828474444">
                <text:p>22.282847444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1.6348502749">
                <text:p>21.6348502749</text:p>
              </table:table-cell>
              <table:table-cell office:value-type="float" office:value="2.229161686E-016">
                <text:p>2.229161686E-016</text:p>
              </table:table-cell>
              <table:table-cell office:value-type="float" office:value="21.6348502749">
                <text:p>21.6348502749</text:p>
              </table:table-cell>
              <table:table-cell office:value-type="float" office:value="22.8297073488">
                <text:p>22.829707348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1.6346470942">
                <text:p>21.6346470942</text:p>
              </table:table-cell>
              <table:table-cell office:value-type="float" office:value="2.57502838698E-016">
                <text:p>2.57502838698E-016</text:p>
              </table:table-cell>
              <table:table-cell office:value-type="float" office:value="21.6346470942">
                <text:p>21.6346470942</text:p>
              </table:table-cell>
              <table:table-cell office:value-type="float" office:value="23.3899881481">
                <text:p>23.389988148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1.6345351935">
                <text:p>21.6345351935</text:p>
              </table:table-cell>
              <table:table-cell office:value-type="float" office:value="2.41167008399E-016">
                <text:p>2.41167008399E-016</text:p>
              </table:table-cell>
              <table:table-cell office:value-type="float" office:value="21.6345351935">
                <text:p>21.6345351935</text:p>
              </table:table-cell>
              <table:table-cell office:value-type="float" office:value="23.9640192146">
                <text:p>23.9640192146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1.6345081658">
                <text:p>21.6345081658</text:p>
              </table:table-cell>
              <table:table-cell office:value-type="float" office:value="1.42269185619E-016">
                <text:p>1.42269185619E-016</text:p>
              </table:table-cell>
              <table:table-cell office:value-type="float" office:value="21.6345081658">
                <text:p>21.6345081658</text:p>
              </table:table-cell>
              <table:table-cell office:value-type="float" office:value="24.5521380037">
                <text:p>24.5521380037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1.6345575443">
                <text:p>21.6345575443</text:p>
              </table:table-cell>
              <table:table-cell office:value-type="float" office:value="2.29044898963E-016">
                <text:p>2.29044898963E-016</text:p>
              </table:table-cell>
              <table:table-cell office:value-type="float" office:value="21.6345575443">
                <text:p>21.6345575443</text:p>
              </table:table-cell>
              <table:table-cell office:value-type="float" office:value="25.1546902527">
                <text:p>25.154690252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1.634672516">
                <text:p>21.634672516</text:p>
              </table:table-cell>
              <table:table-cell office:value-type="float" office:value="2.45046128171E-016">
                <text:p>2.45046128171E-016</text:p>
              </table:table-cell>
              <table:table-cell office:value-type="float" office:value="21.634672516">
                <text:p>21.634672516</text:p>
              </table:table-cell>
              <table:table-cell office:value-type="float" office:value="25.7720301838">
                <text:p>25.772030183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1.6508048508">
                <text:p>21.6508048508</text:p>
              </table:table-cell>
              <table:table-cell office:value-type="float" office:value="1.59177848532E-016">
                <text:p>1.59177848532E-016</text:p>
              </table:table-cell>
              <table:table-cell office:value-type="float" office:value="21.6508048508">
                <text:p>21.6508048508</text:p>
              </table:table-cell>
              <table:table-cell office:value-type="float" office:value="26.4045207125">
                <text:p>26.4045207125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1.659491073">
                <text:p>21.659491073</text:p>
              </table:table-cell>
              <table:table-cell office:value-type="float" office:value="9.92747695087E-017">
                <text:p>9.92747695087E-017</text:p>
              </table:table-cell>
              <table:table-cell office:value-type="float" office:value="21.659491073">
                <text:p>21.659491073</text:p>
              </table:table-cell>
              <table:table-cell office:value-type="float" office:value="27.052533661">
                <text:p>27.05253366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1.6580729286">
                <text:p>21.6580729286</text:p>
              </table:table-cell>
              <table:table-cell office:value-type="float" office:value="4.17361089499E-017">
                <text:p>4.17361089499E-017</text:p>
              </table:table-cell>
              <table:table-cell office:value-type="float" office:value="21.6580729286">
                <text:p>21.6580729286</text:p>
              </table:table-cell>
              <table:table-cell office:value-type="float" office:value="27.7164499764">
                <text:p>27.7164499764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1.6446100971">
                <text:p>21.6446100971</text:p>
              </table:table-cell>
              <table:table-cell office:value-type="float" office:value="3.2316710441E-017">
                <text:p>3.2316710441E-017</text:p>
              </table:table-cell>
              <table:table-cell office:value-type="float" office:value="21.6446100971">
                <text:p>21.6446100971</text:p>
              </table:table-cell>
              <table:table-cell office:value-type="float" office:value="28.396659955">
                <text:p>28.39665995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1.631863988">
                <text:p>21.631863988</text:p>
              </table:table-cell>
              <table:table-cell office:value-type="float" office:value="1.66020992049E-017">
                <text:p>1.66020992049E-017</text:p>
              </table:table-cell>
              <table:table-cell office:value-type="float" office:value="21.631863988">
                <text:p>21.631863988</text:p>
              </table:table-cell>
              <table:table-cell office:value-type="float" office:value="29.0935634718">
                <text:p>29.093563471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1.6314901574">
                <text:p>21.6314901574</text:p>
              </table:table-cell>
              <table:table-cell office:value-type="float" office:value="-2.02370921078E-017">
                <text:p>-2.02370921078E-017</text:p>
              </table:table-cell>
              <table:table-cell office:value-type="float" office:value="21.6314901574">
                <text:p>21.6314901574</text:p>
              </table:table-cell>
              <table:table-cell office:value-type="float" office:value="29.8075702152">
                <text:p>29.8075702152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1.6311973564">
                <text:p>21.6311973564</text:p>
              </table:table-cell>
              <table:table-cell office:value-type="float" office:value="1.41594923265E-017">
                <text:p>1.41594923265E-017</text:p>
              </table:table-cell>
              <table:table-cell office:value-type="float" office:value="21.6311973564">
                <text:p>21.6311973564</text:p>
              </table:table-cell>
              <table:table-cell office:value-type="float" office:value="30.5390999283">
                <text:p>30.5390999283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1.6309243574">
                <text:p>21.6309243574</text:p>
              </table:table-cell>
              <table:table-cell office:value-type="float" office:value="-3.65345556763E-019">
                <text:p>-3.65345556763E-019</text:p>
              </table:table-cell>
              <table:table-cell office:value-type="float" office:value="21.6309243574">
                <text:p>21.6309243574</text:p>
              </table:table-cell>
              <table:table-cell office:value-type="float" office:value="31.2885826553">
                <text:p>31.288582655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1.6306678655">
                <text:p>21.6306678655</text:p>
              </table:table-cell>
              <table:table-cell office:value-type="float" office:value="5.28794002715E-017">
                <text:p>5.28794002715E-017</text:p>
              </table:table-cell>
              <table:table-cell office:value-type="float" office:value="21.6306678655">
                <text:p>21.6306678655</text:p>
              </table:table-cell>
              <table:table-cell office:value-type="float" office:value="32.0564589943">
                <text:p>32.0564589943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1.630425757">
                <text:p>21.630425757</text:p>
              </table:table-cell>
              <table:table-cell office:value-type="float" office:value="7.42632196503E-017">
                <text:p>7.42632196503E-017</text:p>
              </table:table-cell>
              <table:table-cell office:value-type="float" office:value="21.630425757">
                <text:p>21.630425757</text:p>
              </table:table-cell>
              <table:table-cell office:value-type="float" office:value="32.8431803568">
                <text:p>32.843180356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1.6301961574">
                <text:p>21.6301961574</text:p>
              </table:table-cell>
              <table:table-cell office:value-type="float" office:value="6.67775572136E-017">
                <text:p>6.67775572136E-017</text:p>
              </table:table-cell>
              <table:table-cell office:value-type="float" office:value="21.6301961574">
                <text:p>21.6301961574</text:p>
              </table:table-cell>
              <table:table-cell office:value-type="float" office:value="33.6492092323">
                <text:p>33.6492092323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1.6305807799">
                <text:p>21.6305807799</text:p>
              </table:table-cell>
              <table:table-cell office:value-type="float" office:value="3.70204652703E-017">
                <text:p>3.70204652703E-017</text:p>
              </table:table-cell>
              <table:table-cell office:value-type="float" office:value="21.6305807799">
                <text:p>21.6305807799</text:p>
              </table:table-cell>
              <table:table-cell office:value-type="float" office:value="34.475019461">
                <text:p>34.47501946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1.6300826015">
                <text:p>21.6300826015</text:p>
              </table:table-cell>
              <table:table-cell office:value-type="float" office:value="5.80560087843E-017">
                <text:p>5.80560087843E-017</text:p>
              </table:table-cell>
              <table:table-cell office:value-type="float" office:value="21.6300826015">
                <text:p>21.6300826015</text:p>
              </table:table-cell>
              <table:table-cell office:value-type="float" office:value="35.3210965116">
                <text:p>35.321096511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1.6285869869">
                <text:p>21.6285869869</text:p>
              </table:table-cell>
              <table:table-cell office:value-type="float" office:value="-1.03821515854E-017">
                <text:p>-1.03821515854E-017</text:p>
              </table:table-cell>
              <table:table-cell office:value-type="float" office:value="21.6285869869">
                <text:p>21.6285869869</text:p>
              </table:table-cell>
              <table:table-cell office:value-type="float" office:value="36.1879377674">
                <text:p>36.187937767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1.627873073">
                <text:p>21.627873073</text:p>
              </table:table-cell>
              <table:table-cell office:value-type="float" office:value="1.57290514915E-018">
                <text:p>1.57290514915E-018</text:p>
              </table:table-cell>
              <table:table-cell office:value-type="float" office:value="21.627873073">
                <text:p>21.627873073</text:p>
              </table:table-cell>
              <table:table-cell office:value-type="float" office:value="37.0760528181">
                <text:p>37.076052818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1.6272906702">
                <text:p>21.6272906702</text:p>
              </table:table-cell>
              <table:table-cell office:value-type="float" office:value="-6.01157398902E-018">
                <text:p>-6.01157398902E-018</text:p>
              </table:table-cell>
              <table:table-cell office:value-type="float" office:value="21.6272906702">
                <text:p>21.6272906702</text:p>
              </table:table-cell>
              <table:table-cell office:value-type="float" office:value="37.9859637597">
                <text:p>37.985963759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38.392147828">
                <text:p>38.392147828</text:p>
              </table:table-cell>
              <table:table-cell office:value-type="float" office:value="2.69072185902E-016">
                <text:p>2.69072185902E-016</text:p>
              </table:table-cell>
              <table:table-cell office:value-type="float" office:value="38.392147828">
                <text:p>38.392147828</text:p>
              </table:table-cell>
              <table:table-cell office:value-type="float" office:value="38.9182055013">
                <text:p>38.9182055013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38.3916009657">
                <text:p>38.3916009657</text:p>
              </table:table-cell>
              <table:table-cell office:value-type="float" office:value="5.29621166648E-016">
                <text:p>5.29621166648E-016</text:p>
              </table:table-cell>
              <table:table-cell office:value-type="float" office:value="38.3916009657">
                <text:p>38.3916009657</text:p>
              </table:table-cell>
              <table:table-cell office:value-type="float" office:value="39.8733260797">
                <text:p>39.873326079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38.3911091773">
                <text:p>38.3911091773</text:p>
              </table:table-cell>
              <table:table-cell office:value-type="float" office:value="4.1169193815E-016">
                <text:p>4.1169193815E-016</text:p>
              </table:table-cell>
              <table:table-cell office:value-type="float" office:value="38.3911091773">
                <text:p>38.3911091773</text:p>
              </table:table-cell>
              <table:table-cell office:value-type="float" office:value="40.8518869814">
                <text:p>40.851886981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38.3906465251">
                <text:p>38.3906465251</text:p>
              </table:table-cell>
              <table:table-cell office:value-type="float" office:value="2.48982815516E-016">
                <text:p>2.48982815516E-016</text:p>
              </table:table-cell>
              <table:table-cell office:value-type="float" office:value="38.3906465251">
                <text:p>38.3906465251</text:p>
              </table:table-cell>
              <table:table-cell office:value-type="float" office:value="41.8544634728">
                <text:p>41.854463472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8.3902066051">
                <text:p>38.3902066051</text:p>
              </table:table-cell>
              <table:table-cell office:value-type="float" office:value="2.54893033824E-016">
                <text:p>2.54893033824E-016</text:p>
              </table:table-cell>
              <table:table-cell office:value-type="float" office:value="38.3902066051">
                <text:p>38.3902066051</text:p>
              </table:table-cell>
              <table:table-cell office:value-type="float" office:value="42.8816449383">
                <text:p>42.8816449383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38.3897860109">
                <text:p>38.3897860109</text:p>
              </table:table-cell>
              <table:table-cell office:value-type="float" office:value="4.03031327566E-016">
                <text:p>4.03031327566E-016</text:p>
              </table:table-cell>
              <table:table-cell office:value-type="float" office:value="38.3897860109">
                <text:p>38.3897860109</text:p>
              </table:table-cell>
              <table:table-cell office:value-type="float" office:value="43.9340352268">
                <text:p>43.9340352268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38.3893821635">
                <text:p>38.3893821635</text:p>
              </table:table-cell>
              <table:table-cell office:value-type="float" office:value="2.84383688303E-016">
                <text:p>2.84383688303E-016</text:p>
              </table:table-cell>
              <table:table-cell office:value-type="float" office:value="38.3893821635">
                <text:p>38.3893821635</text:p>
              </table:table-cell>
              <table:table-cell office:value-type="float" office:value="45.0122530068">
                <text:p>45.012253006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38.388993796">
                <text:p>38.388993796</text:p>
              </table:table-cell>
              <table:table-cell office:value-type="float" office:value="3.25760667073E-016">
                <text:p>3.25760667073E-016</text:p>
              </table:table-cell>
              <table:table-cell office:value-type="float" office:value="38.388993796">
                <text:p>38.388993796</text:p>
              </table:table-cell>
              <table:table-cell office:value-type="float" office:value="46.1169321299">
                <text:p>46.116932129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8.3886202444">
                <text:p>38.3886202444</text:p>
              </table:table-cell>
              <table:table-cell office:value-type="float" office:value="3.46965816931E-016">
                <text:p>3.46965816931E-016</text:p>
              </table:table-cell>
              <table:table-cell office:value-type="float" office:value="38.3886202444">
                <text:p>38.3886202444</text:p>
              </table:table-cell>
              <table:table-cell office:value-type="float" office:value="47.2487220036">
                <text:p>47.248722003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38.3891606133">
                <text:p>38.3891606133</text:p>
              </table:table-cell>
              <table:table-cell office:value-type="float" office:value="1.50084179155E-016">
                <text:p>1.50084179155E-016</text:p>
              </table:table-cell>
              <table:table-cell office:value-type="float" office:value="38.3891606133">
                <text:p>38.3891606133</text:p>
              </table:table-cell>
              <table:table-cell office:value-type="float" office:value="48.408287973">
                <text:p>48.40828797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38.3876672256">
                <text:p>38.3876672256</text:p>
              </table:table-cell>
              <table:table-cell office:value-type="float" office:value="2.67748621657E-016">
                <text:p>2.67748621657E-016</text:p>
              </table:table-cell>
              <table:table-cell office:value-type="float" office:value="38.3876672256">
                <text:p>38.3876672256</text:p>
              </table:table-cell>
              <table:table-cell office:value-type="float" office:value="49.5963117118">
                <text:p>49.5963117118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38.3870078008">
                <text:p>38.3870078008</text:p>
              </table:table-cell>
              <table:table-cell office:value-type="float" office:value="2.79413686471E-016">
                <text:p>2.79413686471E-016</text:p>
              </table:table-cell>
              <table:table-cell office:value-type="float" office:value="38.3870078008">
                <text:p>38.3870078008</text:p>
              </table:table-cell>
              <table:table-cell office:value-type="float" office:value="50.8134916233">
                <text:p>50.813491623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38.3872178111">
                <text:p>38.3872178111</text:p>
              </table:table-cell>
              <table:table-cell office:value-type="float" office:value="3.07709770748E-016">
                <text:p>3.07709770748E-016</text:p>
              </table:table-cell>
              <table:table-cell office:value-type="float" office:value="38.3872178111">
                <text:p>38.3872178111</text:p>
              </table:table-cell>
              <table:table-cell office:value-type="float" office:value="52.0605432508">
                <text:p>52.060543250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38.3879295178">
                <text:p>38.3879295178</text:p>
              </table:table-cell>
              <table:table-cell office:value-type="float" office:value="5.12323241146E-016">
                <text:p>5.12323241146E-016</text:p>
              </table:table-cell>
              <table:table-cell office:value-type="float" office:value="38.3879295178">
                <text:p>38.3879295178</text:p>
              </table:table-cell>
              <table:table-cell office:value-type="float" office:value="53.3381996982">
                <text:p>53.338199698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8.4695696147">
                <text:p>38.4695696147</text:p>
              </table:table-cell>
              <table:table-cell office:value-type="float" office:value="1.50312139288E-016">
                <text:p>1.50312139288E-016</text:p>
              </table:table-cell>
              <table:table-cell office:value-type="float" office:value="38.4695696147">
                <text:p>38.4695696147</text:p>
              </table:table-cell>
              <table:table-cell office:value-type="float" office:value="54.6472120612">
                <text:p>54.6472120612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38.4422669551">
                <text:p>38.4422669551</text:p>
              </table:table-cell>
              <table:table-cell office:value-type="float" office:value="-2.20748548317E-016">
                <text:p>-2.20748548317E-016</text:p>
              </table:table-cell>
              <table:table-cell office:value-type="float" office:value="38.4422669551">
                <text:p>38.4422669551</text:p>
              </table:table-cell>
              <table:table-cell office:value-type="float" office:value="55.9883498686">
                <text:p>55.988349868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38.3806469271">
                <text:p>38.3806469271</text:p>
              </table:table-cell>
              <table:table-cell office:value-type="float" office:value="9.10318095243E-017">
                <text:p>9.10318095243E-017</text:p>
              </table:table-cell>
              <table:table-cell office:value-type="float" office:value="38.3806469271">
                <text:p>38.3806469271</text:p>
              </table:table-cell>
              <table:table-cell office:value-type="float" office:value="57.3624015346">
                <text:p>57.362401534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38.3793340972">
                <text:p>38.3793340972</text:p>
              </table:table-cell>
              <table:table-cell office:value-type="float" office:value="1.06913061048E-016">
                <text:p>1.06913061048E-016</text:p>
              </table:table-cell>
              <table:table-cell office:value-type="float" office:value="38.3793340972">
                <text:p>38.3793340972</text:p>
              </table:table-cell>
              <table:table-cell office:value-type="float" office:value="58.7701748229">
                <text:p>58.7701748229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38.3781621375">
                <text:p>38.3781621375</text:p>
              </table:table-cell>
              <table:table-cell office:value-type="float" office:value="-1.63562162443E-016">
                <text:p>-1.63562162443E-016</text:p>
              </table:table-cell>
              <table:table-cell office:value-type="float" office:value="38.3781621375">
                <text:p>38.3781621375</text:p>
              </table:table-cell>
              <table:table-cell office:value-type="float" office:value="60.2124973207">
                <text:p>60.212497320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38.3770924144">
                <text:p>38.3770924144</text:p>
              </table:table-cell>
              <table:table-cell office:value-type="float" office:value="-6.90458058858E-017">
                <text:p>-6.90458058858E-017</text:p>
              </table:table-cell>
              <table:table-cell office:value-type="float" office:value="38.3770924144">
                <text:p>38.3770924144</text:p>
              </table:table-cell>
              <table:table-cell office:value-type="float" office:value="61.6902169259">
                <text:p>61.690216925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38.3777536447">
                <text:p>38.3777536447</text:p>
              </table:table-cell>
              <table:table-cell office:value-type="float" office:value="9.27814118641E-017">
                <text:p>9.27814118641E-017</text:p>
              </table:table-cell>
              <table:table-cell office:value-type="float" office:value="38.3777536447">
                <text:p>38.3777536447</text:p>
              </table:table-cell>
              <table:table-cell office:value-type="float" office:value="63.2042023451">
                <text:p>63.204202345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38.372449143">
                <text:p>38.372449143</text:p>
              </table:table-cell>
              <table:table-cell office:value-type="float" office:value="-1.45794694415E-016">
                <text:p>-1.45794694415E-016</text:p>
              </table:table-cell>
              <table:table-cell office:value-type="float" office:value="38.372449143">
                <text:p>38.372449143</text:p>
              </table:table-cell>
              <table:table-cell office:value-type="float" office:value="64.7553436047">
                <text:p>64.7553436047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38.3694151122">
                <text:p>38.3694151122</text:p>
              </table:table-cell>
              <table:table-cell office:value-type="float" office:value="-6.83763501075E-017">
                <text:p>-6.83763501075E-017</text:p>
              </table:table-cell>
              <table:table-cell office:value-type="float" office:value="38.3694151122">
                <text:p>38.3694151122</text:p>
              </table:table-cell>
              <table:table-cell office:value-type="float" office:value="66.3445525736">
                <text:p>66.344552573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38.3671400483">
                <text:p>38.3671400483</text:p>
              </table:table-cell>
              <table:table-cell office:value-type="float" office:value="1.31030779077E-016">
                <text:p>1.31030779077E-016</text:p>
              </table:table-cell>
              <table:table-cell office:value-type="float" office:value="38.3671400483">
                <text:p>38.3671400483</text:p>
              </table:table-cell>
              <table:table-cell office:value-type="float" office:value="67.9727634999">
                <text:p>67.97276349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9.9765490614">
                <text:p>69.9765490614</text:p>
              </table:table-cell>
              <table:table-cell office:value-type="float" office:value="9.53024118448E-016">
                <text:p>9.53024118448E-016</text:p>
              </table:table-cell>
              <table:table-cell office:value-type="float" office:value="69.9765490614">
                <text:p>69.9765490614</text:p>
              </table:table-cell>
              <table:table-cell office:value-type="float" office:value="69.6409335595">
                <text:p>69.6409335595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69.9752001594">
                <text:p>69.9752001594</text:p>
              </table:table-cell>
              <table:table-cell office:value-type="float" office:value="1.35522324246E-015">
                <text:p>1.35522324246E-015</text:p>
              </table:table-cell>
              <table:table-cell office:value-type="float" office:value="69.9752001594">
                <text:p>69.9752001594</text:p>
              </table:table-cell>
              <table:table-cell office:value-type="float" office:value="71.3500434191">
                <text:p>71.3500434191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69.9738598353">
                <text:p>69.9738598353</text:p>
              </table:table-cell>
              <table:table-cell office:value-type="float" office:value="7.76093189553E-016">
                <text:p>7.76093189553E-016</text:p>
              </table:table-cell>
              <table:table-cell office:value-type="float" office:value="69.9738598353">
                <text:p>69.9738598353</text:p>
              </table:table-cell>
              <table:table-cell office:value-type="float" office:value="73.1010978128">
                <text:p>73.1010978128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69.9725961093">
                <text:p>69.9725961093</text:p>
              </table:table-cell>
              <table:table-cell office:value-type="float" office:value="9.0308872646E-016">
                <text:p>9.0308872646E-016</text:p>
              </table:table-cell>
              <table:table-cell office:value-type="float" office:value="69.9725961093">
                <text:p>69.9725961093</text:p>
              </table:table-cell>
              <table:table-cell office:value-type="float" office:value="74.8951261326">
                <text:p>74.8951261326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69.9713902073">
                <text:p>69.9713902073</text:p>
              </table:table-cell>
              <table:table-cell office:value-type="float" office:value="7.30424569635E-016">
                <text:p>7.30424569635E-016</text:p>
              </table:table-cell>
              <table:table-cell office:value-type="float" office:value="69.9713902073">
                <text:p>69.9713902073</text:p>
              </table:table-cell>
              <table:table-cell office:value-type="float" office:value="76.7331830334">
                <text:p>76.7331830334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69.970234345">
                <text:p>69.970234345</text:p>
              </table:table-cell>
              <table:table-cell office:value-type="float" office:value="6.34739706598E-016">
                <text:p>6.34739706598E-016</text:p>
              </table:table-cell>
              <table:table-cell office:value-type="float" office:value="69.970234345">
                <text:p>69.970234345</text:p>
              </table:table-cell>
              <table:table-cell office:value-type="float" office:value="78.6163490535">
                <text:p>78.616349053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69.9691227412">
                <text:p>69.9691227412</text:p>
              </table:table-cell>
              <table:table-cell office:value-type="float" office:value="1.18029338351E-015">
                <text:p>1.18029338351E-015</text:p>
              </table:table-cell>
              <table:table-cell office:value-type="float" office:value="69.9691227412">
                <text:p>69.9691227412</text:p>
              </table:table-cell>
              <table:table-cell office:value-type="float" office:value="80.5457312491">
                <text:p>80.5457312491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69.9680517919">
                <text:p>69.9680517919</text:p>
              </table:table-cell>
              <table:table-cell office:value-type="float" office:value="1.07833074752E-015">
                <text:p>1.07833074752E-015</text:p>
              </table:table-cell>
              <table:table-cell office:value-type="float" office:value="69.9680517919">
                <text:p>69.9680517919</text:p>
              </table:table-cell>
              <table:table-cell office:value-type="float" office:value="82.5224638457">
                <text:p>82.5224638457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69.9670183522">
                <text:p>69.9670183522</text:p>
              </table:table-cell>
              <table:table-cell office:value-type="float" office:value="7.94997191234E-016">
                <text:p>7.94997191234E-016</text:p>
              </table:table-cell>
              <table:table-cell office:value-type="float" office:value="69.9670183522">
                <text:p>69.9670183522</text:p>
              </table:table-cell>
              <table:table-cell office:value-type="float" office:value="84.5477089048">
                <text:p>84.5477089048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69.9660194324">
                <text:p>69.9660194324</text:p>
              </table:table-cell>
              <table:table-cell office:value-type="float" office:value="8.1690383986E-016">
                <text:p>8.1690383986E-016</text:p>
              </table:table-cell>
              <table:table-cell office:value-type="float" office:value="69.9660194324">
                <text:p>69.9660194324</text:p>
              </table:table-cell>
              <table:table-cell office:value-type="float" office:value="86.6226570066">
                <text:p>86.622657006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69.9667350275">
                <text:p>69.9667350275</text:p>
              </table:table-cell>
              <table:table-cell office:value-type="float" office:value="6.55015398617E-016">
                <text:p>6.55015398617E-016</text:p>
              </table:table-cell>
              <table:table-cell office:value-type="float" office:value="69.9667350275">
                <text:p>69.9667350275</text:p>
              </table:table-cell>
              <table:table-cell office:value-type="float" office:value="88.7485279505">
                <text:p>88.7485279505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69.9654072774">
                <text:p>69.9654072774</text:p>
              </table:table-cell>
              <table:table-cell office:value-type="float" office:value="6.70796843863E-016">
                <text:p>6.70796843863E-016</text:p>
              </table:table-cell>
              <table:table-cell office:value-type="float" office:value="69.9654072774">
                <text:p>69.9654072774</text:p>
              </table:table-cell>
              <table:table-cell office:value-type="float" office:value="90.9265714716">
                <text:p>90.9265714716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69.964093496">
                <text:p>69.964093496</text:p>
              </table:table-cell>
              <table:table-cell office:value-type="float" office:value="1.0609355976E-015">
                <text:p>1.0609355976E-015</text:p>
              </table:table-cell>
              <table:table-cell office:value-type="float" office:value="69.964093496">
                <text:p>69.964093496</text:p>
              </table:table-cell>
              <table:table-cell office:value-type="float" office:value="93.1580679761">
                <text:p>93.1580679761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69.9628060311">
                <text:p>69.9628060311</text:p>
              </table:table-cell>
              <table:table-cell office:value-type="float" office:value="1.08771313989E-015">
                <text:p>1.08771313989E-015</text:p>
              </table:table-cell>
              <table:table-cell office:value-type="float" office:value="69.9628060311">
                <text:p>69.9628060311</text:p>
              </table:table-cell>
              <table:table-cell office:value-type="float" office:value="95.4443292932">
                <text:p>95.4443292932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69.9614643435">
                <text:p>69.9614643435</text:p>
              </table:table-cell>
              <table:table-cell office:value-type="float" office:value="5.83371508909E-016">
                <text:p>5.83371508909E-016</text:p>
              </table:table-cell>
              <table:table-cell office:value-type="float" office:value="69.9614643435">
                <text:p>69.9614643435</text:p>
              </table:table-cell>
              <table:table-cell office:value-type="float" office:value="97.7866994468">
                <text:p>97.7866994468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69.9603682449">
                <text:p>69.9603682449</text:p>
              </table:table-cell>
              <table:table-cell office:value-type="float" office:value="7.14812790939E-016">
                <text:p>7.14812790939E-016</text:p>
              </table:table-cell>
              <table:table-cell office:value-type="float" office:value="69.9603682449">
                <text:p>69.9603682449</text:p>
              </table:table-cell>
              <table:table-cell office:value-type="float" office:value="100.186555446">
                <text:p>100.186555446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69.9587693105">
                <text:p>69.9587693105</text:p>
              </table:table-cell>
              <table:table-cell office:value-type="float" office:value="6.9050972031E-016">
                <text:p>6.9050972031E-016</text:p>
              </table:table-cell>
              <table:table-cell office:value-type="float" office:value="69.9587693105">
                <text:p>69.9587693105</text:p>
              </table:table-cell>
              <table:table-cell office:value-type="float" office:value="102.645308092">
                <text:p>102.645308092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70.1368454412">
                <text:p>70.1368454412</text:p>
              </table:table-cell>
              <table:table-cell office:value-type="float" office:value="3.77000902518E-016">
                <text:p>3.77000902518E-016</text:p>
              </table:table-cell>
              <table:table-cell office:value-type="float" office:value="70.1368454412">
                <text:p>70.1368454412</text:p>
              </table:table-cell>
              <table:table-cell office:value-type="float" office:value="105.164402814">
                <text:p>105.164402814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70.0367348268">
                <text:p>70.0367348268</text:p>
              </table:table-cell>
              <table:table-cell office:value-type="float" office:value="-6.40519315388E-016">
                <text:p>-6.40519315388E-016</text:p>
              </table:table-cell>
              <table:table-cell office:value-type="float" office:value="70.0367348268">
                <text:p>70.0367348268</text:p>
              </table:table-cell>
              <table:table-cell office:value-type="float" office:value="107.745320509">
                <text:p>107.745320509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69.9389370525">
                <text:p>69.9389370525</text:p>
              </table:table-cell>
              <table:table-cell office:value-type="float" office:value="-3.05411048377E-016">
                <text:p>-3.05411048377E-016</text:p>
              </table:table-cell>
              <table:table-cell office:value-type="float" office:value="69.9389370525">
                <text:p>69.9389370525</text:p>
              </table:table-cell>
              <table:table-cell office:value-type="float" office:value="110.389578421">
                <text:p>110.38957842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9.9336833584">
                <text:p>69.9336833584</text:p>
              </table:table-cell>
              <table:table-cell office:value-type="float" office:value="-2.91382450387E-016">
                <text:p>-2.91382450387E-016</text:p>
              </table:table-cell>
              <table:table-cell office:value-type="float" office:value="69.9336833584">
                <text:p>69.9336833584</text:p>
              </table:table-cell>
              <table:table-cell office:value-type="float" office:value="113.098731031">
                <text:p>113.098731031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69.9242095496">
                <text:p>69.9242095496</text:p>
              </table:table-cell>
              <table:table-cell office:value-type="float" office:value="5.31678860293E-017">
                <text:p>5.31678860293E-017</text:p>
              </table:table-cell>
              <table:table-cell office:value-type="float" office:value="69.9242095496">
                <text:p>69.9242095496</text:p>
              </table:table-cell>
              <table:table-cell office:value-type="float" office:value="115.874370966">
                <text:p>115.874370966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69.9113358374">
                <text:p>69.9113358374</text:p>
              </table:table-cell>
              <table:table-cell office:value-type="float" office:value="-2.11503307168E-016">
                <text:p>-2.11503307168E-016</text:p>
              </table:table-cell>
              <table:table-cell office:value-type="float" office:value="69.9113358374">
                <text:p>69.9113358374</text:p>
              </table:table-cell>
              <table:table-cell office:value-type="float" office:value="118.718129942">
                <text:p>118.71812994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69.9017172016">
                <text:p>69.9017172016</text:p>
              </table:table-cell>
              <table:table-cell office:value-type="float" office:value="-4.98674659529E-016">
                <text:p>-4.98674659529E-016</text:p>
              </table:table-cell>
              <table:table-cell office:value-type="float" office:value="69.9017172016">
                <text:p>69.9017172016</text:p>
              </table:table-cell>
              <table:table-cell office:value-type="float" office:value="121.631679718">
                <text:p>121.631679718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69.8936338571">
                <text:p>69.8936338571</text:p>
              </table:table-cell>
              <table:table-cell office:value-type="float" office:value="-8.34807775488E-016">
                <text:p>-8.34807775488E-016</text:p>
              </table:table-cell>
              <table:table-cell office:value-type="float" office:value="69.8936338571">
                <text:p>69.8936338571</text:p>
              </table:table-cell>
              <table:table-cell office:value-type="float" office:value="124.616733083">
                <text:p>124.616733083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69.8865105654">
                <text:p>69.8865105654</text:p>
              </table:table-cell>
              <table:table-cell office:value-type="float" office:value="-3.79892515178E-016">
                <text:p>-3.79892515178E-016</text:p>
              </table:table-cell>
              <table:table-cell office:value-type="float" office:value="69.8865105654">
                <text:p>69.8865105654</text:p>
              </table:table-cell>
              <table:table-cell office:value-type="float" office:value="127.675044859">
                <text:p>127.675044859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28.020749141">
                <text:p>128.020749141</text:p>
              </table:table-cell>
              <table:table-cell office:value-type="float" office:value="2.43496402296E-015">
                <text:p>2.43496402296E-015</text:p>
              </table:table-cell>
              <table:table-cell office:value-type="float" office:value="128.020749141">
                <text:p>128.020749141</text:p>
              </table:table-cell>
              <table:table-cell office:value-type="float" office:value="130.808412935">
                <text:p>130.80841293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28.01657223">
                <text:p>128.01657223</text:p>
              </table:table-cell>
              <table:table-cell office:value-type="float" office:value="1.82064556443E-015">
                <text:p>1.82064556443E-015</text:p>
              </table:table-cell>
              <table:table-cell office:value-type="float" office:value="128.01657223">
                <text:p>128.01657223</text:p>
              </table:table-cell>
              <table:table-cell office:value-type="float" office:value="134.018679323">
                <text:p>134.01867932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28.012644028">
                <text:p>128.012644028</text:p>
              </table:table-cell>
              <table:table-cell office:value-type="float" office:value="7.35261715523E-015">
                <text:p>7.35261715523E-015</text:p>
              </table:table-cell>
              <table:table-cell office:value-type="float" office:value="128.012644028">
                <text:p>128.012644028</text:p>
              </table:table-cell>
              <table:table-cell office:value-type="float" office:value="137.307731243">
                <text:p>137.307731243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28.008932988">
                <text:p>128.008932988</text:p>
              </table:table-cell>
              <table:table-cell office:value-type="float" office:value="1.97237565199E-015">
                <text:p>1.97237565199E-015</text:p>
              </table:table-cell>
              <table:table-cell office:value-type="float" office:value="128.008932988">
                <text:p>128.008932988</text:p>
              </table:table-cell>
              <table:table-cell office:value-type="float" office:value="140.677502228">
                <text:p>140.67750222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28.005392081">
                <text:p>128.005392081</text:p>
              </table:table-cell>
              <table:table-cell office:value-type="float" office:value="0.0000000000000124669233165">
                <text:p>0.0000000000000124669233165</text:p>
              </table:table-cell>
              <table:table-cell office:value-type="float" office:value="128.005392081">
                <text:p>128.005392081</text:p>
              </table:table-cell>
              <table:table-cell office:value-type="float" office:value="144.129973265">
                <text:p>144.129973265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28.001995719">
                <text:p>128.001995719</text:p>
              </table:table-cell>
              <table:table-cell office:value-type="float" office:value="1.667154016E-015">
                <text:p>1.667154016E-015</text:p>
              </table:table-cell>
              <table:table-cell office:value-type="float" office:value="128.001995719">
                <text:p>128.001995719</text:p>
              </table:table-cell>
              <table:table-cell office:value-type="float" office:value="147.667173957">
                <text:p>147.667173957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27.998730643">
                <text:p>127.998730643</text:p>
              </table:table-cell>
              <table:table-cell office:value-type="float" office:value="1.23740162842E-015">
                <text:p>1.23740162842E-015</text:p>
              </table:table-cell>
              <table:table-cell office:value-type="float" office:value="127.998730643">
                <text:p>127.998730643</text:p>
              </table:table-cell>
              <table:table-cell office:value-type="float" office:value="151.291183717">
                <text:p>151.291183717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27.995586075">
                <text:p>127.995586075</text:p>
              </table:table-cell>
              <table:table-cell office:value-type="float" office:value="1.75282231559E-015">
                <text:p>1.75282231559E-015</text:p>
              </table:table-cell>
              <table:table-cell office:value-type="float" office:value="127.995586075">
                <text:p>127.995586075</text:p>
              </table:table-cell>
              <table:table-cell office:value-type="float" office:value="155.004132992">
                <text:p>155.004132992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27.99255489">
                <text:p>127.99255489</text:p>
              </table:table-cell>
              <table:table-cell office:value-type="float" office:value="1.22146547887E-015">
                <text:p>1.22146547887E-015</text:p>
              </table:table-cell>
              <table:table-cell office:value-type="float" office:value="127.99255489">
                <text:p>127.99255489</text:p>
              </table:table-cell>
              <table:table-cell office:value-type="float" office:value="158.808204512">
                <text:p>158.80820451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27.990228261">
                <text:p>127.990228261</text:p>
              </table:table-cell>
              <table:table-cell office:value-type="float" office:value="5.30604554059E-016">
                <text:p>5.30604554059E-016</text:p>
              </table:table-cell>
              <table:table-cell office:value-type="float" office:value="127.990228261">
                <text:p>127.990228261</text:p>
              </table:table-cell>
              <table:table-cell office:value-type="float" office:value="162.705634576">
                <text:p>162.705634576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27.987351936">
                <text:p>127.987351936</text:p>
              </table:table-cell>
              <table:table-cell office:value-type="float" office:value="2.06337608184E-015">
                <text:p>2.06337608184E-015</text:p>
              </table:table-cell>
              <table:table-cell office:value-type="float" office:value="127.987351936">
                <text:p>127.987351936</text:p>
              </table:table-cell>
              <table:table-cell office:value-type="float" office:value="166.698714365">
                <text:p>166.698714365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27.984572651">
                <text:p>127.984572651</text:p>
              </table:table-cell>
              <table:table-cell office:value-type="float" office:value="1.96732509405E-015">
                <text:p>1.96732509405E-015</text:p>
              </table:table-cell>
              <table:table-cell office:value-type="float" office:value="127.984572651">
                <text:p>127.984572651</text:p>
              </table:table-cell>
              <table:table-cell office:value-type="float" office:value="170.78979129">
                <text:p>170.78979129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27.981878009">
                <text:p>127.981878009</text:p>
              </table:table-cell>
              <table:table-cell office:value-type="float" office:value="2.01977582904E-015">
                <text:p>2.01977582904E-015</text:p>
              </table:table-cell>
              <table:table-cell office:value-type="float" office:value="127.981878009">
                <text:p>127.981878009</text:p>
              </table:table-cell>
              <table:table-cell office:value-type="float" office:value="174.981270371">
                <text:p>174.981270371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27.979178824">
                <text:p>127.979178824</text:p>
              </table:table-cell>
              <table:table-cell office:value-type="float" office:value="1.48590061222E-015">
                <text:p>1.48590061222E-015</text:p>
              </table:table-cell>
              <table:table-cell office:value-type="float" office:value="127.979178824">
                <text:p>127.979178824</text:p>
              </table:table-cell>
              <table:table-cell office:value-type="float" office:value="179.275615652">
                <text:p>179.27561565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27.98158615">
                <text:p>127.98158615</text:p>
              </table:table-cell>
              <table:table-cell office:value-type="float" office:value="9.79375261587E-016">
                <text:p>9.79375261587E-016</text:p>
              </table:table-cell>
              <table:table-cell office:value-type="float" office:value="127.98158615">
                <text:p>127.98158615</text:p>
              </table:table-cell>
              <table:table-cell office:value-type="float" office:value="183.67535165">
                <text:p>183.67535165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27.976818975">
                <text:p>127.976818975</text:p>
              </table:table-cell>
              <table:table-cell office:value-type="float" office:value="2.26884428414E-015">
                <text:p>2.26884428414E-015</text:p>
              </table:table-cell>
              <table:table-cell office:value-type="float" office:value="127.976818975">
                <text:p>127.976818975</text:p>
              </table:table-cell>
              <table:table-cell office:value-type="float" office:value="188.183064836">
                <text:p>188.183064836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27.985117188">
                <text:p>127.985117188</text:p>
              </table:table-cell>
              <table:table-cell office:value-type="float" office:value="9.8550088052E-016">
                <text:p>9.8550088052E-016</text:p>
              </table:table-cell>
              <table:table-cell office:value-type="float" office:value="127.985117188">
                <text:p>127.985117188</text:p>
              </table:table-cell>
              <table:table-cell office:value-type="float" office:value="192.801405158">
                <text:p>192.801405158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27.974151589">
                <text:p>127.974151589</text:p>
              </table:table-cell>
              <table:table-cell office:value-type="float" office:value="1.61848651151E-015">
                <text:p>1.61848651151E-015</text:p>
              </table:table-cell>
              <table:table-cell office:value-type="float" office:value="127.974151589">
                <text:p>127.974151589</text:p>
              </table:table-cell>
              <table:table-cell office:value-type="float" office:value="197.533087599">
                <text:p>197.533087599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27.978049576">
                <text:p>127.978049576</text:p>
              </table:table-cell>
              <table:table-cell office:value-type="float" office:value="-9.39980411895E-016">
                <text:p>-9.39980411895E-016</text:p>
              </table:table-cell>
              <table:table-cell office:value-type="float" office:value="127.978049576">
                <text:p>127.978049576</text:p>
              </table:table-cell>
              <table:table-cell office:value-type="float" office:value="202.380893772">
                <text:p>202.38089377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27.898164224">
                <text:p>127.898164224</text:p>
              </table:table-cell>
              <table:table-cell office:value-type="float" office:value="-7.23028402221E-016">
                <text:p>-7.23028402221E-016</text:p>
              </table:table-cell>
              <table:table-cell office:value-type="float" office:value="127.898164224">
                <text:p>127.898164224</text:p>
              </table:table-cell>
              <table:table-cell office:value-type="float" office:value="207.347673557">
                <text:p>207.347673557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27.842584839">
                <text:p>127.842584839</text:p>
              </table:table-cell>
              <table:table-cell office:value-type="float" office:value="-1.13968604491E-015">
                <text:p>-1.13968604491E-015</text:p>
              </table:table-cell>
              <table:table-cell office:value-type="float" office:value="127.842584839">
                <text:p>127.842584839</text:p>
              </table:table-cell>
              <table:table-cell office:value-type="float" office:value="212.436346771">
                <text:p>212.436346771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27.792907836">
                <text:p>127.792907836</text:p>
              </table:table-cell>
              <table:table-cell office:value-type="float" office:value="3.61311206015E-017">
                <text:p>3.61311206015E-017</text:p>
              </table:table-cell>
              <table:table-cell office:value-type="float" office:value="127.792907836">
                <text:p>127.792907836</text:p>
              </table:table-cell>
              <table:table-cell office:value-type="float" office:value="217.649904894">
                <text:p>217.649904894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27.753281831">
                <text:p>127.753281831</text:p>
              </table:table-cell>
              <table:table-cell office:value-type="float" office:value="3.83193127958E-016">
                <text:p>3.83193127958E-016</text:p>
              </table:table-cell>
              <table:table-cell office:value-type="float" office:value="127.753281831">
                <text:p>127.753281831</text:p>
              </table:table-cell>
              <table:table-cell office:value-type="float" office:value="222.991412817">
                <text:p>222.991412817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27.719809507">
                <text:p>127.719809507</text:p>
              </table:table-cell>
              <table:table-cell office:value-type="float" office:value="9.74490582907E-016">
                <text:p>9.74490582907E-016</text:p>
              </table:table-cell>
              <table:table-cell office:value-type="float" office:value="127.719809507">
                <text:p>127.719809507</text:p>
              </table:table-cell>
              <table:table-cell office:value-type="float" office:value="228.464010652">
                <text:p>228.46401065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34.070915575">
                <text:p>234.070915575</text:p>
              </table:table-cell>
              <table:table-cell office:value-type="float" office:value="3.15548810685E-015">
                <text:p>3.15548810685E-015</text:p>
              </table:table-cell>
              <table:table-cell office:value-type="float" office:value="234.070915575">
                <text:p>234.070915575</text:p>
              </table:table-cell>
              <table:table-cell office:value-type="float" office:value="234.070915575">
                <text:p>234.070915575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234.054994488">
                <text:p>234.054994488</text:p>
              </table:table-cell>
              <table:table-cell office:value-type="float" office:value="1.41062638815E-015">
                <text:p>1.41062638815E-015</text:p>
              </table:table-cell>
              <table:table-cell office:value-type="float" office:value="234.054994488">
                <text:p>234.054994488</text:p>
              </table:table-cell>
              <table:table-cell office:value-type="float" office:value="239.815423714">
                <text:p>239.815423714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34.042563229">
                <text:p>234.042563229</text:p>
              </table:table-cell>
              <table:table-cell office:value-type="float" office:value="4.43718768398E-015">
                <text:p>4.43718768398E-015</text:p>
              </table:table-cell>
              <table:table-cell office:value-type="float" office:value="234.042563229">
                <text:p>234.042563229</text:p>
              </table:table-cell>
              <table:table-cell office:value-type="float" office:value="245.700912093">
                <text:p>245.700912093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234.031280221">
                <text:p>234.031280221</text:p>
              </table:table-cell>
              <table:table-cell office:value-type="float" office:value="4.1346967251E-015">
                <text:p>4.1346967251E-015</text:p>
              </table:table-cell>
              <table:table-cell office:value-type="float" office:value="234.031280221">
                <text:p>234.031280221</text:p>
              </table:table-cell>
              <table:table-cell office:value-type="float" office:value="251.730840612">
                <text:p>251.73084061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34.020861134">
                <text:p>234.020861134</text:p>
              </table:table-cell>
              <table:table-cell office:value-type="float" office:value="4.42204881732E-015">
                <text:p>4.42204881732E-015</text:p>
              </table:table-cell>
              <table:table-cell office:value-type="float" office:value="234.020861134">
                <text:p>234.020861134</text:p>
              </table:table-cell>
              <table:table-cell office:value-type="float" office:value="257.908754085">
                <text:p>257.90875408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234.011121151">
                <text:p>234.011121151</text:p>
              </table:table-cell>
              <table:table-cell office:value-type="float" office:value="3.51328606311E-015">
                <text:p>3.51328606311E-015</text:p>
              </table:table-cell>
              <table:table-cell office:value-type="float" office:value="234.011121151">
                <text:p>234.011121151</text:p>
              </table:table-cell>
              <table:table-cell office:value-type="float" office:value="264.238284319">
                <text:p>264.238284319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34.002190345">
                <text:p>234.002190345</text:p>
              </table:table-cell>
              <table:table-cell office:value-type="float" office:value="1.2730476866E-015">
                <text:p>1.2730476866E-015</text:p>
              </table:table-cell>
              <table:table-cell office:value-type="float" office:value="234.002190345">
                <text:p>234.002190345</text:p>
              </table:table-cell>
              <table:table-cell office:value-type="float" office:value="270.723152254">
                <text:p>270.723152254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233.993901436">
                <text:p>233.993901436</text:p>
              </table:table-cell>
              <table:table-cell office:value-type="float" office:value="8.3816792579E-016">
                <text:p>8.3816792579E-016</text:p>
              </table:table-cell>
              <table:table-cell office:value-type="float" office:value="233.993901436">
                <text:p>233.993901436</text:p>
              </table:table-cell>
              <table:table-cell office:value-type="float" office:value="277.367170148">
                <text:p>277.367170148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33.986155137">
                <text:p>233.986155137</text:p>
              </table:table-cell>
              <table:table-cell office:value-type="float" office:value="3.24021272143E-015">
                <text:p>3.24021272143E-015</text:p>
              </table:table-cell>
              <table:table-cell office:value-type="float" office:value="233.986155137">
                <text:p>233.986155137</text:p>
              </table:table-cell>
              <table:table-cell office:value-type="float" office:value="284.174243819">
                <text:p>284.174243819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233.97889449">
                <text:p>233.97889449</text:p>
              </table:table-cell>
              <table:table-cell office:value-type="float" office:value="1.41199677897E-015">
                <text:p>1.41199677897E-015</text:p>
              </table:table-cell>
              <table:table-cell office:value-type="float" office:value="233.97889449">
                <text:p>233.97889449</text:p>
              </table:table-cell>
              <table:table-cell office:value-type="float" office:value="291.148374939">
                <text:p>291.14837493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33.972257273">
                <text:p>233.972257273</text:p>
              </table:table-cell>
              <table:table-cell office:value-type="float" office:value="3.89045972688E-015">
                <text:p>3.89045972688E-015</text:p>
              </table:table-cell>
              <table:table-cell office:value-type="float" office:value="233.972257273">
                <text:p>233.972257273</text:p>
              </table:table-cell>
              <table:table-cell office:value-type="float" office:value="298.293663389">
                <text:p>298.293663389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233.965872609">
                <text:p>233.965872609</text:p>
              </table:table-cell>
              <table:table-cell office:value-type="float" office:value="1.43173319394E-015">
                <text:p>1.43173319394E-015</text:p>
              </table:table-cell>
              <table:table-cell office:value-type="float" office:value="233.965872609">
                <text:p>233.965872609</text:p>
              </table:table-cell>
              <table:table-cell office:value-type="float" office:value="305.614309669">
                <text:p>305.614309669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33.959881328">
                <text:p>233.959881328</text:p>
              </table:table-cell>
              <table:table-cell office:value-type="float" office:value="1.75995862974E-015">
                <text:p>1.75995862974E-015</text:p>
              </table:table-cell>
              <table:table-cell office:value-type="float" office:value="233.959881328">
                <text:p>233.959881328</text:p>
              </table:table-cell>
              <table:table-cell office:value-type="float" office:value="313.114617364">
                <text:p>313.114617364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233.954291492">
                <text:p>233.954291492</text:p>
              </table:table-cell>
              <table:table-cell office:value-type="float" office:value="3.22858429941E-015">
                <text:p>3.22858429941E-015</text:p>
              </table:table-cell>
              <table:table-cell office:value-type="float" office:value="233.954291492">
                <text:p>233.954291492</text:p>
              </table:table-cell>
              <table:table-cell office:value-type="float" office:value="320.79899568">
                <text:p>320.79899568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33.949079195">
                <text:p>233.949079195</text:p>
              </table:table-cell>
              <table:table-cell office:value-type="float" office:value="3.63641357619E-015">
                <text:p>3.63641357619E-015</text:p>
              </table:table-cell>
              <table:table-cell office:value-type="float" office:value="233.949079195">
                <text:p>233.949079195</text:p>
              </table:table-cell>
              <table:table-cell office:value-type="float" office:value="328.671962029">
                <text:p>328.671962029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233.946305047">
                <text:p>233.946305047</text:p>
              </table:table-cell>
              <table:table-cell office:value-type="float" office:value="8.93574494523E-016">
                <text:p>8.93574494523E-016</text:p>
              </table:table-cell>
              <table:table-cell office:value-type="float" office:value="233.946305047">
                <text:p>233.946305047</text:p>
              </table:table-cell>
              <table:table-cell office:value-type="float" office:value="336.738144692">
                <text:p>336.738144692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33.941480161">
                <text:p>233.941480161</text:p>
              </table:table-cell>
              <table:table-cell office:value-type="float" office:value="3.41271635853E-015">
                <text:p>3.41271635853E-015</text:p>
              </table:table-cell>
              <table:table-cell office:value-type="float" office:value="233.941480161">
                <text:p>233.941480161</text:p>
              </table:table-cell>
              <table:table-cell office:value-type="float" office:value="345.002285533">
                <text:p>345.002285533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233.957286579">
                <text:p>233.957286579</text:p>
              </table:table-cell>
              <table:table-cell office:value-type="float" office:value="2.37111211217E-015">
                <text:p>2.37111211217E-015</text:p>
              </table:table-cell>
              <table:table-cell office:value-type="float" office:value="233.957286579">
                <text:p>233.957286579</text:p>
              </table:table-cell>
              <table:table-cell office:value-type="float" office:value="353.46924279">
                <text:p>353.46924279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33.940151866">
                <text:p>233.940151866</text:p>
              </table:table-cell>
              <table:table-cell office:value-type="float" office:value="3.43878211825E-015">
                <text:p>3.43878211825E-015</text:p>
              </table:table-cell>
              <table:table-cell office:value-type="float" office:value="233.940151866">
                <text:p>233.940151866</text:p>
              </table:table-cell>
              <table:table-cell office:value-type="float" office:value="362.143993932">
                <text:p>362.143993932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233.98073788">
                <text:p>233.98073788</text:p>
              </table:table-cell>
              <table:table-cell office:value-type="float" office:value="2.35100428156E-015">
                <text:p>2.35100428156E-015</text:p>
              </table:table-cell>
              <table:table-cell office:value-type="float" office:value="233.98073788">
                <text:p>233.98073788</text:p>
              </table:table-cell>
              <table:table-cell office:value-type="float" office:value="371.031638583">
                <text:p>371.031638583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33.682515947">
                <text:p>233.682515947</text:p>
              </table:table-cell>
              <table:table-cell office:value-type="float" office:value="-9.34216742683E-016">
                <text:p>-9.34216742683E-016</text:p>
              </table:table-cell>
              <table:table-cell office:value-type="float" office:value="233.682515947">
                <text:p>233.682515947</text:p>
              </table:table-cell>
              <table:table-cell office:value-type="float" office:value="380.13740152">
                <text:p>380.13740152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233.413800135">
                <text:p>233.413800135</text:p>
              </table:table-cell>
              <table:table-cell office:value-type="float" office:value="-3.20196779131E-015">
                <text:p>-3.20196779131E-015</text:p>
              </table:table-cell>
              <table:table-cell office:value-type="float" office:value="233.413800135">
                <text:p>233.413800135</text:p>
              </table:table-cell>
              <table:table-cell office:value-type="float" office:value="389.466635747">
                <text:p>389.466635747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33.231425625">
                <text:p>233.231425625</text:p>
              </table:table-cell>
              <table:table-cell office:value-type="float" office:value="-2.90239661712E-015">
                <text:p>-2.90239661712E-015</text:p>
              </table:table-cell>
              <table:table-cell office:value-type="float" office:value="233.231425625">
                <text:p>233.231425625</text:p>
              </table:table-cell>
              <table:table-cell office:value-type="float" office:value="399.024825638">
                <text:p>399.024825638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233.092421937">
                <text:p>233.092421937</text:p>
              </table:table-cell>
              <table:table-cell office:value-type="float" office:value="-2.31346027368E-015">
                <text:p>-2.31346027368E-015</text:p>
              </table:table-cell>
              <table:table-cell office:value-type="float" office:value="233.092421937">
                <text:p>233.092421937</text:p>
              </table:table-cell>
              <table:table-cell office:value-type="float" office:value="408.817590164">
                <text:p>408.817590164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32.975110537">
                <text:p>232.975110537</text:p>
              </table:table-cell>
              <table:table-cell office:value-type="float" office:value="1.1653086537E-015">
                <text:p>1.1653086537E-015</text:p>
              </table:table-cell>
              <table:table-cell office:value-type="float" office:value="232.975110537">
                <text:p>232.975110537</text:p>
              </table:table-cell>
              <table:table-cell office:value-type="float" office:value="418.850686196">
                <text:p>418.850686196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32.871208723">
                <text:p>232.871208723</text:p>
              </table:table-cell>
              <table:table-cell office:value-type="float" office:value="2.52720985827E-015">
                <text:p>2.52720985827E-015</text:p>
              </table:table-cell>
              <table:table-cell office:value-type="float" office:value="232.871208723">
                <text:p>232.871208723</text:p>
              </table:table-cell>
              <table:table-cell office:value-type="float" office:value="429.130011887">
                <text:p>429.130011887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426.925928415">
                <text:p>426.925928415</text:p>
              </table:table-cell>
              <table:table-cell office:value-type="float" office:value="5.58785160264E-015">
                <text:p>5.58785160264E-015</text:p>
              </table:table-cell>
              <table:table-cell office:value-type="float" office:value="426.925928415">
                <text:p>426.925928415</text:p>
              </table:table-cell>
              <table:table-cell office:value-type="float" office:value="439.661610143">
                <text:p>439.661610143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426.95975788">
                <text:p>426.95975788</text:p>
              </table:table-cell>
              <table:table-cell office:value-type="float" office:value="0.0000000000000137677267269">
                <text:p>0.0000000000000137677267269</text:p>
              </table:table-cell>
              <table:table-cell office:value-type="float" office:value="426.95975788">
                <text:p>426.95975788</text:p>
              </table:table-cell>
              <table:table-cell office:value-type="float" office:value="450.451672171">
                <text:p>450.451672171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426.998784272">
                <text:p>426.998784272</text:p>
              </table:table-cell>
              <table:table-cell office:value-type="float" office:value="1.22617661025E-015">
                <text:p>1.22617661025E-015</text:p>
              </table:table-cell>
              <table:table-cell office:value-type="float" office:value="426.998784272">
                <text:p>426.998784272</text:p>
              </table:table-cell>
              <table:table-cell office:value-type="float" office:value="461.506541123">
                <text:p>461.506541123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427.039898397">
                <text:p>427.039898397</text:p>
              </table:table-cell>
              <table:table-cell office:value-type="float" office:value="5.13553069782E-015">
                <text:p>5.13553069782E-015</text:p>
              </table:table-cell>
              <table:table-cell office:value-type="float" office:value="427.039898397">
                <text:p>427.039898397</text:p>
              </table:table-cell>
              <table:table-cell office:value-type="float" office:value="472.832715822">
                <text:p>472.83271582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27.082304947">
                <text:p>427.082304947</text:p>
              </table:table-cell>
              <table:table-cell office:value-type="float" office:value="6.01072503588E-015">
                <text:p>6.01072503588E-015</text:p>
              </table:table-cell>
              <table:table-cell office:value-type="float" office:value="427.082304947">
                <text:p>427.082304947</text:p>
              </table:table-cell>
              <table:table-cell office:value-type="float" office:value="484.436854584">
                <text:p>484.436854584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427.124984279">
                <text:p>427.124984279</text:p>
              </table:table-cell>
              <table:table-cell office:value-type="float" office:value="5.93103216886E-015">
                <text:p>5.93103216886E-015</text:p>
              </table:table-cell>
              <table:table-cell office:value-type="float" office:value="427.124984279">
                <text:p>427.124984279</text:p>
              </table:table-cell>
              <table:table-cell office:value-type="float" office:value="496.325779132">
                <text:p>496.325779132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427.169410277">
                <text:p>427.169410277</text:p>
              </table:table-cell>
              <table:table-cell office:value-type="float" office:value="5.79287579187E-016">
                <text:p>5.79287579187E-016</text:p>
              </table:table-cell>
              <table:table-cell office:value-type="float" office:value="427.169410277">
                <text:p>427.169410277</text:p>
              </table:table-cell>
              <table:table-cell office:value-type="float" office:value="508.506478605">
                <text:p>508.506478605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427.214738627">
                <text:p>427.214738627</text:p>
              </table:table-cell>
              <table:table-cell office:value-type="float" office:value="-5.57215466553E-016">
                <text:p>-5.57215466553E-016</text:p>
              </table:table-cell>
              <table:table-cell office:value-type="float" office:value="427.214738627">
                <text:p>427.214738627</text:p>
              </table:table-cell>
              <table:table-cell office:value-type="float" office:value="520.986113668">
                <text:p>520.986113668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427.260369584">
                <text:p>427.260369584</text:p>
              </table:table-cell>
              <table:table-cell office:value-type="float" office:value="4.38744891168E-015">
                <text:p>4.38744891168E-015</text:p>
              </table:table-cell>
              <table:table-cell office:value-type="float" office:value="427.260369584">
                <text:p>427.260369584</text:p>
              </table:table-cell>
              <table:table-cell office:value-type="float" office:value="533.772020721">
                <text:p>533.772020721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427.306176203">
                <text:p>427.306176203</text:p>
              </table:table-cell>
              <table:table-cell office:value-type="float" office:value="0.0000000000000103863766035">
                <text:p>0.0000000000000103863766035</text:p>
              </table:table-cell>
              <table:table-cell office:value-type="float" office:value="427.306176203">
                <text:p>427.306176203</text:p>
              </table:table-cell>
              <table:table-cell office:value-type="float" office:value="546.871716213">
                <text:p>546.871716213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427.352041766">
                <text:p>427.352041766</text:p>
              </table:table-cell>
              <table:table-cell office:value-type="float" office:value="6.71100810069E-015">
                <text:p>6.71100810069E-015</text:p>
              </table:table-cell>
              <table:table-cell office:value-type="float" office:value="427.352041766">
                <text:p>427.352041766</text:p>
              </table:table-cell>
              <table:table-cell office:value-type="float" office:value="560.292901059">
                <text:p>560.292901059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427.397763225">
                <text:p>427.397763225</text:p>
              </table:table-cell>
              <table:table-cell office:value-type="float" office:value="7.45190649801E-015">
                <text:p>7.45190649801E-015</text:p>
              </table:table-cell>
              <table:table-cell office:value-type="float" office:value="427.397763225">
                <text:p>427.397763225</text:p>
              </table:table-cell>
              <table:table-cell office:value-type="float" office:value="574.043465167">
                <text:p>574.043465167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427.443230271">
                <text:p>427.443230271</text:p>
              </table:table-cell>
              <table:table-cell office:value-type="float" office:value="6.74590570116E-015">
                <text:p>6.74590570116E-015</text:p>
              </table:table-cell>
              <table:table-cell office:value-type="float" office:value="427.443230271">
                <text:p>427.443230271</text:p>
              </table:table-cell>
              <table:table-cell office:value-type="float" office:value="588.13149208">
                <text:p>588.13149208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427.488785818">
                <text:p>427.488785818</text:p>
              </table:table-cell>
              <table:table-cell office:value-type="float" office:value="-8.99233552388E-016">
                <text:p>-8.99233552388E-016</text:p>
              </table:table-cell>
              <table:table-cell office:value-type="float" office:value="427.488785818">
                <text:p>427.488785818</text:p>
              </table:table-cell>
              <table:table-cell office:value-type="float" office:value="602.565263721">
                <text:p>602.56526372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27.534474882">
                <text:p>427.534474882</text:p>
              </table:table-cell>
              <table:table-cell office:value-type="float" office:value="0.0000000000000132137417448">
                <text:p>0.0000000000000132137417448</text:p>
              </table:table-cell>
              <table:table-cell office:value-type="float" office:value="427.534474882">
                <text:p>427.534474882</text:p>
              </table:table-cell>
              <table:table-cell office:value-type="float" office:value="617.353265269">
                <text:p>617.353265269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427.579746588">
                <text:p>427.579746588</text:p>
              </table:table-cell>
              <table:table-cell office:value-type="float" office:value="5.5730913758E-015">
                <text:p>5.5730913758E-015</text:p>
              </table:table-cell>
              <table:table-cell office:value-type="float" office:value="427.579746588">
                <text:p>427.579746588</text:p>
              </table:table-cell>
              <table:table-cell office:value-type="float" office:value="632.504190143">
                <text:p>632.504190143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427.631822027">
                <text:p>427.631822027</text:p>
              </table:table-cell>
              <table:table-cell office:value-type="float" office:value="2.23515173839E-015">
                <text:p>2.23515173839E-015</text:p>
              </table:table-cell>
              <table:table-cell office:value-type="float" office:value="427.631822027">
                <text:p>427.631822027</text:p>
              </table:table-cell>
              <table:table-cell office:value-type="float" office:value="648.026945115">
                <text:p>648.026945115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427.675800374">
                <text:p>427.675800374</text:p>
              </table:table-cell>
              <table:table-cell office:value-type="float" office:value="2.4770832228E-015">
                <text:p>2.4770832228E-015</text:p>
              </table:table-cell>
              <table:table-cell office:value-type="float" office:value="427.675800374">
                <text:p>427.675800374</text:p>
              </table:table-cell>
              <table:table-cell office:value-type="float" office:value="663.930655542">
                <text:p>663.930655542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427.740848418">
                <text:p>427.740848418</text:p>
              </table:table-cell>
              <table:table-cell office:value-type="float" office:value="4.6970669865E-015">
                <text:p>4.6970669865E-015</text:p>
              </table:table-cell>
              <table:table-cell office:value-type="float" office:value="427.740848418">
                <text:p>427.740848418</text:p>
              </table:table-cell>
              <table:table-cell office:value-type="float" office:value="680.224670735">
                <text:p>680.224670735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426.543848405">
                <text:p>426.543848405</text:p>
              </table:table-cell>
              <table:table-cell office:value-type="float" office:value="-3.61148593579E-015">
                <text:p>-3.61148593579E-015</text:p>
              </table:table-cell>
              <table:table-cell office:value-type="float" office:value="426.543848405">
                <text:p>426.543848405</text:p>
              </table:table-cell>
              <table:table-cell office:value-type="float" office:value="696.918569454">
                <text:p>696.918569454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425.181626923">
                <text:p>425.181626923</text:p>
              </table:table-cell>
              <table:table-cell office:value-type="float" office:value="3.79602999466E-015">
                <text:p>3.79602999466E-015</text:p>
              </table:table-cell>
              <table:table-cell office:value-type="float" office:value="425.181626923">
                <text:p>425.181626923</text:p>
              </table:table-cell>
              <table:table-cell office:value-type="float" office:value="714.022165536">
                <text:p>714.022165536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424.203103783">
                <text:p>424.203103783</text:p>
              </table:table-cell>
              <table:table-cell office:value-type="float" office:value="-4.19940221877E-015">
                <text:p>-4.19940221877E-015</text:p>
              </table:table-cell>
              <table:table-cell office:value-type="float" office:value="424.203103783">
                <text:p>424.203103783</text:p>
              </table:table-cell>
              <table:table-cell office:value-type="float" office:value="731.54551367">
                <text:p>731.54551367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423.353846348">
                <text:p>423.353846348</text:p>
              </table:table-cell>
              <table:table-cell office:value-type="float" office:value="-1.36130477484E-015">
                <text:p>-1.36130477484E-015</text:p>
              </table:table-cell>
              <table:table-cell office:value-type="float" office:value="423.353846348">
                <text:p>423.353846348</text:p>
              </table:table-cell>
              <table:table-cell office:value-type="float" office:value="749.498915301">
                <text:p>749.498915301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422.583112045">
                <text:p>422.583112045</text:p>
              </table:table-cell>
              <table:table-cell office:value-type="float" office:value="-3.32080749668E-015">
                <text:p>-3.32080749668E-015</text:p>
              </table:table-cell>
              <table:table-cell office:value-type="float" office:value="422.583112045">
                <text:p>422.583112045</text:p>
              </table:table-cell>
              <table:table-cell office:value-type="float" office:value="767.892924693">
                <text:p>767.89292469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73.429171533">
                <text:p>773.429171533</text:p>
              </table:table-cell>
              <table:table-cell office:value-type="float" office:value="2.37687413888E-015">
                <text:p>2.37687413888E-015</text:p>
              </table:table-cell>
              <table:table-cell office:value-type="float" office:value="773.429171533">
                <text:p>773.429171533</text:p>
              </table:table-cell>
              <table:table-cell office:value-type="float" office:value="786.738355126">
                <text:p>786.738355126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773.679993829">
                <text:p>773.679993829</text:p>
              </table:table-cell>
              <table:table-cell office:value-type="float" office:value="7.38121140787E-015">
                <text:p>7.38121140787E-015</text:p>
              </table:table-cell>
              <table:table-cell office:value-type="float" office:value="773.679993829">
                <text:p>773.679993829</text:p>
              </table:table-cell>
              <table:table-cell office:value-type="float" office:value="806.046285261">
                <text:p>806.046285261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774.120108435">
                <text:p>774.120108435</text:p>
              </table:table-cell>
              <table:table-cell office:value-type="float" office:value="0.0000000000000146596150856">
                <text:p>0.0000000000000146596150856</text:p>
              </table:table-cell>
              <table:table-cell office:value-type="float" office:value="774.120108435">
                <text:p>774.120108435</text:p>
              </table:table-cell>
              <table:table-cell office:value-type="float" office:value="825.828065646">
                <text:p>825.828065646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774.5561687">
                <text:p>774.5561687</text:p>
              </table:table-cell>
              <table:table-cell office:value-type="float" office:value="0.0000000000000110969994374">
                <text:p>0.0000000000000110969994374</text:p>
              </table:table-cell>
              <table:table-cell office:value-type="float" office:value="774.5561687">
                <text:p>774.5561687</text:p>
              </table:table-cell>
              <table:table-cell office:value-type="float" office:value="846.095325391">
                <text:p>846.095325391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774.969985062">
                <text:p>774.969985062</text:p>
              </table:table-cell>
              <table:table-cell office:value-type="float" office:value="5.20729890462E-015">
                <text:p>5.20729890462E-015</text:p>
              </table:table-cell>
              <table:table-cell office:value-type="float" office:value="774.969985062">
                <text:p>774.969985062</text:p>
              </table:table-cell>
              <table:table-cell office:value-type="float" office:value="866.859979007">
                <text:p>866.859979007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775.358795232">
                <text:p>775.358795232</text:p>
              </table:table-cell>
              <table:table-cell office:value-type="float" office:value="-8.89967609692E-015">
                <text:p>-8.89967609692E-015</text:p>
              </table:table-cell>
              <table:table-cell office:value-type="float" office:value="775.358795232">
                <text:p>775.358795232</text:p>
              </table:table-cell>
              <table:table-cell office:value-type="float" office:value="888.134233404">
                <text:p>888.134233404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775.729834551">
                <text:p>775.729834551</text:p>
              </table:table-cell>
              <table:table-cell office:value-type="float" office:value="0.0000000000000177168062397">
                <text:p>0.0000000000000177168062397</text:p>
              </table:table-cell>
              <table:table-cell office:value-type="float" office:value="775.729834551">
                <text:p>775.729834551</text:p>
              </table:table-cell>
              <table:table-cell office:value-type="float" office:value="909.930595076">
                <text:p>909.930595076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776.079747725">
                <text:p>776.079747725</text:p>
              </table:table-cell>
              <table:table-cell office:value-type="float" office:value="9.47756667443E-015">
                <text:p>9.47756667443E-015</text:p>
              </table:table-cell>
              <table:table-cell office:value-type="float" office:value="776.079747725">
                <text:p>776.079747725</text:p>
              </table:table-cell>
              <table:table-cell office:value-type="float" office:value="932.261877443">
                <text:p>932.261877443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776.407326359">
                <text:p>776.407326359</text:p>
              </table:table-cell>
              <table:table-cell office:value-type="float" office:value="7.84568366562E-015">
                <text:p>7.84568366562E-015</text:p>
              </table:table-cell>
              <table:table-cell office:value-type="float" office:value="776.407326359">
                <text:p>776.407326359</text:p>
              </table:table-cell>
              <table:table-cell office:value-type="float" office:value="955.141208391">
                <text:p>955.141208391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776.715110202">
                <text:p>776.715110202</text:p>
              </table:table-cell>
              <table:table-cell office:value-type="float" office:value="0.0000000000000122933486786">
                <text:p>0.0000000000000122933486786</text:p>
              </table:table-cell>
              <table:table-cell office:value-type="float" office:value="776.715110202">
                <text:p>776.715110202</text:p>
              </table:table-cell>
              <table:table-cell office:value-type="float" office:value="978.582037989">
                <text:p>978.58203798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777.007074497">
                <text:p>777.007074497</text:p>
              </table:table-cell>
              <table:table-cell office:value-type="float" office:value="0.0000000000000150321811755">
                <text:p>0.0000000000000150321811755</text:p>
              </table:table-cell>
              <table:table-cell office:value-type="float" office:value="777.007074497">
                <text:p>777.007074497</text:p>
              </table:table-cell>
              <table:table-cell office:value-type="float" office:value="1002.59814639">
                <text:p>1002.59814639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777.281926851">
                <text:p>777.281926851</text:p>
              </table:table-cell>
              <table:table-cell office:value-type="float" office:value="0.0000000000000104927689725">
                <text:p>0.0000000000000104927689725</text:p>
              </table:table-cell>
              <table:table-cell office:value-type="float" office:value="777.281926851">
                <text:p>777.281926851</text:p>
              </table:table-cell>
              <table:table-cell office:value-type="float" office:value="1027.20365194">
                <text:p>1027.20365194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777.547129269">
                <text:p>777.547129269</text:p>
              </table:table-cell>
              <table:table-cell office:value-type="float" office:value="0.000000000000010179982438">
                <text:p>0.000000000000010179982438</text:p>
              </table:table-cell>
              <table:table-cell office:value-type="float" office:value="777.547129269">
                <text:p>777.547129269</text:p>
              </table:table-cell>
              <table:table-cell office:value-type="float" office:value="1052.41301947">
                <text:p>1052.41301947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777.799822599">
                <text:p>777.799822599</text:p>
              </table:table-cell>
              <table:table-cell office:value-type="float" office:value="8.79133255481E-015">
                <text:p>8.79133255481E-015</text:p>
              </table:table-cell>
              <table:table-cell office:value-type="float" office:value="777.799822599">
                <text:p>777.799822599</text:p>
              </table:table-cell>
              <table:table-cell office:value-type="float" office:value="1078.24106881">
                <text:p>1078.24106881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778.04720674">
                <text:p>778.04720674</text:p>
              </table:table-cell>
              <table:table-cell office:value-type="float" office:value="0.0000000000000228407980237">
                <text:p>0.0000000000000228407980237</text:p>
              </table:table-cell>
              <table:table-cell office:value-type="float" office:value="778.04720674">
                <text:p>778.04720674</text:p>
              </table:table-cell>
              <table:table-cell office:value-type="float" office:value="1104.70298349">
                <text:p>1104.70298349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778.287695862">
                <text:p>778.287695862</text:p>
              </table:table-cell>
              <table:table-cell office:value-type="float" office:value="-0.0000000000000121361969597">
                <text:p>-0.0000000000000121361969597</text:p>
              </table:table-cell>
              <table:table-cell office:value-type="float" office:value="778.287695862">
                <text:p>778.287695862</text:p>
              </table:table-cell>
              <table:table-cell office:value-type="float" office:value="1131.81431966">
                <text:p>1131.81431966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778.523623499">
                <text:p>778.523623499</text:p>
              </table:table-cell>
              <table:table-cell office:value-type="float" office:value="0.0000000000000219081651022">
                <text:p>0.0000000000000219081651022</text:p>
              </table:table-cell>
              <table:table-cell office:value-type="float" office:value="778.523623499">
                <text:p>778.523623499</text:p>
              </table:table-cell>
              <table:table-cell office:value-type="float" office:value="1159.59101526">
                <text:p>1159.59101526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778.761286132">
                <text:p>778.761286132</text:p>
              </table:table-cell>
              <table:table-cell office:value-type="float" office:value="6.30822555365E-015">
                <text:p>6.30822555365E-015</text:p>
              </table:table-cell>
              <table:table-cell office:value-type="float" office:value="778.761286132">
                <text:p>778.761286132</text:p>
              </table:table-cell>
              <table:table-cell office:value-type="float" office:value="1188.04939938">
                <text:p>1188.04939938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778.992538619">
                <text:p>778.992538619</text:p>
              </table:table-cell>
              <table:table-cell office:value-type="float" office:value="6.73063698877E-015">
                <text:p>6.73063698877E-015</text:p>
              </table:table-cell>
              <table:table-cell office:value-type="float" office:value="778.992538619">
                <text:p>778.992538619</text:p>
              </table:table-cell>
              <table:table-cell office:value-type="float" office:value="1217.20620183">
                <text:p>1217.20620183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779.246244134">
                <text:p>779.246244134</text:p>
              </table:table-cell>
              <table:table-cell office:value-type="float" office:value="0.0000000000000104574721421">
                <text:p>0.0000000000000104574721421</text:p>
              </table:table-cell>
              <table:table-cell office:value-type="float" office:value="779.246244134">
                <text:p>779.246244134</text:p>
              </table:table-cell>
              <table:table-cell office:value-type="float" office:value="1247.07856301">
                <text:p>1247.0785630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772.931840059">
                <text:p>772.931840059</text:p>
              </table:table-cell>
              <table:table-cell office:value-type="float" office:value="0.000000000000011028256676">
                <text:p>0.000000000000011028256676</text:p>
              </table:table-cell>
              <table:table-cell office:value-type="float" office:value="772.931840059">
                <text:p>772.931840059</text:p>
              </table:table-cell>
              <table:table-cell office:value-type="float" office:value="1277.684044">
                <text:p>1277.684044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760.509739432">
                <text:p>760.509739432</text:p>
              </table:table-cell>
              <table:table-cell office:value-type="float" office:value="-7.37962270068E-015">
                <text:p>-7.37962270068E-015</text:p>
              </table:table-cell>
              <table:table-cell office:value-type="float" office:value="760.509739432">
                <text:p>760.509739432</text:p>
              </table:table-cell>
              <table:table-cell office:value-type="float" office:value="1309.04063682">
                <text:p>1309.04063682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751.148804757">
                <text:p>751.148804757</text:p>
              </table:table-cell>
              <table:table-cell office:value-type="float" office:value="-7.62702523942E-015">
                <text:p>-7.62702523942E-015</text:p>
              </table:table-cell>
              <table:table-cell office:value-type="float" office:value="751.148804757">
                <text:p>751.148804757</text:p>
              </table:table-cell>
              <table:table-cell office:value-type="float" office:value="1341.16677506">
                <text:p>1341.16677506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742.86110027">
                <text:p>742.86110027</text:p>
              </table:table-cell>
              <table:table-cell office:value-type="float" office:value="8.75603974759E-015">
                <text:p>8.75603974759E-015</text:p>
              </table:table-cell>
              <table:table-cell office:value-type="float" office:value="742.86110027">
                <text:p>742.86110027</text:p>
              </table:table-cell>
              <table:table-cell office:value-type="float" office:value="1374.08134472">
                <text:p>1374.08134472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735.325426355">
                <text:p>735.325426355</text:p>
              </table:table-cell>
              <table:table-cell office:value-type="float" office:value="0.0000000000000113097788631">
                <text:p>0.0000000000000113097788631</text:p>
              </table:table-cell>
              <table:table-cell office:value-type="float" office:value="735.325426355">
                <text:p>735.325426355</text:p>
              </table:table-cell>
              <table:table-cell office:value-type="float" office:value="1407.80369527">
                <text:p>1407.80369527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728.421097157">
                <text:p>728.421097157</text:p>
              </table:table-cell>
              <table:table-cell office:value-type="float" office:value="-2.26716696169E-015">
                <text:p>-2.26716696169E-015</text:p>
              </table:table-cell>
              <table:table-cell office:value-type="float" office:value="728.421097157">
                <text:p>728.421097157</text:p>
              </table:table-cell>
              <table:table-cell office:value-type="float" office:value="1442.35365107">
                <text:p>1442.35365107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1335.70559419">
                <text:p>1335.70559419</text:p>
              </table:table-cell>
              <table:table-cell office:value-type="float" office:value="0.0000000000000181479789704">
                <text:p>0.0000000000000181479789704</text:p>
              </table:table-cell>
              <table:table-cell office:value-type="float" office:value="1335.70559419">
                <text:p>1335.70559419</text:p>
              </table:table-cell>
              <table:table-cell office:value-type="float" office:value="1477.75152298">
                <text:p>1477.75152298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1337.03642011">
                <text:p>1337.03642011</text:p>
              </table:table-cell>
              <table:table-cell office:value-type="float" office:value="0.0000000000000232913659851">
                <text:p>0.0000000000000232913659851</text:p>
              </table:table-cell>
              <table:table-cell office:value-type="float" office:value="1337.03642011">
                <text:p>1337.03642011</text:p>
              </table:table-cell>
              <table:table-cell office:value-type="float" office:value="1514.01812035">
                <text:p>1514.0181203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338.2339415">
                <text:p>1338.2339415</text:p>
              </table:table-cell>
              <table:table-cell office:value-type="float" office:value="0.0000000000000485311244157">
                <text:p>0.0000000000000485311244157</text:p>
              </table:table-cell>
              <table:table-cell office:value-type="float" office:value="1338.2339415">
                <text:p>1338.2339415</text:p>
              </table:table-cell>
              <table:table-cell office:value-type="float" office:value="1551.17476322">
                <text:p>1551.17476322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1339.10034558">
                <text:p>1339.10034558</text:p>
              </table:table-cell>
              <table:table-cell office:value-type="float" office:value="0.0000000000000361396525394">
                <text:p>0.0000000000000361396525394</text:p>
              </table:table-cell>
              <table:table-cell office:value-type="float" office:value="1339.10034558">
                <text:p>1339.10034558</text:p>
              </table:table-cell>
              <table:table-cell office:value-type="float" office:value="1589.24329485">
                <text:p>1589.2432948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339.57182663">
                <text:p>1339.57182663</text:p>
              </table:table-cell>
              <table:table-cell office:value-type="float" office:value="-0.0000000000000194935012167">
                <text:p>-0.0000000000000194935012167</text:p>
              </table:table-cell>
              <table:table-cell office:value-type="float" office:value="1339.57182663">
                <text:p>1339.57182663</text:p>
              </table:table-cell>
              <table:table-cell office:value-type="float" office:value="1628.24609457">
                <text:p>1628.24609457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1339.6534552">
                <text:p>1339.6534552</text:p>
              </table:table-cell>
              <table:table-cell office:value-type="float" office:value="0.0000000000000101446913569">
                <text:p>0.0000000000000101446913569</text:p>
              </table:table-cell>
              <table:table-cell office:value-type="float" office:value="1339.6534552">
                <text:p>1339.6534552</text:p>
              </table:table-cell>
              <table:table-cell office:value-type="float" office:value="1668.20609097">
                <text:p>1668.20609097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339.3436331">
                <text:p>1339.3436331</text:p>
              </table:table-cell>
              <table:table-cell office:value-type="float" office:value="0.0000000000000426863268828">
                <text:p>0.0000000000000426863268828</text:p>
              </table:table-cell>
              <table:table-cell office:value-type="float" office:value="1339.3436331">
                <text:p>1339.3436331</text:p>
              </table:table-cell>
              <table:table-cell office:value-type="float" office:value="1709.14677531">
                <text:p>1709.14677531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1338.69268451">
                <text:p>1338.69268451</text:p>
              </table:table-cell>
              <table:table-cell office:value-type="float" office:value="6.62133380885E-015">
                <text:p>6.62133380885E-015</text:p>
              </table:table-cell>
              <table:table-cell office:value-type="float" office:value="1338.69268451">
                <text:p>1338.69268451</text:p>
              </table:table-cell>
              <table:table-cell office:value-type="float" office:value="1751.09221538">
                <text:p>1751.09221538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337.72465592">
                <text:p>1337.72465592</text:p>
              </table:table-cell>
              <table:table-cell office:value-type="float" office:value="0.0000000000000278870452137">
                <text:p>0.0000000000000278870452137</text:p>
              </table:table-cell>
              <table:table-cell office:value-type="float" office:value="1337.72465592">
                <text:p>1337.72465592</text:p>
              </table:table-cell>
              <table:table-cell office:value-type="float" office:value="1794.06706965">
                <text:p>1794.06706965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336.45668321">
                <text:p>1336.45668321</text:p>
              </table:table-cell>
              <table:table-cell office:value-type="float" office:value="0.0000000000000512575926917">
                <text:p>0.0000000000000512575926917</text:p>
              </table:table-cell>
              <table:table-cell office:value-type="float" office:value="1336.45668321">
                <text:p>1336.45668321</text:p>
              </table:table-cell>
              <table:table-cell office:value-type="float" office:value="1838.09660172">
                <text:p>1838.09660172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334.93091782">
                <text:p>1334.93091782</text:p>
              </table:table-cell>
              <table:table-cell office:value-type="float" office:value="-3.02575174175E-015">
                <text:p>-3.02575174175E-015</text:p>
              </table:table-cell>
              <table:table-cell office:value-type="float" office:value="1334.93091782">
                <text:p>1334.93091782</text:p>
              </table:table-cell>
              <table:table-cell office:value-type="float" office:value="1883.20669523">
                <text:p>1883.20669523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1333.178424">
                <text:p>1333.178424</text:p>
              </table:table-cell>
              <table:table-cell office:value-type="float" office:value="0.00000000000005339432952">
                <text:p>0.00000000000005339432952</text:p>
              </table:table-cell>
              <table:table-cell office:value-type="float" office:value="1333.178424">
                <text:p>1333.178424</text:p>
              </table:table-cell>
              <table:table-cell office:value-type="float" office:value="1929.42386904">
                <text:p>1929.42386904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331.22585149">
                <text:p>1331.22585149</text:p>
              </table:table-cell>
              <table:table-cell office:value-type="float" office:value="0.00000000000003455191364">
                <text:p>0.00000000000003455191364</text:p>
              </table:table-cell>
              <table:table-cell office:value-type="float" office:value="1331.22585149">
                <text:p>1331.22585149</text:p>
              </table:table-cell>
              <table:table-cell office:value-type="float" office:value="1976.77529282">
                <text:p>1976.77529282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1329.09691593">
                <text:p>1329.09691593</text:p>
              </table:table-cell>
              <table:table-cell office:value-type="float" office:value="4.46317302136E-015">
                <text:p>4.46317302136E-015</text:p>
              </table:table-cell>
              <table:table-cell office:value-type="float" office:value="1329.09691593">
                <text:p>1329.09691593</text:p>
              </table:table-cell>
              <table:table-cell office:value-type="float" office:value="2025.28880306">
                <text:p>2025.288803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326.81347161">
                <text:p>1326.81347161</text:p>
              </table:table-cell>
              <table:table-cell office:value-type="float" office:value="-0.0000000000000265576651557">
                <text:p>-0.0000000000000265576651557</text:p>
              </table:table-cell>
              <table:table-cell office:value-type="float" office:value="1326.81347161">
                <text:p>1326.81347161</text:p>
              </table:table-cell>
              <table:table-cell office:value-type="float" office:value="2074.99291938">
                <text:p>2074.99291938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1324.39558433">
                <text:p>1324.39558433</text:p>
              </table:table-cell>
              <table:table-cell office:value-type="float" office:value="0.0000000000000441521799356">
                <text:p>0.0000000000000441521799356</text:p>
              </table:table-cell>
              <table:table-cell office:value-type="float" office:value="1324.39558433">
                <text:p>1324.39558433</text:p>
              </table:table-cell>
              <table:table-cell office:value-type="float" office:value="2125.91686132">
                <text:p>2125.91686132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321.86215106">
                <text:p>1321.86215106</text:p>
              </table:table-cell>
              <table:table-cell office:value-type="float" office:value="0.0000000000000303376382022">
                <text:p>0.0000000000000303376382022</text:p>
              </table:table-cell>
              <table:table-cell office:value-type="float" office:value="1321.86215106">
                <text:p>1321.86215106</text:p>
              </table:table-cell>
              <table:table-cell office:value-type="float" office:value="2178.09056552">
                <text:p>2178.09056552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319.22874114">
                <text:p>1319.22874114</text:p>
              </table:table-cell>
              <table:table-cell office:value-type="float" office:value="0.0000000000000187013434811">
                <text:p>0.0000000000000187013434811</text:p>
              </table:table-cell>
              <table:table-cell office:value-type="float" office:value="1319.22874114">
                <text:p>1319.22874114</text:p>
              </table:table-cell>
              <table:table-cell office:value-type="float" office:value="2231.54470335">
                <text:p>2231.5447033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316.51769127">
                <text:p>1316.51769127</text:p>
              </table:table-cell>
              <table:table-cell office:value-type="float" office:value="7.06589621097E-015">
                <text:p>7.06589621097E-015</text:p>
              </table:table-cell>
              <table:table-cell office:value-type="float" office:value="1316.51769127">
                <text:p>1316.51769127</text:p>
              </table:table-cell>
              <table:table-cell office:value-type="float" office:value="2286.31069886">
                <text:p>2286.31069886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280.61849786">
                <text:p>1280.61849786</text:p>
              </table:table-cell>
              <table:table-cell office:value-type="float" office:value="-5.02916968367E-015">
                <text:p>-5.02916968367E-015</text:p>
              </table:table-cell>
              <table:table-cell office:value-type="float" office:value="1280.61849786">
                <text:p>1280.61849786</text:p>
              </table:table-cell>
              <table:table-cell office:value-type="float" office:value="2342.42074733">
                <text:p>2342.42074733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180.05356526">
                <text:p>1180.05356526</text:p>
              </table:table-cell>
              <table:table-cell office:value-type="float" office:value="-0.0000000000000188882373979">
                <text:p>-0.0000000000000188882373979</text:p>
              </table:table-cell>
              <table:table-cell office:value-type="float" office:value="1180.05356526">
                <text:p>1180.05356526</text:p>
              </table:table-cell>
              <table:table-cell office:value-type="float" office:value="2399.90783416">
                <text:p>2399.90783416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1133.92948213">
                <text:p>1133.92948213</text:p>
              </table:table-cell>
              <table:table-cell office:value-type="float" office:value="-0.0000000000000196983969305">
                <text:p>-0.0000000000000196983969305</text:p>
              </table:table-cell>
              <table:table-cell office:value-type="float" office:value="1133.92948213">
                <text:p>1133.92948213</text:p>
              </table:table-cell>
              <table:table-cell office:value-type="float" office:value="2458.80575428">
                <text:p>2458.80575428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102.19871856">
                <text:p>1102.19871856</text:p>
              </table:table-cell>
              <table:table-cell office:value-type="float" office:value="-0.0000000000000177941559668">
                <text:p>-0.0000000000000177941559668</text:p>
              </table:table-cell>
              <table:table-cell office:value-type="float" office:value="1102.19871856">
                <text:p>1102.19871856</text:p>
              </table:table-cell>
              <table:table-cell office:value-type="float" office:value="2519.14913199">
                <text:p>2519.14913199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1076.05834849">
                <text:p>1076.05834849</text:p>
              </table:table-cell>
              <table:table-cell office:value-type="float" office:value="-9.99456613034E-015">
                <text:p>-9.99456613034E-015</text:p>
              </table:table-cell>
              <table:table-cell office:value-type="float" office:value="1076.05834849">
                <text:p>1076.05834849</text:p>
              </table:table-cell>
              <table:table-cell office:value-type="float" office:value="2580.97344133">
                <text:p>2580.9734413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930.6305205">
                <text:p>1930.6305205</text:p>
              </table:table-cell>
              <table:table-cell office:value-type="float" office:value="0.000000000000091980423472">
                <text:p>0.000000000000091980423472</text:p>
              </table:table-cell>
              <table:table-cell office:value-type="float" office:value="1930.6305205">
                <text:p>1930.6305205</text:p>
              </table:table-cell>
              <table:table-cell office:value-type="float" office:value="2644.31502695">
                <text:p>2644.31502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